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co2" style:family="table-column">
      <style:table-column-properties fo:break-before="auto" style:column-width="3.1772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3.1626in"/>
    </style:style>
    <style:style style:name="co6" style:family="table-column">
      <style:table-column-properties fo:break-before="auto" style:column-width="2.3693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5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b7b3ca"/>
    </style:style>
    <style:style style:name="ce26" style:family="table-cell" style:parent-style-name="Default">
      <style:table-cell-properties fo:background-color="#ffbf00"/>
    </style:style>
    <style:style style:name="ce2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4c7dc"/>
    </style:style>
    <style:style style:name="ce32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00a933"/>
    </style:style>
    <style:style style:name="ce33" style:family="table-cell" style:parent-style-name="Default">
      <style:table-cell-properties fo:background-color="transparent"/>
      <style:text-properties fo:color="#3c3c3c" style:text-outline="false" style:text-line-through-style="none" style:text-line-through-type="none" style:font-name="DejaVu Sans" fo:font-size="5.59999990463257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5.59999990463257pt" style:language-asian="zh" style:country-asian="CN" style:font-style-asian="normal" style:font-weight-asian="normal" style:font-name-complex="DejaVu Sans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0000"/>
    </style:style>
    <style:style style:name="ce34" style:family="table-cell" style:parent-style-name="Default" style:data-style-name="N37">
      <style:table-cell-properties fo:background-color="transparent"/>
    </style:style>
    <style:style style:name="T1" style:family="text">
      <style:text-properties fo:color="#3c3c3c" style:font-name="DejaVu Sans" fo:font-size="5.5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NZ" style:language-asian="zh" style:country-asian="CN" style:language-complex="hi" style:country-complex="IN" style:font-name-asian="DejaVu Sans" style:font-name-complex="DejaVu Sans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bes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8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1008" table:default-cell-style-name="ce25"/>
        <table:table-row table:style-name="ro1">
          <table:table-cell office:value-type="string" calcext:value-type="string">
            <text:p># csv_version=2</text:p>
          </table:table-cell>
          <table:table-cell/>
          <table:table-cell office:value-type="string" calcext:value-type="string">
            <text:p># First cell should always be “# csv_version=2” or “# csv_version=1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 FIRST COLUMN IS FOR REMARK CHARACTER ON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C15 Cube Name / RC14 Cube Nam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Blend 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## THIS SECTION HAS THE 2020 MESHES WITH TEXTURES ##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Placeholder for cubes I've never seen before</text:p>
          </table:table-cell>
          <table:table-cell table:style-name="ce27" office:value-type="string" calcext:value-type="string">
            <text:p>Spotter-Mace-0000</text:p>
          </table:table-cell>
          <table:table-cell table:style-name="ce27"/>
          <table:table-cell table:style-name="ce27" office:value-type="string" calcext:value-type="string">
            <text:p>Spotter-Mace-1.blend</text:p>
          </table:table-cell>
          <table:table-cell table:style-name="ce27" office:value-type="string" calcext:value-type="string">
            <text:p>Mace</text:p>
          </table:table-cell>
          <table:table-cell table:style-name="ce27" table:number-columns-repeated="10"/>
          <table:table-cell table:number-columns-repeated="1008"/>
        </table:table-row>
        <table:table-row table:style-name="ro1">
          <table:table-cell office:value-type="string" calcext:value-type="string">
            <text:p>#</text:p>
          </table:table-cell>
          <table:table-cell table:style-name="ce27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## RC14 CUBES ##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Cube T1</text:p>
          </table:table-cell>
          <table:table-cell table:style-name="ce27" office:value-type="float" office:value="3795589065" calcext:value-type="float">
            <text:p>3795589065</text:p>
          </table:table-cell>
          <table:table-cell table:style-name="ce27"/>
          <table:table-cell table:style-name="ce27" office:value-type="string" calcext:value-type="string">
            <text:p>Medium_Cub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Cube T2</text:p>
          </table:table-cell>
          <table:table-cell table:style-name="ce27" office:value-type="float" office:value="3523011797" calcext:value-type="float">
            <text:p>3523011797</text:p>
          </table:table-cell>
          <table:table-cell table:style-name="ce27"/>
          <table:table-cell table:style-name="ce27" office:value-type="string" calcext:value-type="string">
            <text:p>Medium_Cub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Cube T3</text:p>
          </table:table-cell>
          <table:table-cell table:style-name="ce27" office:value-type="float" office:value="1428281037" calcext:value-type="float">
            <text:p>1428281037</text:p>
          </table:table-cell>
          <table:table-cell table:style-name="ce27"/>
          <table:table-cell table:style-name="ce27" office:value-type="string" calcext:value-type="string">
            <text:p>Medium_Cub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Cube T4</text:p>
          </table:table-cell>
          <table:table-cell table:style-name="ce27" office:value-type="float" office:value="148547544" calcext:value-type="float">
            <text:p>148547544</text:p>
          </table:table-cell>
          <table:table-cell table:style-name="ce27"/>
          <table:table-cell table:style-name="ce27" office:value-type="string" calcext:value-type="string">
            <text:p>Medium_Cub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Cube T5</text:p>
          </table:table-cell>
          <table:table-cell table:style-name="ce27" office:value-type="float" office:value="3902577141" calcext:value-type="float">
            <text:p>3902577141</text:p>
          </table:table-cell>
          <table:table-cell table:style-name="ce27"/>
          <table:table-cell table:style-name="ce27" office:value-type="string" calcext:value-type="string">
            <text:p>Medium_Cub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Cube T6</text:p>
          </table:table-cell>
          <table:table-cell table:style-name="ce27" office:value-type="float" office:value="3217516252" calcext:value-type="float">
            <text:p>3217516252</text:p>
          </table:table-cell>
          <table:table-cell table:style-name="ce27"/>
          <table:table-cell table:style-name="ce27" office:value-type="string" calcext:value-type="string">
            <text:p>Medium_Cub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Cube T7</text:p>
          </table:table-cell>
          <table:table-cell table:style-name="ce27" office:value-type="float" office:value="1602312433" calcext:value-type="float">
            <text:p>1602312433</text:p>
          </table:table-cell>
          <table:table-cell table:style-name="ce27"/>
          <table:table-cell table:style-name="ce27" office:value-type="string" calcext:value-type="string">
            <text:p>Medium_Cub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Cube T8</text:p>
          </table:table-cell>
          <table:table-cell table:style-name="ce27" office:value-type="float" office:value="3130466754" calcext:value-type="float">
            <text:p>3130466754</text:p>
          </table:table-cell>
          <table:table-cell table:style-name="ce27"/>
          <table:table-cell table:style-name="ce27" office:value-type="string" calcext:value-type="string">
            <text:p>Medium_Cub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Cube T9</text:p>
          </table:table-cell>
          <table:table-cell table:style-name="ce27" office:value-type="float" office:value="936473914" calcext:value-type="float">
            <text:p>936473914</text:p>
          </table:table-cell>
          <table:table-cell table:style-name="ce27"/>
          <table:table-cell table:style-name="ce27" office:value-type="string" calcext:value-type="string">
            <text:p>Medium_Cub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Inner T1</text:p>
          </table:table-cell>
          <table:table-cell table:style-name="ce27" office:value-type="float" office:value="1661086464" calcext:value-type="float">
            <text:p>1661086464</text:p>
          </table:table-cell>
          <table:table-cell table:style-name="ce27"/>
          <table:table-cell table:style-name="ce27" office:value-type="string" calcext:value-type="string">
            <text:p>Medium_In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Inner T2</text:p>
          </table:table-cell>
          <table:table-cell table:style-name="ce27" office:value-type="float" office:value="140476067" calcext:value-type="float">
            <text:p>140476067</text:p>
          </table:table-cell>
          <table:table-cell table:style-name="ce27"/>
          <table:table-cell table:style-name="ce27" office:value-type="string" calcext:value-type="string">
            <text:p>Medium_In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Inner T3</text:p>
          </table:table-cell>
          <table:table-cell table:style-name="ce27" office:value-type="float" office:value="3558861316" calcext:value-type="float">
            <text:p>3558861316</text:p>
          </table:table-cell>
          <table:table-cell table:style-name="ce27"/>
          <table:table-cell table:style-name="ce27" office:value-type="string" calcext:value-type="string">
            <text:p>Medium_In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Inner T4</text:p>
          </table:table-cell>
          <table:table-cell table:style-name="ce27" office:value-type="float" office:value="3514383790" calcext:value-type="float">
            <text:p>3514383790</text:p>
          </table:table-cell>
          <table:table-cell table:style-name="ce27"/>
          <table:table-cell table:style-name="ce27" office:value-type="string" calcext:value-type="string">
            <text:p>Medium_In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Inner T5</text:p>
          </table:table-cell>
          <table:table-cell table:style-name="ce27" office:value-type="float" office:value="1772266812" calcext:value-type="float">
            <text:p>1772266812</text:p>
          </table:table-cell>
          <table:table-cell table:style-name="ce27"/>
          <table:table-cell table:style-name="ce27" office:value-type="string" calcext:value-type="string">
            <text:p>Medium_In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Inner T6</text:p>
          </table:table-cell>
          <table:table-cell table:style-name="ce27" office:value-type="float" office:value="1717894314" calcext:value-type="float">
            <text:p>1717894314</text:p>
          </table:table-cell>
          <table:table-cell table:style-name="ce27"/>
          <table:table-cell table:style-name="ce27" office:value-type="string" calcext:value-type="string">
            <text:p>Medium_In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Inner T7</text:p>
          </table:table-cell>
          <table:table-cell table:style-name="ce27" office:value-type="float" office:value="3737084984" calcext:value-type="float">
            <text:p>3737084984</text:p>
          </table:table-cell>
          <table:table-cell table:style-name="ce27"/>
          <table:table-cell table:style-name="ce27" office:value-type="string" calcext:value-type="string">
            <text:p>Medium_In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Inner T8</text:p>
          </table:table-cell>
          <table:table-cell table:style-name="ce27" office:value-type="float" office:value="1664400308" calcext:value-type="float">
            <text:p>1664400308</text:p>
          </table:table-cell>
          <table:table-cell table:style-name="ce27"/>
          <table:table-cell table:style-name="ce27" office:value-type="string" calcext:value-type="string">
            <text:p>Medium_In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Inner T9</text:p>
          </table:table-cell>
          <table:table-cell table:style-name="ce27" office:value-type="float" office:value="2704279673" calcext:value-type="float">
            <text:p>2704279673</text:p>
          </table:table-cell>
          <table:table-cell table:style-name="ce27"/>
          <table:table-cell table:style-name="ce27" office:value-type="string" calcext:value-type="string">
            <text:p>Medium_In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Prism T1</text:p>
          </table:table-cell>
          <table:table-cell table:style-name="ce27" office:value-type="float" office:value="3133051372" calcext:value-type="float">
            <text:p>3133051372</text:p>
          </table:table-cell>
          <table:table-cell table:style-name="ce27"/>
          <table:table-cell table:style-name="ce27" office:value-type="string" calcext:value-type="string">
            <text:p>Medium_Edge.blend</text:p>
          </table:table-cell>
          <table:table-cell table:style-name="ce27" office:value-type="string" calcext:value-type="string">
            <text:p>Sim_0.001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Prism T2</text:p>
          </table:table-cell>
          <table:table-cell table:style-name="ce27" office:value-type="float" office:value="3521365071" calcext:value-type="float">
            <text:p>3521365071</text:p>
          </table:table-cell>
          <table:table-cell table:style-name="ce27"/>
          <table:table-cell table:style-name="ce27" office:value-type="string" calcext:value-type="string">
            <text:p>Medium_Edge.blend</text:p>
          </table:table-cell>
          <table:table-cell table:style-name="ce27" office:value-type="string" calcext:value-type="string">
            <text:p>Sim_0.001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Prism T3</text:p>
          </table:table-cell>
          <table:table-cell table:style-name="ce27" office:value-type="float" office:value="228806888" calcext:value-type="float">
            <text:p>228806888</text:p>
          </table:table-cell>
          <table:table-cell table:style-name="ce27"/>
          <table:table-cell table:style-name="ce27" office:value-type="string" calcext:value-type="string">
            <text:p>Medium_Edge.blend</text:p>
          </table:table-cell>
          <table:table-cell table:style-name="ce27" office:value-type="string" calcext:value-type="string">
            <text:p>Sim_0.001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Prism T4</text:p>
          </table:table-cell>
          <table:table-cell table:style-name="ce27" office:value-type="float" office:value="147162946" calcext:value-type="float">
            <text:p>147162946</text:p>
          </table:table-cell>
          <table:table-cell table:style-name="ce27"/>
          <table:table-cell table:style-name="ce27" office:value-type="string" calcext:value-type="string">
            <text:p>Medium_Edge.blend</text:p>
          </table:table-cell>
          <table:table-cell table:style-name="ce27" office:value-type="string" calcext:value-type="string">
            <text:p>Sim_0.001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Prism T5</text:p>
          </table:table-cell>
          <table:table-cell table:style-name="ce27" office:value-type="float" office:value="2954764240" calcext:value-type="float">
            <text:p>2954764240</text:p>
          </table:table-cell>
          <table:table-cell table:style-name="ce27"/>
          <table:table-cell table:style-name="ce27" office:value-type="string" calcext:value-type="string">
            <text:p>Medium_Edge.blend</text:p>
          </table:table-cell>
          <table:table-cell table:style-name="ce27" office:value-type="string" calcext:value-type="string">
            <text:p>Sim_0.001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Prism T6</text:p>
          </table:table-cell>
          <table:table-cell table:style-name="ce27" office:value-type="float" office:value="3218622022" calcext:value-type="float">
            <text:p>3218622022</text:p>
          </table:table-cell>
          <table:table-cell table:style-name="ce27"/>
          <table:table-cell table:style-name="ce27" office:value-type="string" calcext:value-type="string">
            <text:p>Medium_Edge.blend</text:p>
          </table:table-cell>
          <table:table-cell table:style-name="ce27" office:value-type="string" calcext:value-type="string">
            <text:p>Sim_0.001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Prism T7</text:p>
          </table:table-cell>
          <table:table-cell table:style-name="ce27" office:value-type="float" office:value="117694164" calcext:value-type="float">
            <text:p>117694164</text:p>
          </table:table-cell>
          <table:table-cell table:style-name="ce27"/>
          <table:table-cell table:style-name="ce27" office:value-type="string" calcext:value-type="string">
            <text:p>Medium_Edge.blend</text:p>
          </table:table-cell>
          <table:table-cell table:style-name="ce27" office:value-type="string" calcext:value-type="string">
            <text:p>Sim_0.001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Prism T8</text:p>
          </table:table-cell>
          <table:table-cell table:style-name="ce27" office:value-type="float" office:value="3129475416" calcext:value-type="float">
            <text:p>3129475416</text:p>
          </table:table-cell>
          <table:table-cell table:style-name="ce27"/>
          <table:table-cell table:style-name="ce27" office:value-type="string" calcext:value-type="string">
            <text:p>Medium_Edge.blend</text:p>
          </table:table-cell>
          <table:table-cell table:style-name="ce27" office:value-type="string" calcext:value-type="string">
            <text:p>Sim_0.001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Prism T9</text:p>
          </table:table-cell>
          <table:table-cell table:style-name="ce27" office:value-type="float" office:value="3159626035" calcext:value-type="float">
            <text:p>3159626035</text:p>
          </table:table-cell>
          <table:table-cell table:style-name="ce27"/>
          <table:table-cell table:style-name="ce27" office:value-type="string" calcext:value-type="string">
            <text:p>Medium_Edge.blend</text:p>
          </table:table-cell>
          <table:table-cell table:style-name="ce27" office:value-type="string" calcext:value-type="string">
            <text:p>Sim_0.001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Tetra T1</text:p>
          </table:table-cell>
          <table:table-cell table:style-name="ce27" office:value-type="float" office:value="3288882012" calcext:value-type="float">
            <text:p>3288882012</text:p>
          </table:table-cell>
          <table:table-cell table:style-name="ce27"/>
          <table:table-cell table:style-name="ce27" office:value-type="string" calcext:value-type="string">
            <text:p>Medium_Cor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Tetra T2</text:p>
          </table:table-cell>
          <table:table-cell table:style-name="ce27" office:value-type="float" office:value="2941587199" calcext:value-type="float">
            <text:p>2941587199</text:p>
          </table:table-cell>
          <table:table-cell table:style-name="ce27"/>
          <table:table-cell table:style-name="ce27" office:value-type="string" calcext:value-type="string">
            <text:p>Medium_Cor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Tetra T3</text:p>
          </table:table-cell>
          <table:table-cell table:style-name="ce27" office:value-type="float" office:value="1930795608" calcext:value-type="float">
            <text:p>1930795608</text:p>
          </table:table-cell>
          <table:table-cell table:style-name="ce27"/>
          <table:table-cell table:style-name="ce27" office:value-type="string" calcext:value-type="string">
            <text:p>Medium_Cor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Tetra T4</text:p>
          </table:table-cell>
          <table:table-cell table:style-name="ce27" office:value-type="float" office:value="1987268082" calcext:value-type="float">
            <text:p>1987268082</text:p>
          </table:table-cell>
          <table:table-cell table:style-name="ce27"/>
          <table:table-cell table:style-name="ce27" office:value-type="string" calcext:value-type="string">
            <text:p>Medium_Cor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Tetra T5</text:p>
          </table:table-cell>
          <table:table-cell table:style-name="ce27" office:value-type="float" office:value="3467171168" calcext:value-type="float">
            <text:p>3467171168</text:p>
          </table:table-cell>
          <table:table-cell table:style-name="ce27"/>
          <table:table-cell table:style-name="ce27" office:value-type="string" calcext:value-type="string">
            <text:p>Medium_Cor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Tetra T6</text:p>
          </table:table-cell>
          <table:table-cell table:style-name="ce27" office:value-type="float" office:value="3245247734" calcext:value-type="float">
            <text:p>3245247734</text:p>
          </table:table-cell>
          <table:table-cell table:style-name="ce27"/>
          <table:table-cell table:style-name="ce27" office:value-type="string" calcext:value-type="string">
            <text:p>Medium_Cor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Tetra T7</text:p>
          </table:table-cell>
          <table:table-cell table:style-name="ce27" office:value-type="float" office:value="2041910372" calcext:value-type="float">
            <text:p>2041910372</text:p>
          </table:table-cell>
          <table:table-cell table:style-name="ce27"/>
          <table:table-cell table:style-name="ce27" office:value-type="string" calcext:value-type="string">
            <text:p>Medium_Cor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Tetra T8</text:p>
          </table:table-cell>
          <table:table-cell table:style-name="ce27" office:value-type="float" office:value="3292449768" calcext:value-type="float">
            <text:p>3292449768</text:p>
          </table:table-cell>
          <table:table-cell table:style-name="ce27"/>
          <table:table-cell table:style-name="ce27" office:value-type="string" calcext:value-type="string">
            <text:p>Medium_Cor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Armored Tetra T9</text:p>
          </table:table-cell>
          <table:table-cell table:style-name="ce27" office:value-type="float" office:value="3265763652" calcext:value-type="float">
            <text:p>3265763652</text:p>
          </table:table-cell>
          <table:table-cell table:style-name="ce27"/>
          <table:table-cell table:style-name="ce27" office:value-type="string" calcext:value-type="string">
            <text:p>Medium_Cor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## MEDIUM CUBES ##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Cube Medium <text:s/>/ Armored Cube T10</text:p>
          </table:table-cell>
          <table:table-cell table:style-name="ce27" office:value-type="float" office:value="227205318" calcext:value-type="float">
            <text:p>227205318</text:p>
          </table:table-cell>
          <table:table-cell table:style-name="ce27"/>
          <table:table-cell table:style-name="ce27" office:value-type="string" calcext:value-type="string">
            <text:p>Medium_Cub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Edge Medium <text:s/>/ Armored Prism T10</text:p>
          </table:table-cell>
          <table:table-cell table:style-name="ce27" office:value-type="float" office:value="227917916" calcext:value-type="float">
            <text:p>227917916</text:p>
          </table:table-cell>
          <table:table-cell table:style-name="ce27"/>
          <table:table-cell table:style-name="ce27" office:value-type="string" calcext:value-type="string">
            <text:p>Medium_Edge.blend</text:p>
          </table:table-cell>
          <table:table-cell table:style-name="ce27" office:value-type="string" calcext:value-type="string">
            <text:p>Sim_0.001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Corner Medium <text:s/>/ Armored Tetra T10</text:p>
          </table:table-cell>
          <table:table-cell table:style-name="ce27" office:value-type="float" office:value="1931676396" calcext:value-type="float">
            <text:p>1931676396</text:p>
          </table:table-cell>
          <table:table-cell table:style-name="ce27"/>
          <table:table-cell table:style-name="ce27" office:value-type="string" calcext:value-type="string">
            <text:p>Medium_Cor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Inner Medium <text:s/>/ Armored Inner T10</text:p>
          </table:table-cell>
          <table:table-cell table:style-name="ce27" office:value-type="float" office:value="3559488176" calcext:value-type="float">
            <text:p>3559488176</text:p>
          </table:table-cell>
          <table:table-cell table:style-name="ce27"/>
          <table:table-cell table:style-name="ce27" office:value-type="string" calcext:value-type="string">
            <text:p>Medium_In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Edge Round Medium </text:p>
          </table:table-cell>
          <table:table-cell table:style-name="ce27" office:value-type="float" office:value="447126572" calcext:value-type="float">
            <text:p>447126572</text:p>
          </table:table-cell>
          <table:table-cell table:style-name="ce27"/>
          <table:table-cell table:style-name="ce27" office:value-type="string" calcext:value-type="string">
            <text:p>Medium_Edge_Round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Corner Round Medium </text:p>
          </table:table-cell>
          <table:table-cell table:style-name="ce27" office:value-type="float" office:value="2589418111" calcext:value-type="float">
            <text:p>2589418111</text:p>
          </table:table-cell>
          <table:table-cell table:style-name="ce27"/>
          <table:table-cell table:style-name="ce27" office:value-type="string" calcext:value-type="string">
            <text:p>Medium_Corner_Round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Inner Round Medium </text:p>
          </table:table-cell>
          <table:table-cell table:style-name="ce27" office:value-type="float" office:value="1837286858" calcext:value-type="float">
            <text:p>1837286858</text:p>
          </table:table-cell>
          <table:table-cell table:style-name="ce27"/>
          <table:table-cell table:style-name="ce27" office:value-type="string" calcext:value-type="string">
            <text:p>Medium_Inner_Round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Edge Slope Medium </text:p>
          </table:table-cell>
          <table:table-cell table:style-name="ce27" office:value-type="float" office:value="1538778047" calcext:value-type="float">
            <text:p>1538778047</text:p>
          </table:table-cell>
          <table:table-cell table:style-name="ce27"/>
          <table:table-cell table:style-name="ce27" office:value-type="string" calcext:value-type="string">
            <text:p>Medium_Edge_Slop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Corner Slope Medium </text:p>
          </table:table-cell>
          <table:table-cell table:style-name="ce27" office:value-type="float" office:value="557016830" calcext:value-type="float">
            <text:p>557016830</text:p>
          </table:table-cell>
          <table:table-cell table:style-name="ce27"/>
          <table:table-cell table:style-name="ce27" office:value-type="string" calcext:value-type="string">
            <text:p>Medium_Corner_Slop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Inner Slope Medium </text:p>
          </table:table-cell>
          <table:table-cell table:style-name="ce27" office:value-type="float" office:value="495400745" calcext:value-type="float">
            <text:p>495400745</text:p>
          </table:table-cell>
          <table:table-cell table:style-name="ce27"/>
          <table:table-cell table:style-name="ce27" office:value-type="string" calcext:value-type="string">
            <text:p>Medium_Inner_Slop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Cone Medium </text:p>
          </table:table-cell>
          <table:table-cell table:style-name="ce27" office:value-type="float" office:value="1352234106" calcext:value-type="float">
            <text:p>1352234106</text:p>
          </table:table-cell>
          <table:table-cell table:style-name="ce27"/>
          <table:table-cell table:style-name="ce27" office:value-type="string" calcext:value-type="string">
            <text:p>Medium_Con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Pyramid Medium </text:p>
          </table:table-cell>
          <table:table-cell table:style-name="ce27" office:value-type="float" office:value="2686602224" calcext:value-type="float">
            <text:p>2686602224</text:p>
          </table:table-cell>
          <table:table-cell table:style-name="ce27"/>
          <table:table-cell table:style-name="ce27" office:value-type="string" calcext:value-type="string">
            <text:p>Medium_Pyramid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Cube Medium with C6 Logo (Substituted)</text:p>
          </table:table-cell>
          <table:table-cell table:style-name="ce27" office:value-type="float" office:value="3367514907" calcext:value-type="float">
            <text:p>3367514907</text:p>
          </table:table-cell>
          <table:table-cell table:style-name="ce27"/>
          <table:table-cell table:style-name="ce27" office:value-type="string" calcext:value-type="string">
            <text:p>Medium_Cub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Cube Medium with CARBON Letters (Substituted)</text:p>
          </table:table-cell>
          <table:table-cell table:style-name="ce27" office:value-type="float" office:value="2392661891" calcext:value-type="float">
            <text:p>2392661891</text:p>
          </table:table-cell>
          <table:table-cell table:style-name="ce27"/>
          <table:table-cell table:style-name="ce27" office:value-type="string" calcext:value-type="string">
            <text:p>Medium_Cub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## HEAVY CUBES ##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Heavy Chassis Cube</text:p>
          </table:table-cell>
          <table:table-cell table:style-name="ce27" office:value-type="float" office:value="1654632428" calcext:value-type="float">
            <text:p>1654632428</text:p>
          </table:table-cell>
          <table:table-cell table:style-name="ce27"/>
          <table:table-cell table:style-name="ce27" office:value-type="string" calcext:value-type="string">
            <text:p>Medium_Cub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Heavy Chassis Inner</text:p>
          </table:table-cell>
          <table:table-cell table:style-name="ce27" office:value-type="float" office:value="4181414569" calcext:value-type="float">
            <text:p>4181414569</text:p>
          </table:table-cell>
          <table:table-cell table:style-name="ce27"/>
          <table:table-cell table:style-name="ce27" office:value-type="string" calcext:value-type="string">
            <text:p>Medium_In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Heavy Chassis Prism</text:p>
          </table:table-cell>
          <table:table-cell table:style-name="ce27" office:value-type="float" office:value="2686466102" calcext:value-type="float">
            <text:p>2686466102</text:p>
          </table:table-cell>
          <table:table-cell table:style-name="ce27"/>
          <table:table-cell table:style-name="ce27" office:value-type="string" calcext:value-type="string">
            <text:p>Medium_Edge.blend</text:p>
          </table:table-cell>
          <table:table-cell table:style-name="ce27" office:value-type="string" calcext:value-type="string">
            <text:p>Sim_0.001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Heavy Chassis Tetra</text:p>
          </table:table-cell>
          <table:table-cell table:style-name="ce27" office:value-type="float" office:value="2157492751" calcext:value-type="float">
            <text:p>2157492751</text:p>
          </table:table-cell>
          <table:table-cell table:style-name="ce27"/>
          <table:table-cell table:style-name="ce27" office:value-type="string" calcext:value-type="string">
            <text:p>Medium_Cor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Cube Heavy (Substituted)</text:p>
          </table:table-cell>
          <table:table-cell table:style-name="ce27" office:value-type="float" office:value="123901970" calcext:value-type="float">
            <text:p>123901970</text:p>
          </table:table-cell>
          <table:table-cell table:style-name="ce27"/>
          <table:table-cell table:style-name="ce27" office:value-type="string" calcext:value-type="string">
            <text:p>Medium_Cub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Edge Heavy (Substituted)</text:p>
          </table:table-cell>
          <table:table-cell table:style-name="ce27" office:value-type="float" office:value="1225928721" calcext:value-type="float">
            <text:p>1225928721</text:p>
          </table:table-cell>
          <table:table-cell table:style-name="ce27"/>
          <table:table-cell table:style-name="ce27" office:value-type="string" calcext:value-type="string">
            <text:p>Medium_Edge.blend</text:p>
          </table:table-cell>
          <table:table-cell table:style-name="ce27" office:value-type="string" calcext:value-type="string">
            <text:p>Sim_0.001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Corner Heavy (Substituted)</text:p>
          </table:table-cell>
          <table:table-cell table:style-name="ce27" office:value-type="float" office:value="222074329" calcext:value-type="float">
            <text:p>222074329</text:p>
          </table:table-cell>
          <table:table-cell table:style-name="ce27"/>
          <table:table-cell table:style-name="ce27" office:value-type="string" calcext:value-type="string">
            <text:p>Medium_Cor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Inner Heavy (Substituted)</text:p>
          </table:table-cell>
          <table:table-cell table:style-name="ce27" office:value-type="float" office:value="2577871627" calcext:value-type="float">
            <text:p>2577871627</text:p>
          </table:table-cell>
          <table:table-cell table:style-name="ce27"/>
          <table:table-cell table:style-name="ce27" office:value-type="string" calcext:value-type="string">
            <text:p>Medium_In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Edge Round Heavy (Substituted)</text:p>
          </table:table-cell>
          <table:table-cell table:style-name="ce27" office:value-type="float" office:value="368051733" calcext:value-type="float">
            <text:p>368051733</text:p>
          </table:table-cell>
          <table:table-cell table:style-name="ce27"/>
          <table:table-cell table:style-name="ce27" office:value-type="string" calcext:value-type="string">
            <text:p>Medium_Edge_Round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Corner Round Heavy (Substituted)</text:p>
          </table:table-cell>
          <table:table-cell table:style-name="ce27" office:value-type="float" office:value="2148353926" calcext:value-type="float">
            <text:p>2148353926</text:p>
          </table:table-cell>
          <table:table-cell table:style-name="ce27"/>
          <table:table-cell table:style-name="ce27" office:value-type="string" calcext:value-type="string">
            <text:p>Medium_Corner_Round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Inner Round Heavy (Substituted)</text:p>
          </table:table-cell>
          <table:table-cell table:style-name="ce27" office:value-type="float" office:value="665761850" calcext:value-type="float">
            <text:p>665761850</text:p>
          </table:table-cell>
          <table:table-cell table:style-name="ce27"/>
          <table:table-cell table:style-name="ce27" office:value-type="string" calcext:value-type="string">
            <text:p>Medium_Inner_Round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Edge Slope Heavy (Substituted)</text:p>
          </table:table-cell>
          <table:table-cell table:style-name="ce27" office:value-type="float" office:value="1334508924" calcext:value-type="float">
            <text:p>1334508924</text:p>
          </table:table-cell>
          <table:table-cell table:style-name="ce27"/>
          <table:table-cell table:style-name="ce27" office:value-type="string" calcext:value-type="string">
            <text:p>Medium_Edge_Slop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Corner Slope Heavy (Substituted)</text:p>
          </table:table-cell>
          <table:table-cell table:style-name="ce27" office:value-type="float" office:value="3665280239" calcext:value-type="float">
            <text:p>3665280239</text:p>
          </table:table-cell>
          <table:table-cell table:style-name="ce27"/>
          <table:table-cell table:style-name="ce27" office:value-type="string" calcext:value-type="string">
            <text:p>Medium_Corner_Slop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Inner Slope Heavy (Substituted)</text:p>
          </table:table-cell>
          <table:table-cell table:style-name="ce27" office:value-type="float" office:value="2111062867" calcext:value-type="float">
            <text:p>2111062867</text:p>
          </table:table-cell>
          <table:table-cell table:style-name="ce27"/>
          <table:table-cell table:style-name="ce27" office:value-type="string" calcext:value-type="string">
            <text:p>Medium_Inner_Slop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Cone Heavy (Substituted)</text:p>
          </table:table-cell>
          <table:table-cell table:style-name="ce27" office:value-type="float" office:value="3886136035" calcext:value-type="float">
            <text:p>3886136035</text:p>
          </table:table-cell>
          <table:table-cell table:style-name="ce27"/>
          <table:table-cell table:style-name="ce27" office:value-type="string" calcext:value-type="string">
            <text:p>Medium_Con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Pyramid Heavy(Substituted)</text:p>
          </table:table-cell>
          <table:table-cell table:style-name="ce27" office:value-type="float" office:value="4184274974" calcext:value-type="float">
            <text:p>4184274974</text:p>
          </table:table-cell>
          <table:table-cell table:style-name="ce27"/>
          <table:table-cell table:style-name="ce27" office:value-type="string" calcext:value-type="string">
            <text:p>Medium_Pyramid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## LIGHT CUBES ##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Light Chassis Cube (Substituted)</text:p>
          </table:table-cell>
          <table:table-cell table:style-name="ce27" office:value-type="float" office:value="2295832800" calcext:value-type="float">
            <text:p>2295832800</text:p>
          </table:table-cell>
          <table:table-cell table:style-name="ce27"/>
          <table:table-cell table:style-name="ce27" office:value-type="string" calcext:value-type="string">
            <text:p>Medium_Cub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Light Chassis Inner (Substituted)</text:p>
          </table:table-cell>
          <table:table-cell table:style-name="ce27" office:value-type="float" office:value="3920646105" calcext:value-type="float">
            <text:p>3920646105</text:p>
          </table:table-cell>
          <table:table-cell table:style-name="ce27"/>
          <table:table-cell table:style-name="ce27" office:value-type="string" calcext:value-type="string">
            <text:p>Medium_In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Light Chassis Prism (Substituted)</text:p>
          </table:table-cell>
          <table:table-cell table:style-name="ce27" office:value-type="float" office:value="2231909735" calcext:value-type="float">
            <text:p>2231909735</text:p>
          </table:table-cell>
          <table:table-cell table:style-name="ce27"/>
          <table:table-cell table:style-name="ce27" office:value-type="string" calcext:value-type="string">
            <text:p>Medium_Edge.blend</text:p>
          </table:table-cell>
          <table:table-cell table:style-name="ce27" office:value-type="string" calcext:value-type="string">
            <text:p>Sim_0.001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<text:s/>/ Light Chassis Tetra (Substituted)</text:p>
          </table:table-cell>
          <table:table-cell table:style-name="ce27" office:value-type="float" office:value="1754827363" calcext:value-type="float">
            <text:p>1754827363</text:p>
          </table:table-cell>
          <table:table-cell table:style-name="ce27"/>
          <table:table-cell table:style-name="ce27" office:value-type="string" calcext:value-type="string">
            <text:p>Medium_Cor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Cube Light (Substituted)</text:p>
          </table:table-cell>
          <table:table-cell table:style-name="ce27" office:value-type="float" office:value="1972224393" calcext:value-type="float">
            <text:p>1972224393</text:p>
          </table:table-cell>
          <table:table-cell table:style-name="ce27"/>
          <table:table-cell table:style-name="ce27" office:value-type="string" calcext:value-type="string">
            <text:p>Medium_Cub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Edge Light (Substituted)</text:p>
          </table:table-cell>
          <table:table-cell table:style-name="ce27" office:value-type="float" office:value="4157111053" calcext:value-type="float">
            <text:p>4157111053</text:p>
          </table:table-cell>
          <table:table-cell table:style-name="ce27"/>
          <table:table-cell table:style-name="ce27" office:value-type="string" calcext:value-type="string">
            <text:p>Medium_Edge.blend</text:p>
          </table:table-cell>
          <table:table-cell table:style-name="ce27" office:value-type="string" calcext:value-type="string">
            <text:p>Sim_0.001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Corner Light (Substituted)</text:p>
          </table:table-cell>
          <table:table-cell table:style-name="ce27" office:value-type="float" office:value="1347255791" calcext:value-type="float">
            <text:p>1347255791</text:p>
          </table:table-cell>
          <table:table-cell table:style-name="ce27"/>
          <table:table-cell table:style-name="ce27" office:value-type="string" calcext:value-type="string">
            <text:p>Medium_Cor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Inner Light (Substituted)</text:p>
          </table:table-cell>
          <table:table-cell table:style-name="ce27" office:value-type="float" office:value="1941682825" calcext:value-type="float">
            <text:p>1941682825</text:p>
          </table:table-cell>
          <table:table-cell table:style-name="ce27"/>
          <table:table-cell table:style-name="ce27" office:value-type="string" calcext:value-type="string">
            <text:p>Medium_In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Edge Round Light (Substituted)</text:p>
          </table:table-cell>
          <table:table-cell table:style-name="ce27" office:value-type="float" office:value="1993583577" calcext:value-type="float">
            <text:p>1993583577</text:p>
          </table:table-cell>
          <table:table-cell table:style-name="ce27"/>
          <table:table-cell table:style-name="ce27" office:value-type="string" calcext:value-type="string">
            <text:p>Medium_Edge_Round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Corner Round Light (Substituted)</text:p>
          </table:table-cell>
          <table:table-cell table:style-name="ce27" office:value-type="float" office:value="582052348" calcext:value-type="float">
            <text:p>582052348</text:p>
          </table:table-cell>
          <table:table-cell table:style-name="ce27"/>
          <table:table-cell table:style-name="ce27" office:value-type="string" calcext:value-type="string">
            <text:p>Medium_Corner_Round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Inner Round Light (Substituted)</text:p>
          </table:table-cell>
          <table:table-cell table:style-name="ce27" office:value-type="float" office:value="1578378954" calcext:value-type="float">
            <text:p>1578378954</text:p>
          </table:table-cell>
          <table:table-cell table:style-name="ce27"/>
          <table:table-cell table:style-name="ce27" office:value-type="string" calcext:value-type="string">
            <text:p>Medium_Inner_Round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Edge Slope Light (Substituted)</text:p>
          </table:table-cell>
          <table:table-cell table:style-name="ce27" office:value-type="float" office:value="3093572869" calcext:value-type="float">
            <text:p>3093572869</text:p>
          </table:table-cell>
          <table:table-cell table:style-name="ce27"/>
          <table:table-cell table:style-name="ce27" office:value-type="string" calcext:value-type="string">
            <text:p>Medium_Edge_Slop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Corner Slope Light (Substituted)</text:p>
          </table:table-cell>
          <table:table-cell table:style-name="ce27" office:value-type="float" office:value="3959877408" calcext:value-type="float">
            <text:p>3959877408</text:p>
          </table:table-cell>
          <table:table-cell table:style-name="ce27"/>
          <table:table-cell table:style-name="ce27" office:value-type="string" calcext:value-type="string">
            <text:p>Medium_Corner_Slop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Inner Slope Light (Substituted)</text:p>
          </table:table-cell>
          <table:table-cell table:style-name="ce27" office:value-type="float" office:value="2426642454" calcext:value-type="float">
            <text:p>2426642454</text:p>
          </table:table-cell>
          <table:table-cell table:style-name="ce27"/>
          <table:table-cell table:style-name="ce27" office:value-type="string" calcext:value-type="string">
            <text:p>Medium_Inner_Slop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Cone Light (Substituted)</text:p>
          </table:table-cell>
          <table:table-cell table:style-name="ce27" office:value-type="float" office:value="1422041599" calcext:value-type="float">
            <text:p>1422041599</text:p>
          </table:table-cell>
          <table:table-cell table:style-name="ce27"/>
          <table:table-cell table:style-name="ce27" office:value-type="string" calcext:value-type="string">
            <text:p>Medium_Con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Pyramid Light (Substituted)</text:p>
          </table:table-cell>
          <table:table-cell table:style-name="ce27" office:value-type="float" office:value="885415789" calcext:value-type="float">
            <text:p>885415789</text:p>
          </table:table-cell>
          <table:table-cell table:style-name="ce27"/>
          <table:table-cell table:style-name="ce27" office:value-type="string" calcext:value-type="string">
            <text:p>Medium_Pyramid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## COMPACT CUBES ##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5 Cube Compact </text:p>
          </table:table-cell>
          <table:table-cell table:style-name="ce27" office:value-type="float" office:value="1576857358" calcext:value-type="float">
            <text:p>1576857358</text:p>
          </table:table-cell>
          <table:table-cell table:style-name="ce27"/>
          <table:table-cell table:style-name="ce27" office:value-type="string" calcext:value-type="string">
            <text:p>Compact_Cub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5 Edge Compact </text:p>
          </table:table-cell>
          <table:table-cell table:style-name="ce27" office:value-type="float" office:value="327960333" calcext:value-type="float">
            <text:p>327960333</text:p>
          </table:table-cell>
          <table:table-cell table:style-name="ce27"/>
          <table:table-cell table:style-name="ce27" office:value-type="string" calcext:value-type="string">
            <text:p>Compact_Edg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5 Corner Compact </text:p>
          </table:table-cell>
          <table:table-cell table:style-name="ce27" office:value-type="float" office:value="126353766" calcext:value-type="float">
            <text:p>126353766</text:p>
          </table:table-cell>
          <table:table-cell table:style-name="ce27"/>
          <table:table-cell table:style-name="ce27" office:value-type="string" calcext:value-type="string">
            <text:p>Compact_Cor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5 Inner Compact </text:p>
          </table:table-cell>
          <table:table-cell table:style-name="ce27" office:value-type="float" office:value="2378018821" calcext:value-type="float">
            <text:p>2378018821</text:p>
          </table:table-cell>
          <table:table-cell table:style-name="ce27"/>
          <table:table-cell table:style-name="ce27" office:value-type="string" calcext:value-type="string">
            <text:p>Compact_In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5 Edge Round Compact </text:p>
          </table:table-cell>
          <table:table-cell table:style-name="ce27" office:value-type="float" office:value="676446887" calcext:value-type="float">
            <text:p>676446887</text:p>
          </table:table-cell>
          <table:table-cell table:style-name="ce27"/>
          <table:table-cell table:style-name="ce27" office:value-type="string" calcext:value-type="string">
            <text:p>Compact_Edge_Round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5 Corner Round Compact </text:p>
          </table:table-cell>
          <table:table-cell table:style-name="ce27" office:value-type="float" office:value="1728084091" calcext:value-type="float">
            <text:p>1728084091</text:p>
          </table:table-cell>
          <table:table-cell table:style-name="ce27"/>
          <table:table-cell table:style-name="ce27" office:value-type="string" calcext:value-type="string">
            <text:p>Compact_Corner_Round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5 Inner Round Compact </text:p>
          </table:table-cell>
          <table:table-cell table:style-name="ce27" office:value-type="float" office:value="925214026" calcext:value-type="float">
            <text:p>925214026</text:p>
          </table:table-cell>
          <table:table-cell table:style-name="ce27"/>
          <table:table-cell table:style-name="ce27" office:value-type="string" calcext:value-type="string">
            <text:p>Compact_Inner_Round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5 Edge Slope Compact </text:p>
          </table:table-cell>
          <table:table-cell table:style-name="ce27" office:value-type="float" office:value="1915435470" calcext:value-type="float">
            <text:p>1915435470</text:p>
          </table:table-cell>
          <table:table-cell table:style-name="ce27"/>
          <table:table-cell table:style-name="ce27" office:value-type="string" calcext:value-type="string">
            <text:p>Compact_Edge_Slop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5 Corner Slope Compact </text:p>
          </table:table-cell>
          <table:table-cell table:style-name="ce27" office:value-type="float" office:value="1881278783" calcext:value-type="float">
            <text:p>1881278783</text:p>
          </table:table-cell>
          <table:table-cell table:style-name="ce27"/>
          <table:table-cell table:style-name="ce27" office:value-type="string" calcext:value-type="string">
            <text:p>Compact_Corner_Slop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5 Inner Slope Compact </text:p>
          </table:table-cell>
          <table:table-cell table:style-name="ce27" office:value-type="float" office:value="1834966563" calcext:value-type="float">
            <text:p>1834966563</text:p>
          </table:table-cell>
          <table:table-cell table:style-name="ce27"/>
          <table:table-cell table:style-name="ce27" office:value-type="string" calcext:value-type="string">
            <text:p>Compact_Inner_Slop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5 Cone Compact </text:p>
          </table:table-cell>
          <table:table-cell table:style-name="ce27" office:value-type="float" office:value="1979640496" calcext:value-type="float">
            <text:p>1979640496</text:p>
          </table:table-cell>
          <table:table-cell table:style-name="ce27"/>
          <table:table-cell table:style-name="ce27" office:value-type="string" calcext:value-type="string">
            <text:p>Compact_Con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5 Pyramid Compact </text:p>
          </table:table-cell>
          <table:table-cell table:style-name="ce27" office:value-type="float" office:value="979123471" calcext:value-type="float">
            <text:p>979123471</text:p>
          </table:table-cell>
          <table:table-cell table:style-name="ce27"/>
          <table:table-cell table:style-name="ce27" office:value-type="string" calcext:value-type="string">
            <text:p>Compact_Pyramid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## RODS ##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2 Rod <text:s/></text:p>
          </table:table-cell>
          <table:table-cell office:value-type="float" office:value="1818686721" calcext:value-type="float">
            <text:p>1818686721</text:p>
          </table:table-cell>
          <table:table-cell table:style-name="ce27"/>
          <table:table-cell table:style-name="ce27" office:value-type="string" calcext:value-type="string">
            <text:p>Rod.blend</text:p>
          </table:table-cell>
          <table:table-cell table:style-name="ce27" office:value-type="string" calcext:value-type="string">
            <text:p>MeshRenderer_0=ColourOveride=4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2 Rod Short <text:s/></text:p>
          </table:table-cell>
          <table:table-cell table:style-name="ce27" office:value-type="float" office:value="1312806203" calcext:value-type="float">
            <text:p>1312806203</text:p>
          </table:table-cell>
          <table:table-cell table:style-name="ce27"/>
          <table:table-cell table:style-name="ce27" office:value-type="string" calcext:value-type="string">
            <text:p>Rod_Short.blend</text:p>
          </table:table-cell>
          <table:table-cell table:style-name="ce27" office:value-type="string" calcext:value-type="string">
            <text:p>MeshRenderer_0=ColourOveride=4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2 Rod Long <text:s/></text:p>
          </table:table-cell>
          <table:table-cell table:style-name="ce27" office:value-type="float" office:value="3489647384" calcext:value-type="float">
            <text:p>3489647384</text:p>
          </table:table-cell>
          <table:table-cell table:style-name="ce27"/>
          <table:table-cell table:style-name="ce27" office:value-type="string" calcext:value-type="string">
            <text:p>Rod_Long.blend</text:p>
          </table:table-cell>
          <table:table-cell table:style-name="ce27" office:value-type="string" calcext:value-type="string">
            <text:p>MeshRenderer_0=ColourOveride=4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2 Rod Arc <text:s/></text:p>
          </table:table-cell>
          <table:table-cell table:style-name="ce27" office:value-type="float" office:value="2454932271" calcext:value-type="float">
            <text:p>2454932271</text:p>
          </table:table-cell>
          <table:table-cell table:style-name="ce27"/>
          <table:table-cell table:style-name="ce27" office:value-type="string" calcext:value-type="string">
            <text:p>Rod_Arc.blend</text:p>
          </table:table-cell>
          <table:table-cell table:style-name="ce27" office:value-type="string" calcext:value-type="string">
            <text:p>MeshRenderer_0=ColourOveride=4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2 Rod Arc Short <text:s/></text:p>
          </table:table-cell>
          <table:table-cell table:style-name="ce27" office:value-type="float" office:value="3568811832" calcext:value-type="float">
            <text:p>3568811832</text:p>
          </table:table-cell>
          <table:table-cell table:style-name="ce27"/>
          <table:table-cell table:style-name="ce27" office:value-type="string" calcext:value-type="string">
            <text:p>Rod_Arc_Short.blend</text:p>
          </table:table-cell>
          <table:table-cell table:style-name="ce27" office:value-type="string" calcext:value-type="string">
            <text:p>MeshRenderer_0=ColourOveride=4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2 Rod Diagonal 2d <text:s/></text:p>
          </table:table-cell>
          <table:table-cell table:style-name="ce27" office:value-type="float" office:value="394503911" calcext:value-type="float">
            <text:p>394503911</text:p>
          </table:table-cell>
          <table:table-cell table:style-name="ce27"/>
          <table:table-cell table:style-name="ce27" office:value-type="string" calcext:value-type="string">
            <text:p>Rod_Diagonal_2D.blend</text:p>
          </table:table-cell>
          <table:table-cell table:style-name="ce27" office:value-type="string" calcext:value-type="string">
            <text:p>Rod_Diagonal_2D_0=ColourOveride=4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2 Rod Diagonal 2d Short <text:s/></text:p>
          </table:table-cell>
          <table:table-cell table:style-name="ce27" office:value-type="float" office:value="1316425218" calcext:value-type="float">
            <text:p>1316425218</text:p>
          </table:table-cell>
          <table:table-cell table:style-name="ce27"/>
          <table:table-cell table:style-name="ce27" office:value-type="string" calcext:value-type="string">
            <text:p>Rod_Diagonal_Short.blend</text:p>
          </table:table-cell>
          <table:table-cell table:style-name="ce27" office:value-type="string" calcext:value-type="string">
            <text:p>MeshRenderer_0=ColourOveride=4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2 Rod Diagonal 3d <text:s/></text:p>
          </table:table-cell>
          <table:table-cell table:style-name="ce27" office:value-type="float" office:value="3705632066" calcext:value-type="float">
            <text:p>3705632066</text:p>
          </table:table-cell>
          <table:table-cell table:style-name="ce27"/>
          <table:table-cell table:style-name="ce27" office:value-type="string" calcext:value-type="string">
            <text:p>Rod_Diagonal_3D.blend</text:p>
          </table:table-cell>
          <table:table-cell table:style-name="ce27" office:value-type="string" calcext:value-type="string">
            <text:p>Rod_Diagonal_3D_0=ColourOveride=4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2 Rod Plus <text:s/></text:p>
          </table:table-cell>
          <table:table-cell table:style-name="ce27" office:value-type="float" office:value="1750720388" calcext:value-type="float">
            <text:p>1750720388</text:p>
          </table:table-cell>
          <table:table-cell table:style-name="ce27"/>
          <table:table-cell table:style-name="ce27" office:value-type="string" calcext:value-type="string">
            <text:p>Rod_Plus.blend</text:p>
          </table:table-cell>
          <table:table-cell table:style-name="ce27" office:value-type="string" calcext:value-type="string">
            <text:p>MeshRenderer_0=ColourOveride=4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2 Rod Frame <text:s/></text:p>
          </table:table-cell>
          <table:table-cell table:style-name="ce27" office:value-type="float" office:value="651695911" calcext:value-type="float">
            <text:p>651695911</text:p>
          </table:table-cell>
          <table:table-cell table:style-name="ce27"/>
          <table:table-cell table:style-name="ce27" office:value-type="string" calcext:value-type="string">
            <text:p>Rod_Skewed-Plus.blend</text:p>
          </table:table-cell>
          <table:table-cell table:style-name="ce27" office:value-type="string" calcext:value-type="string">
            <text:p>MeshRenderer_0.002=ColourOveride=4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2 Rod Cross <text:s/></text:p>
          </table:table-cell>
          <table:table-cell table:style-name="ce27" office:value-type="float" office:value="4265819694" calcext:value-type="float">
            <text:p>4265819694</text:p>
          </table:table-cell>
          <table:table-cell table:style-name="ce27"/>
          <table:table-cell table:style-name="ce27" office:value-type="string" calcext:value-type="string">
            <text:p>Rod_Cross.blend</text:p>
          </table:table-cell>
          <table:table-cell table:style-name="ce27" office:value-type="string" calcext:value-type="string">
            <text:p>MeshRenderer_0=ColourOveride=4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number-columns-repeated="1008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## RETRO CUBES ###</text:p>
          </table:table-cell>
          <table:table-cell table:style-name="ce27" table:number-columns-repeated="14"/>
          <table:table-cell table:number-columns-repeated="1008"/>
        </table:table-row>
        <table:table-row table:style-name="ro1">
          <table:table-cell/>
          <table:table-cell table:style-name="ce27" office:value-type="string" calcext:value-type="string">
            <text:p>retro Cube (Substituted)</text:p>
          </table:table-cell>
          <table:table-cell table:style-name="ce27" office:value-type="float" office:value="183067052" calcext:value-type="float">
            <text:p>183067052</text:p>
          </table:table-cell>
          <table:table-cell table:style-name="ce27"/>
          <table:table-cell table:style-name="ce27" office:value-type="string" calcext:value-type="string">
            <text:p>Medium_Cube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number-columns-repeated="1008"/>
        </table:table-row>
        <table:table-row table:style-name="ro1">
          <table:table-cell/>
          <table:table-cell table:style-name="ce27" office:value-type="string" calcext:value-type="string">
            <text:p>retro Edge (Substituted)</text:p>
          </table:table-cell>
          <table:table-cell table:style-name="ce27" office:value-type="float" office:value="1150929327" calcext:value-type="float">
            <text:p>1150929327</text:p>
          </table:table-cell>
          <table:table-cell table:style-name="ce27"/>
          <table:table-cell table:style-name="ce27" office:value-type="string" calcext:value-type="string">
            <text:p>Medium_Edge.blend</text:p>
          </table:table-cell>
          <table:table-cell table:style-name="ce27" office:value-type="string" calcext:value-type="string">
            <text:p>Sim_0.001</text:p>
          </table:table-cell>
          <table:table-cell table:style-name="ce27" table:number-columns-repeated="10"/>
          <table:table-cell table:number-columns-repeated="1008"/>
        </table:table-row>
        <table:table-row table:style-name="ro1">
          <table:table-cell/>
          <table:table-cell table:style-name="ce27" office:value-type="string" calcext:value-type="string">
            <text:p>retro Corner (Substituted)</text:p>
          </table:table-cell>
          <table:table-cell table:style-name="ce27" office:value-type="float" office:value="1387792676" calcext:value-type="float">
            <text:p>1387792676</text:p>
          </table:table-cell>
          <table:table-cell table:style-name="ce27"/>
          <table:table-cell table:style-name="ce27" office:value-type="string" calcext:value-type="string">
            <text:p>Medium_Cor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number-columns-repeated="1008"/>
        </table:table-row>
        <table:table-row table:style-name="ro1">
          <table:table-cell/>
          <table:table-cell table:style-name="ce27" office:value-type="string" calcext:value-type="string">
            <text:p>retro Inner (Substituted)</text:p>
          </table:table-cell>
          <table:table-cell table:style-name="ce27" office:value-type="float" office:value="3985049715" calcext:value-type="float">
            <text:p>3985049715</text:p>
          </table:table-cell>
          <table:table-cell table:style-name="ce27"/>
          <table:table-cell table:style-name="ce27" office:value-type="string" calcext:value-type="string">
            <text:p>Medium_Inner.blend</text:p>
          </table:table-cell>
          <table:table-cell table:style-name="ce27" office:value-type="string" calcext:value-type="string">
            <text:p>Sim_0</text:p>
          </table:table-cell>
          <table:table-cell table:style-name="ce27" table:number-columns-repeated="10"/>
          <table:table-cell table:number-columns-repeated="1008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## STRUTS ##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3 Strut <text:s/></text:p>
          </table:table-cell>
          <table:table-cell table:style-name="ce27" office:value-type="float" office:value="4262490755" calcext:value-type="float">
            <text:p>4262490755</text:p>
          </table:table-cell>
          <table:table-cell table:style-name="ce27"/>
          <table:table-cell table:style-name="ce27" office:value-type="string" calcext:value-type="string">
            <text:p>Strut.blend</text:p>
          </table:table-cell>
          <table:table-cell table:style-name="ce27" office:value-type="string" calcext:value-type="string">
            <text:p>strut_short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3 Strut Short <text:s/></text:p>
          </table:table-cell>
          <table:table-cell table:style-name="ce27" office:value-type="float" office:value="1648206355" calcext:value-type="float">
            <text:p>1648206355</text:p>
          </table:table-cell>
          <table:table-cell table:style-name="ce27"/>
          <table:table-cell table:style-name="ce27" office:value-type="string" calcext:value-type="string">
            <text:p>Strut_Short.blend</text:p>
          </table:table-cell>
          <table:table-cell table:style-name="ce27" office:value-type="string" calcext:value-type="string">
            <text:p>Strut_Short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3 Strut Long <text:s/></text:p>
          </table:table-cell>
          <table:table-cell table:style-name="ce27" office:value-type="float" office:value="3084940372" calcext:value-type="float">
            <text:p>3084940372</text:p>
          </table:table-cell>
          <table:table-cell table:style-name="ce27"/>
          <table:table-cell table:style-name="ce27" office:value-type="string" calcext:value-type="string">
            <text:p>Strut_Long.blend</text:p>
          </table:table-cell>
          <table:table-cell table:style-name="ce27" office:value-type="string" calcext:value-type="string">
            <text:p>strut_long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3 Strut Arc <text:s/></text:p>
          </table:table-cell>
          <table:table-cell table:style-name="ce27" office:value-type="float" office:value="743433251" calcext:value-type="float">
            <text:p>743433251</text:p>
          </table:table-cell>
          <table:table-cell table:style-name="ce27"/>
          <table:table-cell table:style-name="ce27" office:value-type="string" calcext:value-type="string">
            <text:p>Strut_Arc.blend</text:p>
          </table:table-cell>
          <table:table-cell table:style-name="ce27" office:value-type="string" calcext:value-type="string">
            <text:p>strut_arc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3 Strut Arc Short <text:s/></text:p>
          </table:table-cell>
          <table:table-cell table:style-name="ce27" office:value-type="float" office:value="4206005137" calcext:value-type="float">
            <text:p>4206005137</text:p>
          </table:table-cell>
          <table:table-cell table:style-name="ce27"/>
          <table:table-cell table:style-name="ce27" office:value-type="string" calcext:value-type="string">
            <text:p>Strut_Arc_Short.blend</text:p>
          </table:table-cell>
          <table:table-cell table:style-name="ce27" office:value-type="string" calcext:value-type="string">
            <text:p>Strut_Arc_Short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3 Strut Slice <text:s/></text:p>
          </table:table-cell>
          <table:table-cell table:style-name="ce27" office:value-type="float" office:value="2126360617" calcext:value-type="float">
            <text:p>2126360617</text:p>
          </table:table-cell>
          <table:table-cell table:style-name="ce27"/>
          <table:table-cell table:style-name="ce27" office:value-type="string" calcext:value-type="string">
            <text:p>Strut_Slice.blend</text:p>
          </table:table-cell>
          <table:table-cell table:style-name="ce27" office:value-type="string" calcext:value-type="string">
            <text:p>strut_slice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3 Strut Slice Short <text:s/></text:p>
          </table:table-cell>
          <table:table-cell table:style-name="ce27" office:value-type="float" office:value="2608938070" calcext:value-type="float">
            <text:p>2608938070</text:p>
          </table:table-cell>
          <table:table-cell table:style-name="ce27"/>
          <table:table-cell table:style-name="ce27" office:value-type="string" calcext:value-type="string">
            <text:p>Strut_Slice_Short.blend</text:p>
          </table:table-cell>
          <table:table-cell table:style-name="ce27" office:value-type="string" calcext:value-type="string">
            <text:p>Strut_Slice_Short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3 Strut Ramp <text:s/></text:p>
          </table:table-cell>
          <table:table-cell table:style-name="ce27" office:value-type="float" office:value="3999885169" calcext:value-type="float">
            <text:p>3999885169</text:p>
          </table:table-cell>
          <table:table-cell table:style-name="ce27"/>
          <table:table-cell table:style-name="ce27" office:value-type="string" calcext:value-type="string">
            <text:p>Strut_Ramp.blend</text:p>
          </table:table-cell>
          <table:table-cell table:style-name="ce27" office:value-type="string" calcext:value-type="string">
            <text:p>strut_ramp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3 Strut Ramp Short <text:s/></text:p>
          </table:table-cell>
          <table:table-cell table:style-name="ce27" office:value-type="float" office:value="3903776284" calcext:value-type="float">
            <text:p>3903776284</text:p>
          </table:table-cell>
          <table:table-cell table:style-name="ce27"/>
          <table:table-cell table:style-name="ce27" office:value-type="string" calcext:value-type="string">
            <text:p>Strut_Ramp_Short.blend</text:p>
          </table:table-cell>
          <table:table-cell table:style-name="ce27" office:value-type="string" calcext:value-type="string">
            <text:p>Strut_Ramp_Short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3 Strut Diagonal 2d <text:s/></text:p>
          </table:table-cell>
          <table:table-cell table:style-name="ce27" office:value-type="float" office:value="14694903" calcext:value-type="float">
            <text:p>14694903</text:p>
          </table:table-cell>
          <table:table-cell table:style-name="ce27"/>
          <table:table-cell table:style-name="ce27" office:value-type="string" calcext:value-type="string">
            <text:p>Strut_Diagonal_2D.blend</text:p>
          </table:table-cell>
          <table:table-cell table:style-name="ce27" office:value-type="string" calcext:value-type="string">
            <text:p>strut_diagonal_2D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3 Strut Diagonal 2d Short <text:s/></text:p>
          </table:table-cell>
          <table:table-cell table:style-name="ce27" office:value-type="float" office:value="3562021587" calcext:value-type="float">
            <text:p>3562021587</text:p>
          </table:table-cell>
          <table:table-cell table:style-name="ce27"/>
          <table:table-cell table:style-name="ce27" office:value-type="string" calcext:value-type="string">
            <text:p>Strut_Diagonal_Short.blend</text:p>
          </table:table-cell>
          <table:table-cell table:style-name="ce27" office:value-type="string" calcext:value-type="string">
            <text:p>Strut_Diagonal_Short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3 Strut Plus <text:s/></text:p>
          </table:table-cell>
          <table:table-cell table:style-name="ce27" office:value-type="float" office:value="511164535" calcext:value-type="float">
            <text:p>511164535</text:p>
          </table:table-cell>
          <table:table-cell table:style-name="ce27"/>
          <table:table-cell table:style-name="ce27" office:value-type="string" calcext:value-type="string">
            <text:p>Strut_Plus.blend</text:p>
          </table:table-cell>
          <table:table-cell table:style-name="ce27" office:value-type="string" calcext:value-type="string">
            <text:p>Strut_Plus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3 Strut Cross <text:s/></text:p>
          </table:table-cell>
          <table:table-cell table:style-name="ce27" office:value-type="float" office:value="787409845" calcext:value-type="float">
            <text:p>787409845</text:p>
          </table:table-cell>
          <table:table-cell table:style-name="ce27"/>
          <table:table-cell table:style-name="ce27" office:value-type="string" calcext:value-type="string">
            <text:p>Strut_Arc_Cross.blend</text:p>
          </table:table-cell>
          <table:table-cell table:style-name="ce27" office:value-type="string" calcext:value-type="string">
            <text:p>Strut_Cross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3 Strut Skewed Plus <text:s/></text:p>
          </table:table-cell>
          <table:table-cell table:style-name="ce27" office:value-type="float" office:value="1521447199" calcext:value-type="float">
            <text:p>1521447199</text:p>
          </table:table-cell>
          <table:table-cell table:style-name="ce27"/>
          <table:table-cell table:style-name="ce27" office:value-type="string" calcext:value-type="string">
            <text:p>Strut_Skewed_Plus.blend</text:p>
          </table:table-cell>
          <table:table-cell table:style-name="ce27" office:value-type="string" calcext:value-type="string">
            <text:p>Strut_Skewed_Plus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3 Strut Diagonal 3d Right <text:s/></text:p>
          </table:table-cell>
          <table:table-cell table:style-name="ce27" office:value-type="float" office:value="2002864041" calcext:value-type="float">
            <text:p>2002864041</text:p>
          </table:table-cell>
          <table:table-cell table:style-name="ce27"/>
          <table:table-cell table:style-name="ce27" office:value-type="string" calcext:value-type="string">
            <text:p>Strut_Diagonal_3D_Right.blend</text:p>
          </table:table-cell>
          <table:table-cell table:style-name="ce27" office:value-type="string" calcext:value-type="string">
            <text:p>strut_diagonal_3D_right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3 Strut Diagonal 3d Left <text:s/></text:p>
          </table:table-cell>
          <table:table-cell table:style-name="ce27" office:value-type="float" office:value="2028802540" calcext:value-type="float">
            <text:p>2028802540</text:p>
          </table:table-cell>
          <table:table-cell table:style-name="ce27"/>
          <table:table-cell table:style-name="ce27" office:value-type="string" calcext:value-type="string">
            <text:p>Strut_Diagonal_3D_Left.blend</text:p>
          </table:table-cell>
          <table:table-cell table:style-name="ce27" office:value-type="string" calcext:value-type="string">
            <text:p>strut_diagonal_3D_left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3 Strut Diagonal 3d Right Short <text:s/></text:p>
          </table:table-cell>
          <table:table-cell table:style-name="ce27" office:value-type="float" office:value="3923036903" calcext:value-type="float">
            <text:p>3923036903</text:p>
          </table:table-cell>
          <table:table-cell table:style-name="ce27"/>
          <table:table-cell table:style-name="ce27" office:value-type="string" calcext:value-type="string">
            <text:p>Strut_Diagonal_3D_Short_Right.blend</text:p>
          </table:table-cell>
          <table:table-cell table:style-name="ce27" office:value-type="string" calcext:value-type="string">
            <text:p>Strut_Diagonal_3D_Short_Right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3 Strut Diagonal 3d Left Short <text:s/></text:p>
          </table:table-cell>
          <table:table-cell table:style-name="ce27" office:value-type="float" office:value="1319987665" calcext:value-type="float">
            <text:p>1319987665</text:p>
          </table:table-cell>
          <table:table-cell table:style-name="ce27"/>
          <table:table-cell table:style-name="ce27" office:value-type="string" calcext:value-type="string">
            <text:p>Strut_Diagonal_3D_Short_Left.blend</text:p>
          </table:table-cell>
          <table:table-cell table:style-name="ce27" office:value-type="string" calcext:value-type="string">
            <text:p>Strut_Diagonal_3D_Short_Left_0</text:p>
          </table:table-cell>
          <table:table-cell table:style-name="ce27" table:number-columns-repeated="10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## WHEELS ##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2 Wheel <text:s/></text:p>
          </table:table-cell>
          <table:table-cell table:style-name="ce27" office:value-type="float" office:value="2924196438" calcext:value-type="float">
            <text:p>2924196438</text:p>
          </table:table-cell>
          <table:table-cell table:style-name="ce27"/>
          <table:table-cell table:style-name="ce27" office:value-type="string" calcext:value-type="string">
            <text:p>T2-Wheel.blend</text:p>
          </table:table-cell>
          <table:table-cell table:style-name="ce27" office:value-type="string" calcext:value-type="string">
            <text:p>wheel_straight_medium_wheel=ColourOveride=4</text:p>
          </table:table-cell>
          <table:table-cell table:style-name="ce27" office:value-type="string" calcext:value-type="string">
            <text:p>wheel_straight_medium_suspension=ColourOveride=0</text:p>
          </table:table-cell>
          <table:table-cell table:style-name="ce27" office:value-type="string" calcext:value-type="string">
            <text:p>Wheel_Straight_Medium_Base=ColourOveride=0</text:p>
          </table:table-cell>
          <table:table-cell table:style-name="ce27" table:number-columns-repeated="8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4 Wheel <text:s/></text:p>
          </table:table-cell>
          <table:table-cell table:style-name="ce27" office:value-type="float" office:value="1223384335" calcext:value-type="float">
            <text:p>1223384335</text:p>
          </table:table-cell>
          <table:table-cell table:style-name="ce27"/>
          <table:table-cell table:style-name="ce27" office:value-type="string" calcext:value-type="string">
            <text:p>T4_Wheel.blend</text:p>
          </table:table-cell>
          <table:table-cell table:style-name="ce27" office:value-type="string" calcext:value-type="string">
            <text:p>wheel_straight_huge_wheel=ColourOveride=4</text:p>
          </table:table-cell>
          <table:table-cell table:style-name="ce27" office:value-type="string" calcext:value-type="string">
            <text:p>wheel_straight_huge_suspension=ColourOveride=0</text:p>
          </table:table-cell>
          <table:table-cell table:style-name="ce27" office:value-type="string" calcext:value-type="string">
            <text:p>Wheel_Straight_Huge_Base=ColourOveride=0</text:p>
          </table:table-cell>
          <table:table-cell table:style-name="ce27" table:number-columns-repeated="8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2 Tank Track <text:s/></text:p>
          </table:table-cell>
          <table:table-cell table:style-name="ce27" office:value-type="float" office:value="1691117057" calcext:value-type="float">
            <text:p>1691117057</text:p>
          </table:table-cell>
          <table:table-cell table:style-name="ce27"/>
          <table:table-cell table:style-name="ce27" office:value-type="string" calcext:value-type="string">
            <text:p>T2_Tank_Track.blend</text:p>
          </table:table-cell>
          <table:table-cell table:style-name="ce27" office:value-type="string" calcext:value-type="string">
            <text:p>wheeToplLeft</text:p>
          </table:table-cell>
          <table:table-cell table:style-name="ce27" office:value-type="string" calcext:value-type="string">
            <text:p>wheelTopRight</text:p>
          </table:table-cell>
          <table:table-cell table:style-name="ce27" office:value-type="string" calcext:value-type="string">
            <text:p>wheelRight</text:p>
          </table:table-cell>
          <table:table-cell table:style-name="ce27" office:value-type="string" calcext:value-type="string">
            <text:p>wheelLeft</text:p>
          </table:table-cell>
          <table:table-cell table:style-name="ce27" office:value-type="string" calcext:value-type="string">
            <text:p>track=ColourOveride=4</text:p>
          </table:table-cell>
          <table:table-cell table:style-name="ce27" office:value-type="string" calcext:value-type="string">
            <text:p>RC_Cube_TankTrack_T3</text:p>
          </table:table-cell>
          <table:table-cell table:style-name="ce27" office:value-type="string" calcext:value-type="string">
            <text:p>armRight</text:p>
          </table:table-cell>
          <table:table-cell table:style-name="ce27" office:value-type="string" calcext:value-type="string">
            <text:p>armLeft</text:p>
          </table:table-cell>
          <table:table-cell table:style-name="ce27" table:number-columns-repeated="3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3 Tank Track <text:s/></text:p>
          </table:table-cell>
          <table:table-cell table:style-name="ce27" office:value-type="float" office:value="184017928" calcext:value-type="float">
            <text:p>184017928</text:p>
          </table:table-cell>
          <table:table-cell table:style-name="ce27"/>
          <table:table-cell table:style-name="ce27" office:value-type="string" calcext:value-type="string">
            <text:p>T3_Tank_Track.blend</text:p>
          </table:table-cell>
          <table:table-cell table:style-name="ce27" office:value-type="string" calcext:value-type="string">
            <text:p>wheeRight</text:p>
          </table:table-cell>
          <table:table-cell table:style-name="ce27" office:value-type="string" calcext:value-type="string">
            <text:p>wheelTopRight</text:p>
          </table:table-cell>
          <table:table-cell table:style-name="ce27" office:value-type="string" calcext:value-type="string">
            <text:p>wheelTopLeft</text:p>
          </table:table-cell>
          <table:table-cell table:style-name="ce27" office:value-type="string" calcext:value-type="string">
            <text:p>wheelLeft</text:p>
          </table:table-cell>
          <table:table-cell table:style-name="ce27" office:value-type="string" calcext:value-type="string">
            <text:p>wheel_bottomMiddle</text:p>
          </table:table-cell>
          <table:table-cell table:style-name="ce27" office:value-type="string" calcext:value-type="string">
            <text:p>track=ColourOveride=4</text:p>
          </table:table-cell>
          <table:table-cell table:style-name="ce27" office:value-type="string" calcext:value-type="string">
            <text:p>suspension</text:p>
          </table:table-cell>
          <table:table-cell table:style-name="ce27" office:value-type="string" calcext:value-type="string">
            <text:p>rightArm</text:p>
          </table:table-cell>
          <table:table-cell table:style-name="ce27" office:value-type="string" calcext:value-type="string">
            <text:p>RC_Cube_TankTrack_T5</text:p>
          </table:table-cell>
          <table:table-cell table:style-name="ce27" office:value-type="string" calcext:value-type="string">
            <text:p>leftArm</text:p>
          </table:table-cell>
          <table:table-cell table:style-name="ce27"/>
          <table:table-cell table:style-name="Default" table:number-columns-repeated="1008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1008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## MECH LEG ##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Mech Leg <text:s/></text:p>
          </table:table-cell>
          <table:table-cell table:style-name="ce27" office:value-type="float" office:value="76192516" calcext:value-type="float">
            <text:p>76192516</text:p>
          </table:table-cell>
          <table:table-cell table:style-name="ce27"/>
          <table:table-cell table:style-name="ce27" office:value-type="string" calcext:value-type="string">
            <text:p>T1_Mech_Leg.blend</text:p>
          </table:table-cell>
          <table:table-cell table:style-name="ce27" office:value-type="string" calcext:value-type="string">
            <text:p>leg1</text:p>
          </table:table-cell>
          <table:table-cell table:style-name="ce27" office:value-type="string" calcext:value-type="string">
            <text:p>leg2</text:p>
          </table:table-cell>
          <table:table-cell table:style-name="ce27" office:value-type="string" calcext:value-type="string">
            <text:p>leg3</text:p>
          </table:table-cell>
          <table:table-cell table:style-name="ce27" office:value-type="string" calcext:value-type="string">
            <text:p>foot</text:p>
          </table:table-cell>
          <table:table-cell table:style-name="ce27" office:value-type="string" calcext:value-type="string">
            <text:p>base</text:p>
          </table:table-cell>
          <table:table-cell table:style-name="ce27" table:number-columns-repeated="6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2 Mech Leg <text:s/></text:p>
          </table:table-cell>
          <table:table-cell table:style-name="ce27" office:value-type="float" office:value="1789991181" calcext:value-type="float">
            <text:p>1789991181</text:p>
          </table:table-cell>
          <table:table-cell table:style-name="ce27"/>
          <table:table-cell table:style-name="ce27" office:value-type="string" calcext:value-type="string">
            <text:p>T2_Mech_Leg.blend</text:p>
          </table:table-cell>
          <table:table-cell table:style-name="ce27" office:value-type="string" calcext:value-type="string">
            <text:p>leg1</text:p>
          </table:table-cell>
          <table:table-cell table:style-name="ce27" office:value-type="string" calcext:value-type="string">
            <text:p>leg2</text:p>
          </table:table-cell>
          <table:table-cell table:style-name="ce27" office:value-type="string" calcext:value-type="string">
            <text:p>leg3</text:p>
          </table:table-cell>
          <table:table-cell table:style-name="ce27" office:value-type="string" calcext:value-type="string">
            <text:p>foot</text:p>
          </table:table-cell>
          <table:table-cell table:style-name="ce27" office:value-type="string" calcext:value-type="string">
            <text:p>base</text:p>
          </table:table-cell>
          <table:table-cell table:style-name="ce27" table:number-columns-repeated="6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4 Mech Leg <text:s/></text:p>
          </table:table-cell>
          <table:table-cell table:style-name="ce27" office:value-type="float" office:value="2452579137" calcext:value-type="float">
            <text:p>2452579137</text:p>
          </table:table-cell>
          <table:table-cell table:style-name="ce27"/>
          <table:table-cell table:style-name="ce27" office:value-type="string" calcext:value-type="string">
            <text:p>T4_Mech_Leg.blend</text:p>
          </table:table-cell>
          <table:table-cell table:style-name="ce27" office:value-type="string" calcext:value-type="string">
            <text:p>leg3</text:p>
          </table:table-cell>
          <table:table-cell table:style-name="ce27" office:value-type="string" calcext:value-type="string">
            <text:p>leg2</text:p>
          </table:table-cell>
          <table:table-cell table:style-name="ce27" office:value-type="string" calcext:value-type="string">
            <text:p>leg1</text:p>
          </table:table-cell>
          <table:table-cell table:style-name="ce27" office:value-type="string" calcext:value-type="string">
            <text:p>foot</text:p>
          </table:table-cell>
          <table:table-cell table:style-name="ce27" office:value-type="string" calcext:value-type="string">
            <text:p>base</text:p>
          </table:table-cell>
          <table:table-cell table:style-name="ce27" table:number-columns-repeated="6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5 Mech Leg <text:s/></text:p>
          </table:table-cell>
          <table:table-cell table:style-name="ce27" office:value-type="float" office:value="4140335767" calcext:value-type="float">
            <text:p>4140335767</text:p>
          </table:table-cell>
          <table:table-cell table:style-name="ce27"/>
          <table:table-cell table:style-name="ce27" office:value-type="string" calcext:value-type="string">
            <text:p>T5_Mech_Leg_Steam.blend</text:p>
          </table:table-cell>
          <table:table-cell table:style-name="ce27" office:value-type="string" calcext:value-type="string">
            <text:p>base_0.001</text:p>
          </table:table-cell>
          <table:table-cell table:style-name="ce27" office:value-type="string" calcext:value-type="string">
            <text:p>leg1_0.001</text:p>
          </table:table-cell>
          <table:table-cell table:style-name="ce27" office:value-type="string" calcext:value-type="string">
            <text:p>leg1_1.001</text:p>
          </table:table-cell>
          <table:table-cell table:style-name="ce27" office:value-type="string" calcext:value-type="string">
            <text:p>leg2_0.001</text:p>
          </table:table-cell>
          <table:table-cell table:style-name="ce27" office:value-type="string" calcext:value-type="string">
            <text:p>leg3_0.001</text:p>
          </table:table-cell>
          <table:table-cell table:style-name="ce27" office:value-type="string" calcext:value-type="string">
            <text:p>leg3_1.001</text:p>
          </table:table-cell>
          <table:table-cell table:style-name="ce27" office:value-type="string" calcext:value-type="string">
            <text:p>foot_0.001</text:p>
          </table:table-cell>
          <table:table-cell table:style-name="ce27" office:value-type="string" calcext:value-type="string">
            <text:p>foot_1.001</text:p>
          </table:table-cell>
          <table:table-cell table:style-name="ce27" table:number-columns-repeated="3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3 Sprinter Leg <text:s/></text:p>
          </table:table-cell>
          <table:table-cell table:style-name="ce27" office:value-type="float" office:value="3345472872" calcext:value-type="float">
            <text:p>3345472872</text:p>
          </table:table-cell>
          <table:table-cell table:style-name="ce27"/>
          <table:table-cell table:style-name="ce27" office:value-type="string" calcext:value-type="string">
            <text:p>T3_Sprinter_Leg.blend</text:p>
          </table:table-cell>
          <table:table-cell table:style-name="ce27" office:value-type="string" calcext:value-type="string">
            <text:p>upperleg</text:p>
          </table:table-cell>
          <table:table-cell table:style-name="ce27" office:value-type="string" calcext:value-type="string">
            <text:p>toe</text:p>
          </table:table-cell>
          <table:table-cell table:style-name="ce27" office:value-type="string" calcext:value-type="string">
            <text:p>SprinterLeg_Small</text:p>
          </table:table-cell>
          <table:table-cell table:style-name="ce27" office:value-type="string" calcext:value-type="string">
            <text:p>pipe</text:p>
          </table:table-cell>
          <table:table-cell table:style-name="ce27" office:value-type="string" calcext:value-type="string">
            <text:p>lowerleg</text:p>
          </table:table-cell>
          <table:table-cell table:style-name="ce27" office:value-type="string" calcext:value-type="string">
            <text:p>legRotateSide</text:p>
          </table:table-cell>
          <table:table-cell table:style-name="ce27" office:value-type="string" calcext:value-type="string">
            <text:p>feet</text:p>
          </table:table-cell>
          <table:table-cell table:style-name="ce27" table:number-columns-repeated="4"/>
          <table:table-cell table:style-name="Default" table:number-columns-repeated="1008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## INSECT LEG ##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3 Insect Leg <text:s text:c="2"/>/ Walker Leg T8</text:p>
          </table:table-cell>
          <table:table-cell table:style-name="ce27" office:value-type="float" office:value="127661231" calcext:value-type="float">
            <text:p>127661231</text:p>
          </table:table-cell>
          <table:table-cell table:style-name="ce27"/>
          <table:table-cell table:style-name="ce27" office:value-type="string" calcext:value-type="string">
            <text:p>T3_Insect_Leg.blend</text:p>
          </table:table-cell>
          <table:table-cell table:style-name="ce27" office:value-type="string" calcext:value-type="string">
            <text:p>UpperLimb</text:p>
          </table:table-cell>
          <table:table-cell table:style-name="ce27" office:value-type="string" calcext:value-type="string">
            <text:p>Shoulder</text:p>
          </table:table-cell>
          <table:table-cell table:style-name="ce27" office:value-type="string" calcext:value-type="string">
            <text:p>LowerLimb</text:p>
          </table:table-cell>
          <table:table-cell table:style-name="ce27" office:value-type="string" calcext:value-type="string">
            <text:p>Foot</text:p>
          </table:table-cell>
          <table:table-cell table:style-name="ce27" office:value-type="string" calcext:value-type="string">
            <text:p>Base</text:p>
          </table:table-cell>
          <table:table-cell table:style-name="ce27" table:number-columns-repeated="6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4 Insect Leg <text:s text:c="2"/>/ Walker Leg T10</text:p>
          </table:table-cell>
          <table:table-cell table:style-name="ce27" office:value-type="float" office:value="1668760037" calcext:value-type="float">
            <text:p>1668760037</text:p>
          </table:table-cell>
          <table:table-cell table:style-name="ce27"/>
          <table:table-cell table:style-name="ce27" office:value-type="string" calcext:value-type="string">
            <text:p>T4_Insect_Leg.blend</text:p>
          </table:table-cell>
          <table:table-cell table:style-name="ce27" office:value-type="string" calcext:value-type="string">
            <text:p>UpperLimb</text:p>
          </table:table-cell>
          <table:table-cell table:style-name="ce27" office:value-type="string" calcext:value-type="string">
            <text:p>Shoulder</text:p>
          </table:table-cell>
          <table:table-cell table:style-name="ce27" office:value-type="string" calcext:value-type="string">
            <text:p>LowerLimb</text:p>
          </table:table-cell>
          <table:table-cell table:style-name="ce27" office:value-type="string" calcext:value-type="string">
            <text:p>Foot</text:p>
          </table:table-cell>
          <table:table-cell table:style-name="ce27" office:value-type="string" calcext:value-type="string">
            <text:p>Base</text:p>
          </table:table-cell>
          <table:table-cell table:style-name="ce27" table:number-columns-repeated="6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3 Insect Leg Blade</text:p>
          </table:table-cell>
          <table:table-cell table:style-name="ce27" office:value-type="float" office:value="2671394050" calcext:value-type="float">
            <text:p>2671394050</text:p>
          </table:table-cell>
          <table:table-cell table:style-name="ce27"/>
          <table:table-cell table:style-name="ce27" office:value-type="string" calcext:value-type="string">
            <text:p>T3_Insect_Leg_Blade.blend</text:p>
          </table:table-cell>
          <table:table-cell table:style-name="ce27" office:value-type="string" calcext:value-type="string">
            <text:p>UpperLimb</text:p>
          </table:table-cell>
          <table:table-cell table:style-name="ce27" office:value-type="string" calcext:value-type="string">
            <text:p>Shoulder</text:p>
          </table:table-cell>
          <table:table-cell table:style-name="ce27" office:value-type="string" calcext:value-type="string">
            <text:p>LowerLimb</text:p>
          </table:table-cell>
          <table:table-cell table:style-name="ce27" office:value-type="string" calcext:value-type="string">
            <text:p>Foot</text:p>
          </table:table-cell>
          <table:table-cell table:style-name="ce27" office:value-type="string" calcext:value-type="string">
            <text:p>Base</text:p>
          </table:table-cell>
          <table:table-cell table:style-name="ce27" table:number-columns-repeated="6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4 Insect Leg Spider</text:p>
          </table:table-cell>
          <table:table-cell table:style-name="ce27" office:value-type="float" office:value="875393229" calcext:value-type="float">
            <text:p>875393229</text:p>
          </table:table-cell>
          <table:table-cell table:style-name="ce27"/>
          <table:table-cell table:style-name="ce27" office:value-type="string" calcext:value-type="string">
            <text:p>T4_Insect_Leg_Spider.blend</text:p>
          </table:table-cell>
          <table:table-cell table:style-name="ce27" office:value-type="string" calcext:value-type="string">
            <text:p>UpperLimb</text:p>
          </table:table-cell>
          <table:table-cell table:style-name="ce27" office:value-type="string" calcext:value-type="string">
            <text:p>Shoulder</text:p>
          </table:table-cell>
          <table:table-cell table:style-name="ce27" office:value-type="string" calcext:value-type="string">
            <text:p>LowerLimb</text:p>
          </table:table-cell>
          <table:table-cell table:style-name="ce27" office:value-type="string" calcext:value-type="string">
            <text:p>Foot</text:p>
          </table:table-cell>
          <table:table-cell table:style-name="ce27" office:value-type="string" calcext:value-type="string">
            <text:p>Base</text:p>
          </table:table-cell>
          <table:table-cell table:style-name="ce27" table:number-columns-repeated="6"/>
          <table:table-cell table:style-name="Default" table:number-columns-repeated="1008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## SKI ##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2 Ski <text:s/></text:p>
          </table:table-cell>
          <table:table-cell table:style-name="ce27" office:value-type="float" office:value="347391203" calcext:value-type="float">
            <text:p>347391203</text:p>
          </table:table-cell>
          <table:table-cell table:style-name="ce27"/>
          <table:table-cell table:style-name="ce27" office:value-type="string" calcext:value-type="string">
            <text:p>T2_Ski.blend</text:p>
          </table:table-cell>
          <table:table-cell table:style-name="ce27" office:value-type="string" calcext:value-type="string">
            <text:p>Skid_Static_T5</text:p>
          </table:table-cell>
          <table:table-cell table:style-name="ce27" office:value-type="string" calcext:value-type="string">
            <text:p>Skid_Static_Suspension</text:p>
          </table:table-cell>
          <table:table-cell table:style-name="ce27" office:value-type="string" calcext:value-type="string">
            <text:p>Skid_Static_Ski</text:p>
          </table:table-cell>
          <table:table-cell table:style-name="ce27" office:value-type="string" calcext:value-type="string">
            <text:p>Skid_Static_Hinge</text:p>
          </table:table-cell>
          <table:table-cell table:style-name="ce27" table:number-columns-repeated="7"/>
          <table:table-cell table:style-name="Default" table:number-columns-repeated="1008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## HOVERS ##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2 Hovers <text:s text:c="2"/>/ Hover Blade T6</text:p>
          </table:table-cell>
          <table:table-cell table:style-name="ce27" office:value-type="float" office:value="1639979618" calcext:value-type="float">
            <text:p>1639979618</text:p>
          </table:table-cell>
          <table:table-cell table:style-name="ce27"/>
          <table:table-cell table:style-name="ce27" office:value-type="string" calcext:value-type="string">
            <text:p>T2_Hover.blend</text:p>
          </table:table-cell>
          <table:table-cell table:style-name="ce27" office:value-type="string" calcext:value-type="string">
            <text:p>Body</text:p>
          </table:table-cell>
          <table:table-cell table:style-name="ce27" office:value-type="string" calcext:value-type="string">
            <text:p>Blades</text:p>
          </table:table-cell>
          <table:table-cell table:style-name="ce27" table:number-columns-repeated="9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3 Hovers <text:s text:c="2"/>/ Hover Blade T8</text:p>
          </table:table-cell>
          <table:table-cell table:style-name="ce27" office:value-type="float" office:value="465491285" calcext:value-type="float">
            <text:p>465491285</text:p>
          </table:table-cell>
          <table:table-cell table:style-name="ce27"/>
          <table:table-cell table:style-name="ce27" office:value-type="string" calcext:value-type="string">
            <text:p>T3_Hover.blend</text:p>
          </table:table-cell>
          <table:table-cell table:style-name="ce27" office:value-type="string" calcext:value-type="string">
            <text:p>Body</text:p>
          </table:table-cell>
          <table:table-cell table:style-name="ce27" office:value-type="string" calcext:value-type="string">
            <text:p>Blades</text:p>
          </table:table-cell>
          <table:table-cell table:style-name="ce27" table:number-columns-repeated="9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5 Hovers</text:p>
          </table:table-cell>
          <table:table-cell table:style-name="ce27" office:value-type="float" office:value="3835205776" calcext:value-type="float">
            <text:p>3835205776</text:p>
          </table:table-cell>
          <table:table-cell table:style-name="ce27"/>
          <table:table-cell table:style-name="ce27" office:value-type="string" calcext:value-type="string">
            <text:p>RC_TX_Hover.blend</text:p>
          </table:table-cell>
          <table:table-cell table:style-name="ce27" office:value-type="string" calcext:value-type="string">
            <text:p>TX_Hover_0</text:p>
          </table:table-cell>
          <table:table-cell table:style-name="ce27" office:value-type="string" calcext:value-type="string">
            <text:p>Mega_Hover_Blade_0</text:p>
          </table:table-cell>
          <table:table-cell table:style-name="ce27" table:number-columns-repeated="9"/>
          <table:table-cell table:style-name="Default" table:number-columns-repeated="1008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## WINGS ##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4 Wing <text:s text:c="2"/>/ Aerofoil T8</text:p>
          </table:table-cell>
          <table:table-cell table:style-name="ce27" office:value-type="float" office:value="2312317713" calcext:value-type="float">
            <text:p>2312317713</text:p>
          </table:table-cell>
          <table:table-cell table:style-name="ce27"/>
          <table:table-cell table:style-name="ce27" office:value-type="string" calcext:value-type="string">
            <text:p>T4_Wing.blend</text:p>
          </table:table-cell>
          <table:table-cell table:style-name="ce27" office:value-type="string" calcext:value-type="string">
            <text:p>Wing_Eagle_Tip</text:p>
          </table:table-cell>
          <table:table-cell table:style-name="ce27" office:value-type="string" calcext:value-type="string">
            <text:p>Wing_Eagle_Base</text:p>
          </table:table-cell>
          <table:table-cell table:style-name="ce27" table:number-columns-repeated="9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5 Wing <text:s text:c="2"/>/ Aerofoil T10</text:p>
          </table:table-cell>
          <table:table-cell table:style-name="ce27" office:value-type="float" office:value="2464192350" calcext:value-type="float">
            <text:p>2464192350</text:p>
          </table:table-cell>
          <table:table-cell table:style-name="ce27"/>
          <table:table-cell table:style-name="ce27" office:value-type="string" calcext:value-type="string">
            <text:p>Wing.blend</text:p>
          </table:table-cell>
          <table:table-cell table:style-name="ce27" office:value-type="string" calcext:value-type="string">
            <text:p>DrawCall_2.001</text:p>
          </table:table-cell>
          <table:table-cell table:style-name="ce27" office:value-type="string" calcext:value-type="string">
            <text:p>DrawCall_3.001</text:p>
          </table:table-cell>
          <table:table-cell table:style-name="ce27" table:number-columns-repeated="9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4 Wing Bat</text:p>
          </table:table-cell>
          <table:table-cell table:style-name="ce27" office:value-type="float" office:value="2865954846" calcext:value-type="float">
            <text:p>2865954846</text:p>
          </table:table-cell>
          <table:table-cell table:style-name="ce27"/>
          <table:table-cell table:style-name="ce27" office:value-type="string" calcext:value-type="string">
            <text:p>T4_Wing_Bat.blend</text:p>
          </table:table-cell>
          <table:table-cell table:style-name="ce27" office:value-type="string" calcext:value-type="string">
            <text:p>RC_BatFoil_T8_Flap</text:p>
          </table:table-cell>
          <table:table-cell table:style-name="ce27" office:value-type="string" calcext:value-type="string">
            <text:p>RC_BatFoil_T8</text:p>
          </table:table-cell>
          <table:table-cell table:style-name="ce27" table:number-columns-repeated="9"/>
          <table:table-cell table:style-name="Default" table:number-columns-repeated="1008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4 Rudder Bat</text:p>
          </table:table-cell>
          <table:table-cell table:style-name="ce27" office:value-type="float" office:value="2928920064" calcext:value-type="float">
            <text:p>2928920064</text:p>
          </table:table-cell>
          <table:table-cell table:style-name="ce27"/>
          <table:table-cell table:style-name="ce27" office:value-type="string" calcext:value-type="string">
            <text:p>T4_Rudder_Bat.blend</text:p>
          </table:table-cell>
          <table:table-cell table:style-name="ce27" office:value-type="string" calcext:value-type="string">
            <text:p>RC_BatRudder_T8_Flap</text:p>
          </table:table-cell>
          <table:table-cell table:style-name="ce27" office:value-type="string" calcext:value-type="string">
            <text:p>RC_BatRudder_T8</text:p>
          </table:table-cell>
          <table:table-cell table:style-name="ce27" table:number-columns-repeated="9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5_Rudder Bat</text:p>
          </table:table-cell>
          <table:table-cell office:value-type="float" office:value="2404311559" calcext:value-type="float">
            <text:p>2404311559</text:p>
          </table:table-cell>
          <table:table-cell table:style-name="ce27"/>
          <table:table-cell table:style-name="ce27" office:value-type="string" calcext:value-type="string">
            <text:p>T5-Rudder_Bat.blend</text:p>
          </table:table-cell>
          <table:table-cell table:style-name="ce27" office:value-type="string" calcext:value-type="string">
            <text:p>RC_BatRudder_T10_Flap</text:p>
          </table:table-cell>
          <table:table-cell table:style-name="ce27" office:value-type="string" calcext:value-type="string">
            <text:p>RC_BatRudder_T10</text:p>
          </table:table-cell>
          <table:table-cell table:style-name="ce27" table:number-columns-repeated="9"/>
          <table:table-cell table:style-name="Default" table:number-columns-repeated="1008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## THRUSTERS ###</text:p>
          </table:table-cell>
          <table:table-cell table:style-name="ce27" table:number-columns-repeated="14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7" office:value-type="string" calcext:value-type="string">
            <text:p>T1 Thruster <text:s text:c="2"/>/ Thruster T2 </text:p>
          </table:table-cell>
          <table:table-cell table:style-name="ce27" office:value-type="float" office:value="844778245" calcext:value-type="float">
            <text:p>844778245</text:p>
          </table:table-cell>
          <table:table-cell table:style-name="ce27"/>
          <table:table-cell table:style-name="ce27" office:value-type="string" calcext:value-type="string">
            <text:p>T1_Thruster.blend</text:p>
          </table:table-cell>
          <table:table-cell table:style-name="ce27" office:value-type="string" calcext:value-type="string">
            <text:p>Body</text:p>
          </table:table-cell>
          <table:table-cell table:style-name="ce27" table:number-columns-repeated="10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2 Thruster <text:s text:c="2"/>/ Thruster T4 </text:p>
          </table:table-cell>
          <table:table-cell table:style-name="ce27" office:value-type="float" office:value="2498076128" calcext:value-type="float">
            <text:p>2498076128</text:p>
          </table:table-cell>
          <table:table-cell table:style-name="ce27"/>
          <table:table-cell table:style-name="ce27" office:value-type="string" calcext:value-type="string">
            <text:p>T2_Thruster.blend</text:p>
          </table:table-cell>
          <table:table-cell table:style-name="ce27" office:value-type="string" calcext:value-type="string">
            <text:p>Body</text:p>
          </table:table-cell>
          <table:table-cell table:style-name="ce27" table:number-columns-repeated="10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3 Thruster <text:s text:c="2"/>/ Thruster T6 </text:p>
          </table:table-cell>
          <table:table-cell table:style-name="ce27" office:value-type="float" office:value="3764614578" calcext:value-type="float">
            <text:p>3764614578</text:p>
          </table:table-cell>
          <table:table-cell table:style-name="ce27"/>
          <table:table-cell table:style-name="ce27" office:value-type="string" calcext:value-type="string">
            <text:p>T3_Thruster.blend</text:p>
          </table:table-cell>
          <table:table-cell table:style-name="ce27" office:value-type="string" calcext:value-type="string">
            <text:p>Body</text:p>
          </table:table-cell>
          <table:table-cell table:style-name="ce27" table:number-columns-repeated="10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4 Thruster <text:s text:c="2"/>/ Thruster T8</text:p>
          </table:table-cell>
          <table:table-cell table:style-name="ce27" office:value-type="float" office:value="3938712462" calcext:value-type="float">
            <text:p>3938712462</text:p>
          </table:table-cell>
          <table:table-cell table:style-name="ce27"/>
          <table:table-cell table:style-name="ce27" office:value-type="string" calcext:value-type="string">
            <text:p>T4_Thruster.blend</text:p>
          </table:table-cell>
          <table:table-cell table:style-name="ce27" office:value-type="string" calcext:value-type="string">
            <text:p>Body</text:p>
          </table:table-cell>
          <table:table-cell table:style-name="ce27" table:number-columns-repeated="10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5 Thruster <text:s text:c="2"/>/ Thruster T10</text:p>
          </table:table-cell>
          <table:table-cell table:style-name="ce27" office:value-type="float" office:value="2969949587" calcext:value-type="float">
            <text:p>2969949587</text:p>
          </table:table-cell>
          <table:table-cell table:style-name="ce27"/>
          <table:table-cell table:style-name="ce27" office:value-type="string" calcext:value-type="string">
            <text:p>T5_Thruster.blend</text:p>
          </table:table-cell>
          <table:table-cell table:style-name="ce27" office:value-type="string" calcext:value-type="string">
            <text:p>Body</text:p>
          </table:table-cell>
          <table:table-cell table:style-name="ce27" table:number-columns-repeated="10"/>
          <table:table-cell table:style-name="Default" table:number-columns-repeated="1008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1008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## TOP MOUNTED LASERS ###</text:p>
          </table:table-cell>
          <table:table-cell table:style-name="ce27" table:number-columns-repeated="14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0 Laser <text:s text:c="2"/>/ Top Mount SMG T2 <text:s/>(Substituted)</text:p>
          </table:table-cell>
          <table:table-cell table:style-name="ce27" office:value-type="float" office:value="3809895395" calcext:value-type="float">
            <text:p>3809895395</text:p>
          </table:table-cell>
          <table:table-cell table:style-name="ce27"/>
          <table:table-cell table:style-name="ce27" office:value-type="string" calcext:value-type="string">
            <text:p>T1 Blaster.blend</text:p>
          </table:table-cell>
          <table:table-cell table:style-name="ce27" office:value-type="string" calcext:value-type="string">
            <text:p>DrawCall_15</text:p>
          </table:table-cell>
          <table:table-cell table:style-name="ce27" table:number-columns-repeated="10"/>
          <table:table-cell table:style-name="Default" table:number-columns-repeated="1008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5 Laser </text:p>
          </table:table-cell>
          <table:table-cell table:style-name="ce27" office:value-type="float" office:value="3209000021" calcext:value-type="float">
            <text:p>3209000021</text:p>
          </table:table-cell>
          <table:table-cell table:style-name="ce27"/>
          <table:table-cell table:style-name="ce27" office:value-type="string" calcext:value-type="string">
            <text:p>RC_TX_SMG_1.blend</text:p>
          </table:table-cell>
          <table:table-cell table:style-name="ce27" office:value-type="string" calcext:value-type="string">
            <text:p>RC_SMG_TX1_0</text:p>
          </table:table-cell>
          <table:table-cell table:style-name="ce27" office:value-type="string" calcext:value-type="string">
            <text:p>RC_SMG_TX1_Arm_0</text:p>
          </table:table-cell>
          <table:table-cell table:style-name="ce27" office:value-type="string" calcext:value-type="string">
            <text:p>RC_SMG_TX1_Barrel_0</text:p>
          </table:table-cell>
          <table:table-cell table:style-name="ce27" office:value-type="string" calcext:value-type="string">
            <text:p>RC_SMG_TX1_Muzzle_0</text:p>
          </table:table-cell>
          <table:table-cell table:style-name="ce27" table:number-columns-repeated="7"/>
          <table:table-cell table:style-name="Default" table:number-columns-repeated="1008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</text:p>
          </table:table-cell>
          <table:table-cell table:style-name="ce27" table:number-columns-repeated="14"/>
          <table:table-cell table:style-name="Default" table:number-columns-repeated="1008"/>
        </table:table-row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### ELECTROSHIELDS ###</text:p>
          </table:table-cell>
          <table:table-cell table:style-name="ce27" table:number-columns-repeated="14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5 Electroshield B Left <text:s/></text:p>
          </table:table-cell>
          <table:table-cell table:style-name="ce27" office:value-type="float" office:value="3001609712" calcext:value-type="float">
            <text:p>3001609712</text:p>
          </table:table-cell>
          <table:table-cell table:style-name="ce27"/>
          <table:table-cell table:style-name="ce27" office:value-type="string" calcext:value-type="string">
            <text:p>RC_MegaPlate_TX1A_L.blend</text:p>
          </table:table-cell>
          <table:table-cell table:style-name="ce27" office:value-type="string" calcext:value-type="string">
            <text:p>MegaPlate_TX1A_L_0</text:p>
          </table:table-cell>
          <table:table-cell table:style-name="ce27" office:value-type="string" calcext:value-type="string">
            <text:p>MegaPlate_TX1A_L_1</text:p>
          </table:table-cell>
          <table:table-cell table:style-name="ce27" office:value-type="string" calcext:value-type="string">
            <text:p>MegaPlate_TX1A_L_2</text:p>
          </table:table-cell>
          <table:table-cell table:style-name="ce27" table:number-columns-repeated="8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5 Electroshield B Right <text:s/></text:p>
          </table:table-cell>
          <table:table-cell table:style-name="ce27" office:value-type="float" office:value="3365106304" calcext:value-type="float">
            <text:p>3365106304</text:p>
          </table:table-cell>
          <table:table-cell table:style-name="ce27"/>
          <table:table-cell table:style-name="ce27" office:value-type="string" calcext:value-type="string">
            <text:p>RC_MegaPlate_TX1A_R.blend</text:p>
          </table:table-cell>
          <table:table-cell table:style-name="ce27" office:value-type="string" calcext:value-type="string">
            <text:p>MegaPlate_TX1A_R_0</text:p>
          </table:table-cell>
          <table:table-cell table:style-name="ce27" office:value-type="string" calcext:value-type="string">
            <text:p>MegaPlate_TX1A_R_1</text:p>
          </table:table-cell>
          <table:table-cell table:style-name="ce27" office:value-type="string" calcext:value-type="string">
            <text:p>MegaPlate_TX1A_R_2</text:p>
          </table:table-cell>
          <table:table-cell table:style-name="ce27" table:number-columns-repeated="8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5 Electroshield C Left <text:s/></text:p>
          </table:table-cell>
          <table:table-cell table:style-name="ce27" office:value-type="float" office:value="991790322" calcext:value-type="float">
            <text:p>991790322</text:p>
          </table:table-cell>
          <table:table-cell table:style-name="ce27"/>
          <table:table-cell table:style-name="ce27" office:value-type="string" calcext:value-type="string">
            <text:p>RC_MegaPlate_TX1B_L.blend</text:p>
          </table:table-cell>
          <table:table-cell table:style-name="ce27" office:value-type="string" calcext:value-type="string">
            <text:p>MegaPlate_TX1B_L_0</text:p>
          </table:table-cell>
          <table:table-cell table:style-name="ce27" office:value-type="string" calcext:value-type="string">
            <text:p>MegaPlate_TX1B_L_1</text:p>
          </table:table-cell>
          <table:table-cell table:style-name="ce27" office:value-type="string" calcext:value-type="string">
            <text:p>MegaPlate_TX1B_L_2</text:p>
          </table:table-cell>
          <table:table-cell table:style-name="ce27" table:number-columns-repeated="8"/>
          <table:table-cell table:style-name="Default" table:number-columns-repeated="1008"/>
        </table:table-row>
        <table:table-row table:style-name="ro1">
          <table:table-cell/>
          <table:table-cell table:style-name="ce27" office:value-type="string" calcext:value-type="string">
            <text:p>T5 Electroshield C Right <text:s/></text:p>
          </table:table-cell>
          <table:table-cell table:style-name="ce27" office:value-type="float" office:value="1097210754" calcext:value-type="float">
            <text:p>1097210754</text:p>
          </table:table-cell>
          <table:table-cell table:style-name="ce27"/>
          <table:table-cell table:style-name="ce27" office:value-type="string" calcext:value-type="string">
            <text:p>RC_MegaPlate_TX1B_R.blend</text:p>
          </table:table-cell>
          <table:table-cell table:style-name="ce27" office:value-type="string" calcext:value-type="string">
            <text:p>MegaPlate_TX1B_R_0</text:p>
          </table:table-cell>
          <table:table-cell table:style-name="ce27" office:value-type="string" calcext:value-type="string">
            <text:p>MegaPlate_TX1B_R_1</text:p>
          </table:table-cell>
          <table:table-cell table:style-name="ce27" office:value-type="string" calcext:value-type="string">
            <text:p>MegaPlate_TX1B_R_2</text:p>
          </table:table-cell>
          <table:table-cell table:style-name="ce27" table:number-columns-repeated="8"/>
          <table:table-cell table:style-name="Default" table:number-columns-repeated="1008"/>
        </table:table-row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#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#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table:style-name="ce26" office:value-type="string" calcext:value-type="string">
            <text:p>### THIS SECTION IS ALL NEW CUBES WITH NO TEXTURES ###</text:p>
          </table:table-cell>
          <table:table-cell table:style-name="ce26" table:number-columns-repeated="1022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### RC14 CUBES ###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#</text:p>
          </table:table-cell>
          <table:table-cell table:style-name="ce28" office:value-type="string" calcext:value-type="string">
            <text:p><text:s/>/ Armored Cube T1</text:p>
          </table:table-cell>
          <table:table-cell office:value-type="float" office:value="3795589065" calcext:value-type="float">
            <text:p>379558906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Cube.blend</text:p>
          </table:table-cell>
          <table:table-cell office:value-type="string" calcext:value-type="string">
            <text:p>RC_Cub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Cube T2</text:p>
          </table:table-cell>
          <table:table-cell office:value-type="float" office:value="3523011797" calcext:value-type="float">
            <text:p>352301179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Cube.blend</text:p>
          </table:table-cell>
          <table:table-cell office:value-type="string" calcext:value-type="string">
            <text:p>RC_Cub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Cube T3</text:p>
          </table:table-cell>
          <table:table-cell office:value-type="float" office:value="1428281037" calcext:value-type="float">
            <text:p>142828103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Cube.blend</text:p>
          </table:table-cell>
          <table:table-cell office:value-type="string" calcext:value-type="string">
            <text:p>RC_Cub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Cube T4</text:p>
          </table:table-cell>
          <table:table-cell office:value-type="float" office:value="148547544" calcext:value-type="float">
            <text:p>14854754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Cube.blend</text:p>
          </table:table-cell>
          <table:table-cell office:value-type="string" calcext:value-type="string">
            <text:p>RC_Cub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Cube T5</text:p>
          </table:table-cell>
          <table:table-cell office:value-type="float" office:value="3902577141" calcext:value-type="float">
            <text:p>390257714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Cube.blend</text:p>
          </table:table-cell>
          <table:table-cell office:value-type="string" calcext:value-type="string">
            <text:p>RC_Cub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Cube T6</text:p>
          </table:table-cell>
          <table:table-cell office:value-type="float" office:value="3217516252" calcext:value-type="float">
            <text:p>321751625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Cube.blend</text:p>
          </table:table-cell>
          <table:table-cell office:value-type="string" calcext:value-type="string">
            <text:p>RC_Cub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Cube T7</text:p>
          </table:table-cell>
          <table:table-cell office:value-type="float" office:value="1602312433" calcext:value-type="float">
            <text:p>1602312433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Cube.blend</text:p>
          </table:table-cell>
          <table:table-cell office:value-type="string" calcext:value-type="string">
            <text:p>RC_Cub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Cube T8</text:p>
          </table:table-cell>
          <table:table-cell office:value-type="float" office:value="3130466754" calcext:value-type="float">
            <text:p>313046675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Cube.blend</text:p>
          </table:table-cell>
          <table:table-cell office:value-type="string" calcext:value-type="string">
            <text:p>RC_Cub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Cube T9</text:p>
          </table:table-cell>
          <table:table-cell office:value-type="float" office:value="936473914" calcext:value-type="float">
            <text:p>93647391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Cube.blend</text:p>
          </table:table-cell>
          <table:table-cell office:value-type="string" calcext:value-type="string">
            <text:p>RC_Cub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Inner T1</text:p>
          </table:table-cell>
          <table:table-cell office:value-type="float" office:value="1661086464" calcext:value-type="float">
            <text:p>166108646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Inner.blend</text:p>
          </table:table-cell>
          <table:table-cell office:value-type="string" calcext:value-type="string">
            <text:p>RC_Inner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Inner T2</text:p>
          </table:table-cell>
          <table:table-cell office:value-type="float" office:value="140476067" calcext:value-type="float">
            <text:p>14047606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Inner.blend</text:p>
          </table:table-cell>
          <table:table-cell office:value-type="string" calcext:value-type="string">
            <text:p>RC_Inner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Inner T3</text:p>
          </table:table-cell>
          <table:table-cell office:value-type="float" office:value="3558861316" calcext:value-type="float">
            <text:p>355886131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Inner.blend</text:p>
          </table:table-cell>
          <table:table-cell office:value-type="string" calcext:value-type="string">
            <text:p>RC_Inner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Inner T4</text:p>
          </table:table-cell>
          <table:table-cell office:value-type="float" office:value="3514383790" calcext:value-type="float">
            <text:p>351438379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Inner.blend</text:p>
          </table:table-cell>
          <table:table-cell office:value-type="string" calcext:value-type="string">
            <text:p>RC_Inner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Inner T5</text:p>
          </table:table-cell>
          <table:table-cell office:value-type="float" office:value="1772266812" calcext:value-type="float">
            <text:p>177226681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Inner.blend</text:p>
          </table:table-cell>
          <table:table-cell office:value-type="string" calcext:value-type="string">
            <text:p>RC_Inner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Inner T6</text:p>
          </table:table-cell>
          <table:table-cell office:value-type="float" office:value="1717894314" calcext:value-type="float">
            <text:p>171789431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Inner.blend</text:p>
          </table:table-cell>
          <table:table-cell office:value-type="string" calcext:value-type="string">
            <text:p>RC_Inner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Inner T7</text:p>
          </table:table-cell>
          <table:table-cell office:value-type="float" office:value="3737084984" calcext:value-type="float">
            <text:p>373708498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Inner.blend</text:p>
          </table:table-cell>
          <table:table-cell office:value-type="string" calcext:value-type="string">
            <text:p>RC_Inner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Inner T8</text:p>
          </table:table-cell>
          <table:table-cell office:value-type="float" office:value="1664400308" calcext:value-type="float">
            <text:p>166440030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Inner.blend</text:p>
          </table:table-cell>
          <table:table-cell office:value-type="string" calcext:value-type="string">
            <text:p>RC_Inner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Inner T9</text:p>
          </table:table-cell>
          <table:table-cell office:value-type="float" office:value="2704279673" calcext:value-type="float">
            <text:p>2704279673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Inner.blend</text:p>
          </table:table-cell>
          <table:table-cell office:value-type="string" calcext:value-type="string">
            <text:p>RC_Inner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Prism T1</text:p>
          </table:table-cell>
          <table:table-cell office:value-type="float" office:value="3133051372" calcext:value-type="float">
            <text:p>313305137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Edge.blend</text:p>
          </table:table-cell>
          <table:table-cell office:value-type="string" calcext:value-type="string">
            <text:p>RC_Prism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Prism T2</text:p>
          </table:table-cell>
          <table:table-cell office:value-type="float" office:value="3521365071" calcext:value-type="float">
            <text:p>352136507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Edge.blend</text:p>
          </table:table-cell>
          <table:table-cell office:value-type="string" calcext:value-type="string">
            <text:p>RC_Prism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Prism T3</text:p>
          </table:table-cell>
          <table:table-cell office:value-type="float" office:value="228806888" calcext:value-type="float">
            <text:p>22880688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Edge.blend</text:p>
          </table:table-cell>
          <table:table-cell office:value-type="string" calcext:value-type="string">
            <text:p>RC_Prism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Prism T4</text:p>
          </table:table-cell>
          <table:table-cell office:value-type="float" office:value="147162946" calcext:value-type="float">
            <text:p>14716294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Edge.blend</text:p>
          </table:table-cell>
          <table:table-cell office:value-type="string" calcext:value-type="string">
            <text:p>RC_Prism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Prism T5</text:p>
          </table:table-cell>
          <table:table-cell office:value-type="float" office:value="2954764240" calcext:value-type="float">
            <text:p>295476424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Edge.blend</text:p>
          </table:table-cell>
          <table:table-cell office:value-type="string" calcext:value-type="string">
            <text:p>RC_Prism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Prism T6</text:p>
          </table:table-cell>
          <table:table-cell office:value-type="float" office:value="3218622022" calcext:value-type="float">
            <text:p>321862202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Edge.blend</text:p>
          </table:table-cell>
          <table:table-cell office:value-type="string" calcext:value-type="string">
            <text:p>RC_Prism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Prism T7</text:p>
          </table:table-cell>
          <table:table-cell office:value-type="float" office:value="117694164" calcext:value-type="float">
            <text:p>11769416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Edge.blend</text:p>
          </table:table-cell>
          <table:table-cell office:value-type="string" calcext:value-type="string">
            <text:p>RC_Prism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Prism T8</text:p>
          </table:table-cell>
          <table:table-cell office:value-type="float" office:value="3129475416" calcext:value-type="float">
            <text:p>312947541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Edge.blend</text:p>
          </table:table-cell>
          <table:table-cell office:value-type="string" calcext:value-type="string">
            <text:p>RC_Prism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Prism T9</text:p>
          </table:table-cell>
          <table:table-cell office:value-type="float" office:value="3159626035" calcext:value-type="float">
            <text:p>315962603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Edge.blend</text:p>
          </table:table-cell>
          <table:table-cell office:value-type="string" calcext:value-type="string">
            <text:p>RC_Prism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Tetra T1</text:p>
          </table:table-cell>
          <table:table-cell office:value-type="float" office:value="3288882012" calcext:value-type="float">
            <text:p>328888201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Corner.blend</text:p>
          </table:table-cell>
          <table:table-cell office:value-type="string" calcext:value-type="string">
            <text:p>RC_Tetra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Tetra T2</text:p>
          </table:table-cell>
          <table:table-cell office:value-type="float" office:value="2941587199" calcext:value-type="float">
            <text:p>2941587199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Corner.blend</text:p>
          </table:table-cell>
          <table:table-cell office:value-type="string" calcext:value-type="string">
            <text:p>RC_Tetra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Tetra T3</text:p>
          </table:table-cell>
          <table:table-cell office:value-type="float" office:value="1930795608" calcext:value-type="float">
            <text:p>193079560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Corner.blend</text:p>
          </table:table-cell>
          <table:table-cell office:value-type="string" calcext:value-type="string">
            <text:p>RC_Tetra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Tetra T4</text:p>
          </table:table-cell>
          <table:table-cell office:value-type="float" office:value="1987268082" calcext:value-type="float">
            <text:p>198726808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Corner.blend</text:p>
          </table:table-cell>
          <table:table-cell office:value-type="string" calcext:value-type="string">
            <text:p>RC_Tetra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Tetra T5</text:p>
          </table:table-cell>
          <table:table-cell office:value-type="float" office:value="3467171168" calcext:value-type="float">
            <text:p>346717116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Corner.blend</text:p>
          </table:table-cell>
          <table:table-cell office:value-type="string" calcext:value-type="string">
            <text:p>RC_Tetra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Tetra T6</text:p>
          </table:table-cell>
          <table:table-cell office:value-type="float" office:value="3245247734" calcext:value-type="float">
            <text:p>324524773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Corner.blend</text:p>
          </table:table-cell>
          <table:table-cell office:value-type="string" calcext:value-type="string">
            <text:p>RC_Tetra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Tetra T7</text:p>
          </table:table-cell>
          <table:table-cell office:value-type="float" office:value="2041910372" calcext:value-type="float">
            <text:p>204191037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Corner.blend</text:p>
          </table:table-cell>
          <table:table-cell office:value-type="string" calcext:value-type="string">
            <text:p>RC_Tetra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Tetra T8</text:p>
          </table:table-cell>
          <table:table-cell office:value-type="float" office:value="3292449768" calcext:value-type="float">
            <text:p>329244976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Corner.blend</text:p>
          </table:table-cell>
          <table:table-cell office:value-type="string" calcext:value-type="string">
            <text:p>RC_Tetra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Armored Tetra T9</text:p>
          </table:table-cell>
          <table:table-cell office:value-type="float" office:value="3265763652" calcext:value-type="float">
            <text:p>326576365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Corner.blend</text:p>
          </table:table-cell>
          <table:table-cell office:value-type="string" calcext:value-type="string">
            <text:p>RC_Tetra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### MEDIUM CUBE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Cube Medium <text:s/>/ Armored Cube T10</text:p>
          </table:table-cell>
          <table:table-cell office:value-type="float" office:value="227205318" calcext:value-type="float">
            <text:p>22720531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Medium_Cube.blend</text:p>
          </table:table-cell>
          <table:table-cell office:value-type="string" calcext:value-type="string">
            <text:p>RC_Cub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Edge Medium <text:s/>/ Armored Prism T10</text:p>
          </table:table-cell>
          <table:table-cell office:value-type="float" office:value="227917916" calcext:value-type="float">
            <text:p>22791791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Medium_Edge.blend</text:p>
          </table:table-cell>
          <table:table-cell office:value-type="string" calcext:value-type="string">
            <text:p>RC_Prism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Corner Medium <text:s/>/ Armored Tetra T10</text:p>
          </table:table-cell>
          <table:table-cell office:value-type="float" office:value="1931676396" calcext:value-type="float">
            <text:p>193167639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Medium_Corner.blend</text:p>
          </table:table-cell>
          <table:table-cell office:value-type="string" calcext:value-type="string">
            <text:p>RC_Tetra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Inner Medium <text:s/>/ Armored Inner T10</text:p>
          </table:table-cell>
          <table:table-cell office:value-type="float" office:value="3559488176" calcext:value-type="float">
            <text:p>355948817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Medium_Inner.blend</text:p>
          </table:table-cell>
          <table:table-cell office:value-type="string" calcext:value-type="string">
            <text:p>RC_Inner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Edge Round Medium </text:p>
          </table:table-cell>
          <table:table-cell office:value-type="float" office:value="447126572" calcext:value-type="float">
            <text:p>44712657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Medium_Edge_Round.blend</text:p>
          </table:table-cell>
          <table:table-cell office:value-type="string" calcext:value-type="string">
            <text:p>RC_Prism_Round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Corner Round Medium </text:p>
          </table:table-cell>
          <table:table-cell office:value-type="float" office:value="2589418111" calcext:value-type="float">
            <text:p>258941811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Medium_Corner_Round.blend</text:p>
          </table:table-cell>
          <table:table-cell office:value-type="string" calcext:value-type="string">
            <text:p>RC_Tetra_Round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Inner Round Medium </text:p>
          </table:table-cell>
          <table:table-cell office:value-type="float" office:value="1837286858" calcext:value-type="float">
            <text:p>183728685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Medium_Inner_Round.blend</text:p>
          </table:table-cell>
          <table:table-cell office:value-type="string" calcext:value-type="string">
            <text:p>RC_Inner_Round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Edge Slope Medium </text:p>
          </table:table-cell>
          <table:table-cell office:value-type="float" office:value="1538778047" calcext:value-type="float">
            <text:p>153877804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Medium_Edge_Slope.blend</text:p>
          </table:table-cell>
          <table:table-cell office:value-type="string" calcext:value-type="string">
            <text:p>RC_Edge_Slop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Corner Slope Medium </text:p>
          </table:table-cell>
          <table:table-cell office:value-type="float" office:value="557016830" calcext:value-type="float">
            <text:p>55701683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Medium_Corner_Slope.blend</text:p>
          </table:table-cell>
          <table:table-cell office:value-type="string" calcext:value-type="string">
            <text:p>RC_Corner_Slop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Inner Slope Medium </text:p>
          </table:table-cell>
          <table:table-cell office:value-type="float" office:value="495400745" calcext:value-type="float">
            <text:p>49540074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Medium_Inner_Slope.blend</text:p>
          </table:table-cell>
          <table:table-cell office:value-type="string" calcext:value-type="string">
            <text:p>RC_Inner_Slop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Cone Medium </text:p>
          </table:table-cell>
          <table:table-cell office:value-type="float" office:value="1352234106" calcext:value-type="float">
            <text:p>135223410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Medium_Cone.blend</text:p>
          </table:table-cell>
          <table:table-cell office:value-type="string" calcext:value-type="string">
            <text:p>RC_Con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Pyramid Medium </text:p>
          </table:table-cell>
          <table:table-cell office:value-type="float" office:value="2686602224" calcext:value-type="float">
            <text:p>268660222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Medium_Pyramid.blend</text:p>
          </table:table-cell>
          <table:table-cell office:value-type="string" calcext:value-type="string">
            <text:p>RC_Pyramid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Cube Medium with C6 Logo</text:p>
          </table:table-cell>
          <table:table-cell office:value-type="float" office:value="3367514907" calcext:value-type="float">
            <text:p>336751490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Medium_Cube_Carbon6_Logo.blend</text:p>
          </table:table-cell>
          <table:table-cell office:value-type="string" calcext:value-type="string">
            <text:p>RC_Cube_MK2_Flat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Cube Medium with CARBON Letters</text:p>
          </table:table-cell>
          <table:table-cell office:value-type="float" office:value="2392661891" calcext:value-type="float">
            <text:p>239266189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Medium_Cube_Carbon6_Letters.blend</text:p>
          </table:table-cell>
          <table:table-cell office:value-type="string" calcext:value-type="string">
            <text:p>RC_Cube_MK2_Flat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Medium_Cube_Cardlife</text:p>
          </table:table-cell>
          <table:table-cell office:value-type="float" office:value="2077855120" calcext:value-type="float">
            <text:p>207785512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Medium_Cube_Cardlife.blend</text:p>
          </table:table-cell>
          <table:table-cell office:value-type="string" calcext:value-type="string">
            <text:p>RC_Cub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Medium_Edge_Cardlife</text:p>
          </table:table-cell>
          <table:table-cell office:value-type="float" office:value="348383505" calcext:value-type="float">
            <text:p>34838350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Medium_Edge_Cardlife.blend</text:p>
          </table:table-cell>
          <table:table-cell office:value-type="string" calcext:value-type="string">
            <text:p>RC_Prism_Cardlif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### HEAVY CUBE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Heavy Chassis Cube</text:p>
          </table:table-cell>
          <table:table-cell office:value-type="float" office:value="1654632428" calcext:value-type="float">
            <text:p>165463242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Heavy_Cube.blend</text:p>
          </table:table-cell>
          <table:table-cell office:value-type="string" calcext:value-type="string">
            <text:p>RC_Cub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Heavy Chassis Inner</text:p>
          </table:table-cell>
          <table:table-cell office:value-type="float" office:value="4181414569" calcext:value-type="float">
            <text:p>4181414569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Heavy_Inner.blend</text:p>
          </table:table-cell>
          <table:table-cell office:value-type="string" calcext:value-type="string">
            <text:p>RC_Inner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Heavy Chassis Prism</text:p>
          </table:table-cell>
          <table:table-cell office:value-type="float" office:value="2686466102" calcext:value-type="float">
            <text:p>268646610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Heavy_Edge.blend</text:p>
          </table:table-cell>
          <table:table-cell office:value-type="string" calcext:value-type="string">
            <text:p>RC_Prism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Heavy Chassis Tetra</text:p>
          </table:table-cell>
          <table:table-cell office:value-type="float" office:value="2157492751" calcext:value-type="float">
            <text:p>215749275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Heavy_Corner.blend</text:p>
          </table:table-cell>
          <table:table-cell office:value-type="string" calcext:value-type="string">
            <text:p>RC_Tetra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Cube Heavy</text:p>
          </table:table-cell>
          <table:table-cell office:value-type="float" office:value="123901970" calcext:value-type="float">
            <text:p>12390197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Heavy_Cube.blend</text:p>
          </table:table-cell>
          <table:table-cell office:value-type="string" calcext:value-type="string">
            <text:p>RC_Cub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Edge Heavy</text:p>
          </table:table-cell>
          <table:table-cell office:value-type="float" office:value="1225928721" calcext:value-type="float">
            <text:p>122592872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Heavy_Edge.blend</text:p>
          </table:table-cell>
          <table:table-cell office:value-type="string" calcext:value-type="string">
            <text:p>RC_Prism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Corner Heavy</text:p>
          </table:table-cell>
          <table:table-cell office:value-type="float" office:value="222074329" calcext:value-type="float">
            <text:p>222074329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Heavy_Corner.blend</text:p>
          </table:table-cell>
          <table:table-cell office:value-type="string" calcext:value-type="string">
            <text:p>RC_Tetra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Inner Heavy</text:p>
          </table:table-cell>
          <table:table-cell office:value-type="float" office:value="2577871627" calcext:value-type="float">
            <text:p>257787162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Heavy_Inner.blend</text:p>
          </table:table-cell>
          <table:table-cell office:value-type="string" calcext:value-type="string">
            <text:p>RC_Inner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Edge Round Heavy</text:p>
          </table:table-cell>
          <table:table-cell office:value-type="float" office:value="368051733" calcext:value-type="float">
            <text:p>368051733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Heavy_Edge_Round.blend</text:p>
          </table:table-cell>
          <table:table-cell office:value-type="string" calcext:value-type="string">
            <text:p>RC_Prism_Round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Corner Round Heavy</text:p>
          </table:table-cell>
          <table:table-cell office:value-type="float" office:value="2148353926" calcext:value-type="float">
            <text:p>214835392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Heavy_Corner_Round.blend</text:p>
          </table:table-cell>
          <table:table-cell office:value-type="string" calcext:value-type="string">
            <text:p>RC_Tetra_Round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Inner Round Heavy</text:p>
          </table:table-cell>
          <table:table-cell office:value-type="float" office:value="665761850" calcext:value-type="float">
            <text:p>66576185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Heavy_Inner_Round.blend</text:p>
          </table:table-cell>
          <table:table-cell office:value-type="string" calcext:value-type="string">
            <text:p>RC_Inner_Round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Edge Slope Heavy</text:p>
          </table:table-cell>
          <table:table-cell office:value-type="float" office:value="1334508924" calcext:value-type="float">
            <text:p>133450892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Heavy_Edge_Slope.blend</text:p>
          </table:table-cell>
          <table:table-cell office:value-type="string" calcext:value-type="string">
            <text:p>RC_Edge_Slop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Corner Slope Heavy</text:p>
          </table:table-cell>
          <table:table-cell office:value-type="float" office:value="3665280239" calcext:value-type="float">
            <text:p>3665280239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Heavy_Corner_Slope.blend</text:p>
          </table:table-cell>
          <table:table-cell office:value-type="string" calcext:value-type="string">
            <text:p>RC_Corner_Slop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Inner Slope Heavy</text:p>
          </table:table-cell>
          <table:table-cell office:value-type="float" office:value="2111062867" calcext:value-type="float">
            <text:p>211106286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Heavy_Inner_Slope.blend</text:p>
          </table:table-cell>
          <table:table-cell office:value-type="string" calcext:value-type="string">
            <text:p>RC_Inner_Slop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Cone Heavy</text:p>
          </table:table-cell>
          <table:table-cell office:value-type="float" office:value="3886136035" calcext:value-type="float">
            <text:p>388613603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Heavy_Cone.blend</text:p>
          </table:table-cell>
          <table:table-cell office:value-type="string" calcext:value-type="string">
            <text:p>RC_Con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Pyramid Heavy(Substituted)</text:p>
          </table:table-cell>
          <table:table-cell office:value-type="float" office:value="4184274974" calcext:value-type="float">
            <text:p>418427497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Heavy_Pyramid.blend</text:p>
          </table:table-cell>
          <table:table-cell office:value-type="string" calcext:value-type="string">
            <text:p>RC_Pyramid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### LIGHT CUBE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Light Chassis Cube</text:p>
          </table:table-cell>
          <table:table-cell office:value-type="float" office:value="2295832800" calcext:value-type="float">
            <text:p>229583280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Light_Cube.blend</text:p>
          </table:table-cell>
          <table:table-cell office:value-type="string" calcext:value-type="string">
            <text:p>RC_Cub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Light Chassis Inner</text:p>
          </table:table-cell>
          <table:table-cell office:value-type="float" office:value="3920646105" calcext:value-type="float">
            <text:p>392064610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Light_Inner.blend</text:p>
          </table:table-cell>
          <table:table-cell office:value-type="string" calcext:value-type="string">
            <text:p>RC_Inner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Light Chassis Prism</text:p>
          </table:table-cell>
          <table:table-cell office:value-type="float" office:value="2231909735" calcext:value-type="float">
            <text:p>223190973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Light_Edge.blend</text:p>
          </table:table-cell>
          <table:table-cell office:value-type="string" calcext:value-type="string">
            <text:p>RC_Prism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<text:s/>/ Light Chassis Tetra</text:p>
          </table:table-cell>
          <table:table-cell office:value-type="float" office:value="1754827363" calcext:value-type="float">
            <text:p>1754827363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Light_Corner.blend</text:p>
          </table:table-cell>
          <table:table-cell office:value-type="string" calcext:value-type="string">
            <text:p>RC_Tetra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Cube Light</text:p>
          </table:table-cell>
          <table:table-cell office:value-type="float" office:value="1972224393" calcext:value-type="float">
            <text:p>1972224393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Light_Cube.blend</text:p>
          </table:table-cell>
          <table:table-cell office:value-type="string" calcext:value-type="string">
            <text:p>RC_Cub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Edge Light</text:p>
          </table:table-cell>
          <table:table-cell office:value-type="float" office:value="4157111053" calcext:value-type="float">
            <text:p>4157111053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Light_Edge.blend</text:p>
          </table:table-cell>
          <table:table-cell office:value-type="string" calcext:value-type="string">
            <text:p>RC_Prism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Corner Light</text:p>
          </table:table-cell>
          <table:table-cell office:value-type="float" office:value="1347255791" calcext:value-type="float">
            <text:p>134725579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Light_Corner.blend</text:p>
          </table:table-cell>
          <table:table-cell office:value-type="string" calcext:value-type="string">
            <text:p>RC_Tetra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Inner Light</text:p>
          </table:table-cell>
          <table:table-cell office:value-type="float" office:value="1941682825" calcext:value-type="float">
            <text:p>194168282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Light_Inner.blend</text:p>
          </table:table-cell>
          <table:table-cell office:value-type="string" calcext:value-type="string">
            <text:p>RC_Inner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Edge Round Light</text:p>
          </table:table-cell>
          <table:table-cell office:value-type="float" office:value="1993583577" calcext:value-type="float">
            <text:p>199358357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Light_Edge_Round.blend</text:p>
          </table:table-cell>
          <table:table-cell office:value-type="string" calcext:value-type="string">
            <text:p>RC_Prism_Round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Corner Round Light</text:p>
          </table:table-cell>
          <table:table-cell office:value-type="float" office:value="582052348" calcext:value-type="float">
            <text:p>58205234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Light_Corner_Round.blend</text:p>
          </table:table-cell>
          <table:table-cell office:value-type="string" calcext:value-type="string">
            <text:p>RC_Tetra_Round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Inner Round Light</text:p>
          </table:table-cell>
          <table:table-cell office:value-type="float" office:value="1578378954" calcext:value-type="float">
            <text:p>157837895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Light_Inner_Round.blend</text:p>
          </table:table-cell>
          <table:table-cell office:value-type="string" calcext:value-type="string">
            <text:p>RC_Inner_Round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Edge Slope Light</text:p>
          </table:table-cell>
          <table:table-cell office:value-type="float" office:value="3093572869" calcext:value-type="float">
            <text:p>3093572869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Light_Edge_Slope.blend</text:p>
          </table:table-cell>
          <table:table-cell office:value-type="string" calcext:value-type="string">
            <text:p>RC_Edge_Slop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Corner Slope Light</text:p>
          </table:table-cell>
          <table:table-cell office:value-type="float" office:value="3959877408" calcext:value-type="float">
            <text:p>395987740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Light_Corner_Slope.blend</text:p>
          </table:table-cell>
          <table:table-cell office:value-type="string" calcext:value-type="string">
            <text:p>RC_Corner_Slop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Inner Slope Light</text:p>
          </table:table-cell>
          <table:table-cell office:value-type="float" office:value="2426642454" calcext:value-type="float">
            <text:p>242664245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Light_Inner_Slope.blend</text:p>
          </table:table-cell>
          <table:table-cell office:value-type="string" calcext:value-type="string">
            <text:p>RC_Inner_Slop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Cone Light</text:p>
          </table:table-cell>
          <table:table-cell office:value-type="float" office:value="1422041599" calcext:value-type="float">
            <text:p>1422041599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Light_Cone.blend</text:p>
          </table:table-cell>
          <table:table-cell office:value-type="string" calcext:value-type="string">
            <text:p>RC_Con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Pyramid Light</text:p>
          </table:table-cell>
          <table:table-cell office:value-type="float" office:value="885415789" calcext:value-type="float">
            <text:p>885415789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Light_Pyramid.blend</text:p>
          </table:table-cell>
          <table:table-cell office:value-type="string" calcext:value-type="string">
            <text:p>RC_Pyramid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### COMPACT CUBE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5 Cube Compact </text:p>
          </table:table-cell>
          <table:table-cell office:value-type="float" office:value="1576857358" calcext:value-type="float">
            <text:p>157685735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Compact_Cube.blend</text:p>
          </table:table-cell>
          <table:table-cell office:value-type="string" calcext:value-type="string">
            <text:p>RC_Cub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5 Edge Compact </text:p>
          </table:table-cell>
          <table:table-cell office:value-type="float" office:value="327960333" calcext:value-type="float">
            <text:p>327960333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Compact_Edge.blend</text:p>
          </table:table-cell>
          <table:table-cell office:value-type="string" calcext:value-type="string">
            <text:p>RC_Prism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5 Corner Compact </text:p>
          </table:table-cell>
          <table:table-cell office:value-type="float" office:value="126353766" calcext:value-type="float">
            <text:p>12635376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Compact_Corner.blend</text:p>
          </table:table-cell>
          <table:table-cell office:value-type="string" calcext:value-type="string">
            <text:p>RC_Tetra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5 Inner Compact </text:p>
          </table:table-cell>
          <table:table-cell office:value-type="float" office:value="2378018821" calcext:value-type="float">
            <text:p>237801882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Compact_Inner.blend</text:p>
          </table:table-cell>
          <table:table-cell office:value-type="string" calcext:value-type="string">
            <text:p>RC_Inner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5 Edge Round Compact </text:p>
          </table:table-cell>
          <table:table-cell office:value-type="float" office:value="676446887" calcext:value-type="float">
            <text:p>67644688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Compact_Edge_Round.blend</text:p>
          </table:table-cell>
          <table:table-cell office:value-type="string" calcext:value-type="string">
            <text:p>RC_Prism_Round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5 Corner Round Compact </text:p>
          </table:table-cell>
          <table:table-cell office:value-type="float" office:value="1728084091" calcext:value-type="float">
            <text:p>172808409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Compact_Corner_Round.blend</text:p>
          </table:table-cell>
          <table:table-cell office:value-type="string" calcext:value-type="string">
            <text:p>RC_Tetra_Round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5 Inner Round Compact </text:p>
          </table:table-cell>
          <table:table-cell office:value-type="float" office:value="925214026" calcext:value-type="float">
            <text:p>92521402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Compact_Inner_Round.blend</text:p>
          </table:table-cell>
          <table:table-cell office:value-type="string" calcext:value-type="string">
            <text:p>RC_Inner_Round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5 Edge Slope Compact </text:p>
          </table:table-cell>
          <table:table-cell office:value-type="float" office:value="1915435470" calcext:value-type="float">
            <text:p>191543547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Compact_Edge_Slope.blend</text:p>
          </table:table-cell>
          <table:table-cell office:value-type="string" calcext:value-type="string">
            <text:p>RC_Edge_Slop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5 Corner Slope Compact </text:p>
          </table:table-cell>
          <table:table-cell office:value-type="float" office:value="1881278783" calcext:value-type="float">
            <text:p>1881278783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Compact_Corner_Slope.blend</text:p>
          </table:table-cell>
          <table:table-cell office:value-type="string" calcext:value-type="string">
            <text:p>RC_Corner_Slop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5 Inner Slope Compact </text:p>
          </table:table-cell>
          <table:table-cell office:value-type="float" office:value="1834966563" calcext:value-type="float">
            <text:p>1834966563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Compact_Inner_Slope.blend</text:p>
          </table:table-cell>
          <table:table-cell office:value-type="string" calcext:value-type="string">
            <text:p>RC_Inner_Slop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5 Cone Compact </text:p>
          </table:table-cell>
          <table:table-cell office:value-type="float" office:value="1979640496" calcext:value-type="float">
            <text:p>197964049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Compact_Cone.blend</text:p>
          </table:table-cell>
          <table:table-cell office:value-type="string" calcext:value-type="string">
            <text:p>RC_Con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5 Pyramid Compact </text:p>
          </table:table-cell>
          <table:table-cell office:value-type="float" office:value="979123471" calcext:value-type="float">
            <text:p>97912347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Compact_Pyramid.blend</text:p>
          </table:table-cell>
          <table:table-cell office:value-type="string" calcext:value-type="string">
            <text:p>RC_Pyramid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GLASS CUBE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lass Cube <text:s/>/ Windshield Cube</text:p>
          </table:table-cell>
          <table:table-cell office:value-type="float" office:value="3327812742" calcext:value-type="float">
            <text:p>332781274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lass_Cube.blend</text:p>
          </table:table-cell>
          <table:table-cell office:value-type="string" calcext:value-type="string">
            <text:p>glass_cube</text:p>
          </table:table-cell>
          <table:table-cell office:value-type="string" calcext:value-type="string">
            <text:p>glass_cube_fra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ass Edge <text:s/>/ Windshield Prism</text:p>
          </table:table-cell>
          <table:table-cell office:value-type="float" office:value="4235300269" calcext:value-type="float">
            <text:p>423530026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Glass_Edge.blend</text:p>
          </table:table-cell>
          <table:table-cell office:value-type="string" calcext:value-type="string">
            <text:p>Glass_Edge</text:p>
          </table:table-cell>
          <table:table-cell office:value-type="string" calcext:value-type="string">
            <text:p>Glass_Edge_fra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ass Corner <text:s/>/ Windshield Tetra</text:p>
          </table:table-cell>
          <table:table-cell office:value-type="float" office:value="1094997616" calcext:value-type="float">
            <text:p>1094997616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Glass_Corner.blend</text:p>
          </table:table-cell>
          <table:table-cell office:value-type="string" calcext:value-type="string">
            <text:p>Glass_corner</text:p>
          </table:table-cell>
          <table:table-cell office:value-type="string" calcext:value-type="string">
            <text:p>Glass_corner_fra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ass Inner <text:s/>/ Windshield Inner</text:p>
          </table:table-cell>
          <table:table-cell office:value-type="float" office:value="445857183" calcext:value-type="float">
            <text:p>44585718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Glass_Inner.blend</text:p>
          </table:table-cell>
          <table:table-cell office:value-type="string" calcext:value-type="string">
            <text:p>glass_inner</text:p>
          </table:table-cell>
          <table:table-cell office:value-type="string" calcext:value-type="string">
            <text:p>glass_inner_fra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ass Edge Round</text:p>
          </table:table-cell>
          <table:table-cell office:value-type="float" office:value="3629216992" calcext:value-type="float">
            <text:p>362921699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Glass_Edge_Round.blend</text:p>
          </table:table-cell>
          <table:table-cell office:value-type="string" calcext:value-type="string">
            <text:p>Glass_RoundEdge</text:p>
          </table:table-cell>
          <table:table-cell office:value-type="string" calcext:value-type="string">
            <text:p>Glass_RoundEdge_fra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ass Corner Round</text:p>
          </table:table-cell>
          <table:table-cell office:value-type="float" office:value="2380494106" calcext:value-type="float">
            <text:p>2380494106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Glass_Corner_Round.blend</text:p>
          </table:table-cell>
          <table:table-cell office:value-type="string" calcext:value-type="string">
            <text:p>Glass_RoundCorner</text:p>
          </table:table-cell>
          <table:table-cell office:value-type="string" calcext:value-type="string">
            <text:p>Glass_RoundCorner_fram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ass Inner Round</text:p>
          </table:table-cell>
          <table:table-cell office:value-type="float" office:value="3066776961" calcext:value-type="float">
            <text:p>306677696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Glass_Inner_Round.blend</text:p>
          </table:table-cell>
          <table:table-cell office:value-type="string" calcext:value-type="string">
            <text:p>glass_RoundInner</text:p>
          </table:table-cell>
          <table:table-cell office:value-type="string" calcext:value-type="string">
            <text:p>glass_RoundInner_fram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NEON CUBE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on Cube</text:p>
          </table:table-cell>
          <table:table-cell office:value-type="float" office:value="150161008" calcext:value-type="float">
            <text:p>15016100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Neon_Cube.blend</text:p>
          </table:table-cell>
          <table:table-cell office:value-type="string" calcext:value-type="string">
            <text:p>RC_Cub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on Edge</text:p>
          </table:table-cell>
          <table:table-cell office:value-type="float" office:value="1183051379" calcext:value-type="float">
            <text:p>118305137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Neon_Edge.blend</text:p>
          </table:table-cell>
          <table:table-cell office:value-type="string" calcext:value-type="string">
            <text:p>RC_Pris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on Corner</text:p>
          </table:table-cell>
          <table:table-cell office:value-type="float" office:value="2333317284" calcext:value-type="float">
            <text:p>233331728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Neon_Corner.blend</text:p>
          </table:table-cell>
          <table:table-cell office:value-type="string" calcext:value-type="string">
            <text:p>RC_Tetr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on Inner</text:p>
          </table:table-cell>
          <table:table-cell office:value-type="float" office:value="1616217456" calcext:value-type="float">
            <text:p>1616217456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Neon_Inner.blend</text:p>
          </table:table-cell>
          <table:table-cell office:value-type="string" calcext:value-type="string">
            <text:p>RC_Inn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on Edge Round</text:p>
          </table:table-cell>
          <table:table-cell office:value-type="float" office:value="2623263862" calcext:value-type="float">
            <text:p>262326386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Neon_Edge_Round.blend</text:p>
          </table:table-cell>
          <table:table-cell office:value-type="string" calcext:value-type="string">
            <text:p>RC_Prism_R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on Corner Round</text:p>
          </table:table-cell>
          <table:table-cell office:value-type="float" office:value="3195590950" calcext:value-type="float">
            <text:p>319559095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Neon_Corner_Round.blend</text:p>
          </table:table-cell>
          <table:table-cell office:value-type="string" calcext:value-type="string">
            <text:p>RC_Tetra_R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on Inner Round</text:p>
          </table:table-cell>
          <table:table-cell office:value-type="float" office:value="1774712137" calcext:value-type="float">
            <text:p>177471213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Neon_Inner_Round.blend</text:p>
          </table:table-cell>
          <table:table-cell office:value-type="string" calcext:value-type="string">
            <text:p>RC_Inner_R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on Edge Slope </text:p>
          </table:table-cell>
          <table:table-cell office:value-type="float" office:value="3324063519" calcext:value-type="float">
            <text:p>332406351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Neon_Edge_Slope.blend</text:p>
          </table:table-cell>
          <table:table-cell office:value-type="string" calcext:value-type="string">
            <text:p>RC_Edge_Slop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on Corner Slope </text:p>
          </table:table-cell>
          <table:table-cell office:value-type="float" office:value="3825345103" calcext:value-type="float">
            <text:p>3825345103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Neon_Corner_Slope.blend</text:p>
          </table:table-cell>
          <table:table-cell office:value-type="string" calcext:value-type="string">
            <text:p>RC_Corner_Slop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on Inner Slope </text:p>
          </table:table-cell>
          <table:table-cell office:value-type="float" office:value="868027936" calcext:value-type="float">
            <text:p>86802793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Neon_Inner_Slope.blend</text:p>
          </table:table-cell>
          <table:table-cell office:value-type="string" calcext:value-type="string">
            <text:p>RC_Inner_Slop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on Cone </text:p>
          </table:table-cell>
          <table:table-cell office:value-type="float" office:value="552682446" calcext:value-type="float">
            <text:p>552682446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Neon_Cone.blend</text:p>
          </table:table-cell>
          <table:table-cell office:value-type="string" calcext:value-type="string">
            <text:p>RC_Con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on Pyramid</text:p>
          </table:table-cell>
          <table:table-cell office:value-type="float" office:value="3447434946" calcext:value-type="float">
            <text:p>3447434946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Neon_Pyramid.blend</text:p>
          </table:table-cell>
          <table:table-cell office:value-type="string" calcext:value-type="string">
            <text:p>RC_Pyramid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### RETRO CUBE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retro Cube</text:p>
          </table:table-cell>
          <table:table-cell office:value-type="float" office:value="183067052" calcext:value-type="float">
            <text:p>18306705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Cube.blend</text:p>
          </table:table-cell>
          <table:table-cell office:value-type="string" calcext:value-type="string">
            <text:p>RC_Cub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retro Edge</text:p>
          </table:table-cell>
          <table:table-cell office:value-type="float" office:value="1150929327" calcext:value-type="float">
            <text:p>115092932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Edge.blend</text:p>
          </table:table-cell>
          <table:table-cell office:value-type="string" calcext:value-type="string">
            <text:p>RC_Prism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retro Corner</text:p>
          </table:table-cell>
          <table:table-cell office:value-type="float" office:value="1387792676" calcext:value-type="float">
            <text:p>138779267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Corner.blend</text:p>
          </table:table-cell>
          <table:table-cell office:value-type="string" calcext:value-type="string">
            <text:p>RC_Tetra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retro Inner</text:p>
          </table:table-cell>
          <table:table-cell office:value-type="float" office:value="3985049715" calcext:value-type="float">
            <text:p>398504971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etro_Inner.blend</text:p>
          </table:table-cell>
          <table:table-cell office:value-type="string" calcext:value-type="string">
            <text:p>RC_Inner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HELIUM CUBE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<text:s/>/ Armored Helium T4.</text:p>
          </table:table-cell>
          <table:table-cell office:value-type="float" office:value="3305279060" calcext:value-type="float">
            <text:p>330527906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T2_Helium.blend</text:p>
          </table:table-cell>
          <table:table-cell office:value-type="string" calcext:value-type="string">
            <text:p>RC_Helium_Armor_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/ Armored Helium T6</text:p>
          </table:table-cell>
          <table:table-cell office:value-type="float" office:value="1914654544" calcext:value-type="float">
            <text:p>191465454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T2_Helium.blend</text:p>
          </table:table-cell>
          <table:table-cell office:value-type="string" calcext:value-type="string">
            <text:p>RC_Helium_Armor_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/>/ Armored Helium T8</text:p>
          </table:table-cell>
          <table:table-cell office:value-type="float" office:value="2001668174" calcext:value-type="float">
            <text:p>200166817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T2_Helium.blend</text:p>
          </table:table-cell>
          <table:table-cell office:value-type="string" calcext:value-type="string">
            <text:p>RC_Helium_Armor_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office:value-type="string" calcext:value-type="string">
            <text:p>Helium cube has not been textured. The mesh orientates correctly, make sure you put the texture the right way up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elium / Armored Helium T10</text:p>
          </table:table-cell>
          <table:table-cell office:value-type="float" office:value="3226650954" calcext:value-type="float">
            <text:p>322665095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Helium.blend</text:p>
          </table:table-cell>
          <table:table-cell office:value-type="string" calcext:value-type="string">
            <text:p>RC_Helium_Armor_5</text:p>
          </table:table-cell>
          <table:table-cell table:number-columns-repeated="1018"/>
        </table:table-row>
        <table:table-row table:style-name="ro1">
          <table:table-cell/>
          <table:table-cell table:style-name="ce26" office:value-type="string" calcext:value-type="string">
            <text:p><text:s/>/ Helium Tank (Substituted)</text:p>
          </table:table-cell>
          <table:table-cell table:style-name="ce26" office:value-type="float" office:value="3425997036" calcext:value-type="float">
            <text:p>3425997036</text:p>
          </table:table-cell>
          <table:table-cell office:value-type="string" calcext:value-type="string">
            <text:p>2021.09/</text:p>
          </table:table-cell>
          <table:table-cell table:style-name="ce26" office:value-type="string" calcext:value-type="string">
            <text:p>Spotter-Mace-0.blend</text:p>
          </table:table-cell>
          <table:table-cell table:style-name="ce26" office:value-type="string" calcext:value-type="string">
            <text:p>Mace</text:p>
          </table:table-cell>
          <table:table-cell table:style-name="ce26" table:number-columns-repeated="1018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### ROD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2 Rod <text:s/></text:p>
          </table:table-cell>
          <table:table-cell office:value-type="float" office:value="1818686721" calcext:value-type="float">
            <text:p>181868672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od.blend</text:p>
          </table:table-cell>
          <table:table-cell office:value-type="string" calcext:value-type="string">
            <text:p>Airframe_3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2 Rod Short <text:s/></text:p>
          </table:table-cell>
          <table:table-cell office:value-type="float" office:value="1312806203" calcext:value-type="float">
            <text:p>1312806203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od_Short.blend</text:p>
          </table:table-cell>
          <table:table-cell office:value-type="string" calcext:value-type="string">
            <text:p>Rod_Short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2 Rod Long <text:s/></text:p>
          </table:table-cell>
          <table:table-cell office:value-type="float" office:value="3489647384" calcext:value-type="float">
            <text:p>348964738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od_Long.blend</text:p>
          </table:table-cell>
          <table:table-cell office:value-type="string" calcext:value-type="string">
            <text:p>Airframe_5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2 Rod Arc <text:s/></text:p>
          </table:table-cell>
          <table:table-cell office:value-type="float" office:value="2454932271" calcext:value-type="float">
            <text:p>245493227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od_Arc.blend</text:p>
          </table:table-cell>
          <table:table-cell office:value-type="string" calcext:value-type="string">
            <text:p>Airframe_3Corner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2 Rod Arc Short <text:s/></text:p>
          </table:table-cell>
          <table:table-cell office:value-type="float" office:value="3568811832" calcext:value-type="float">
            <text:p>356881183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od_Arc_Short.blend</text:p>
          </table:table-cell>
          <table:table-cell office:value-type="string" calcext:value-type="string">
            <text:p>Rod_Arc_Short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2 Rod Diagonal 2d <text:s/></text:p>
          </table:table-cell>
          <table:table-cell office:value-type="float" office:value="394503911" calcext:value-type="float">
            <text:p>39450391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od_Diagonal_2D.blend</text:p>
          </table:table-cell>
          <table:table-cell office:value-type="string" calcext:value-type="string">
            <text:p>Rod_Diagonal_2D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2 Rod Diagonal 2d Short <text:s/></text:p>
          </table:table-cell>
          <table:table-cell office:value-type="float" office:value="1316425218" calcext:value-type="float">
            <text:p>131642521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od_Diagonal_Short.blend</text:p>
          </table:table-cell>
          <table:table-cell office:value-type="string" calcext:value-type="string">
            <text:p>Rod_Diagonal_Short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2 Rod Diagonal 3d <text:s/></text:p>
          </table:table-cell>
          <table:table-cell office:value-type="float" office:value="3705632066" calcext:value-type="float">
            <text:p>370563206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od_Diagonal_3D.blend</text:p>
          </table:table-cell>
          <table:table-cell office:value-type="string" calcext:value-type="string">
            <text:p>Rod_Diagonal_3D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2 Rod Plus <text:s/></text:p>
          </table:table-cell>
          <table:table-cell office:value-type="float" office:value="1750720388" calcext:value-type="float">
            <text:p>175072038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od_Plus.blend</text:p>
          </table:table-cell>
          <table:table-cell office:value-type="string" calcext:value-type="string">
            <text:p>Rod_Plus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2 Rod Frame <text:s/></text:p>
          </table:table-cell>
          <table:table-cell office:value-type="float" office:value="651695911" calcext:value-type="float">
            <text:p>65169591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od_Skewed_Plus.blend</text:p>
          </table:table-cell>
          <table:table-cell office:value-type="string" calcext:value-type="string">
            <text:p>Rod_Skewed_Plus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2 Rod Cross <text:s/></text:p>
          </table:table-cell>
          <table:table-cell office:value-type="float" office:value="4265819694" calcext:value-type="float">
            <text:p>426581969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od_Cross.blend</text:p>
          </table:table-cell>
          <table:table-cell office:value-type="string" calcext:value-type="string">
            <text:p>Rod_Cros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d_Long_Spring</text:p>
          </table:table-cell>
          <table:table-cell office:value-type="float" office:value="1051732041" calcext:value-type="float">
            <text:p>105173204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Rod_Long_Spring.blend</text:p>
          </table:table-cell>
          <table:table-cell office:value-type="string" calcext:value-type="string">
            <text:p>Rod_Long_Sp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d_Short_Spring</text:p>
          </table:table-cell>
          <table:table-cell office:value-type="float" office:value="2828600518" calcext:value-type="float">
            <text:p>2828600518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Rod_Short_Spring.blend</text:p>
          </table:table-cell>
          <table:table-cell office:value-type="string" calcext:value-type="string">
            <text:p>Rod_Short_Spr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d_Spring</text:p>
          </table:table-cell>
          <table:table-cell office:value-type="float" office:value="3950939011" calcext:value-type="float">
            <text:p>395093901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Rod_Spring.blend</text:p>
          </table:table-cell>
          <table:table-cell office:value-type="string" calcext:value-type="string">
            <text:p>Rod_Spring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### STRUT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Strut <text:s/></text:p>
          </table:table-cell>
          <table:table-cell office:value-type="float" office:value="4262490755" calcext:value-type="float">
            <text:p>426249075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trut.blend</text:p>
          </table:table-cell>
          <table:table-cell office:value-type="string" calcext:value-type="string">
            <text:p>strut_short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Strut Short <text:s/></text:p>
          </table:table-cell>
          <table:table-cell office:value-type="float" office:value="1648206355" calcext:value-type="float">
            <text:p>164820635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trut_Short.blend</text:p>
          </table:table-cell>
          <table:table-cell office:value-type="string" calcext:value-type="string">
            <text:p>Strut_Short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Strut Long <text:s/></text:p>
          </table:table-cell>
          <table:table-cell office:value-type="float" office:value="3084940372" calcext:value-type="float">
            <text:p>308494037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trut_Long.blend</text:p>
          </table:table-cell>
          <table:table-cell office:value-type="string" calcext:value-type="string">
            <text:p>strut_long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Strut Arc <text:s/></text:p>
          </table:table-cell>
          <table:table-cell office:value-type="float" office:value="743433251" calcext:value-type="float">
            <text:p>74343325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trut_Arc.blend</text:p>
          </table:table-cell>
          <table:table-cell office:value-type="string" calcext:value-type="string">
            <text:p>strut_arc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Strut Arc Short <text:s/></text:p>
          </table:table-cell>
          <table:table-cell office:value-type="float" office:value="4206005137" calcext:value-type="float">
            <text:p>420600513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trut_Arc_Short.blend</text:p>
          </table:table-cell>
          <table:table-cell office:value-type="string" calcext:value-type="string">
            <text:p>Strut_Arc_Short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Strut Slice <text:s/></text:p>
          </table:table-cell>
          <table:table-cell office:value-type="float" office:value="2126360617" calcext:value-type="float">
            <text:p>212636061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trut_Slice.blend</text:p>
          </table:table-cell>
          <table:table-cell office:value-type="string" calcext:value-type="string">
            <text:p>strut_slice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Strut Slice Short <text:s/></text:p>
          </table:table-cell>
          <table:table-cell office:value-type="float" office:value="2608938070" calcext:value-type="float">
            <text:p>260893807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trut_Slice_Short.blend</text:p>
          </table:table-cell>
          <table:table-cell office:value-type="string" calcext:value-type="string">
            <text:p>Strut_Slice_Short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Strut Ramp <text:s/></text:p>
          </table:table-cell>
          <table:table-cell office:value-type="float" office:value="3999885169" calcext:value-type="float">
            <text:p>3999885169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trut_Ramp.blend</text:p>
          </table:table-cell>
          <table:table-cell office:value-type="string" calcext:value-type="string">
            <text:p>strut_ramp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Strut Ramp Short <text:s/></text:p>
          </table:table-cell>
          <table:table-cell office:value-type="float" office:value="3903776284" calcext:value-type="float">
            <text:p>390377628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trut_Ramp_Short.blend</text:p>
          </table:table-cell>
          <table:table-cell office:value-type="string" calcext:value-type="string">
            <text:p>Strut_Ramp_Short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Strut Diagonal 2d <text:s/></text:p>
          </table:table-cell>
          <table:table-cell office:value-type="float" office:value="14694903" calcext:value-type="float">
            <text:p>14694903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trut_Diagonal_2D.blend</text:p>
          </table:table-cell>
          <table:table-cell office:value-type="string" calcext:value-type="string">
            <text:p>strut_diagonal_2D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Strut Diagonal 2d Short <text:s/></text:p>
          </table:table-cell>
          <table:table-cell office:value-type="float" office:value="3562021587" calcext:value-type="float">
            <text:p>356202158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trut_Diagonal_Short.blend</text:p>
          </table:table-cell>
          <table:table-cell office:value-type="string" calcext:value-type="string">
            <text:p>Strut_Diagonal_Short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Strut Plus <text:s/></text:p>
          </table:table-cell>
          <table:table-cell office:value-type="float" office:value="511164535" calcext:value-type="float">
            <text:p>51116453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trut_Plus.blend</text:p>
          </table:table-cell>
          <table:table-cell office:value-type="string" calcext:value-type="string">
            <text:p>Strut_Plus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Strut Cross <text:s/></text:p>
          </table:table-cell>
          <table:table-cell office:value-type="float" office:value="787409845" calcext:value-type="float">
            <text:p>78740984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trut_Cross.blend</text:p>
          </table:table-cell>
          <table:table-cell office:value-type="string" calcext:value-type="string">
            <text:p>Strut_Cross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Strut Skewed Plus <text:s/></text:p>
          </table:table-cell>
          <table:table-cell office:value-type="float" office:value="1521447199" calcext:value-type="float">
            <text:p>1521447199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trut_Skewed_Plus.blend</text:p>
          </table:table-cell>
          <table:table-cell office:value-type="string" calcext:value-type="string">
            <text:p>Strut_Skewed_Plus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Strut Diagonal 3d Right <text:s/></text:p>
          </table:table-cell>
          <table:table-cell office:value-type="float" office:value="2002864041" calcext:value-type="float">
            <text:p>200286404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trut_Diagonal_3D_Right.blend</text:p>
          </table:table-cell>
          <table:table-cell office:value-type="string" calcext:value-type="string">
            <text:p>strut_diagonal_3D_right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Strut Diagonal 3d Left <text:s/></text:p>
          </table:table-cell>
          <table:table-cell office:value-type="float" office:value="2028802540" calcext:value-type="float">
            <text:p>202880254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trut_Diagonal_3D_Left.blend</text:p>
          </table:table-cell>
          <table:table-cell office:value-type="string" calcext:value-type="string">
            <text:p>strut_diagonal_3D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Strut Diagonal 3d Right Short <text:s/></text:p>
          </table:table-cell>
          <table:table-cell office:value-type="float" office:value="3923036903" calcext:value-type="float">
            <text:p>3923036903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trut_Diagonal_3D_Short_Right.blend</text:p>
          </table:table-cell>
          <table:table-cell office:value-type="string" calcext:value-type="string">
            <text:p>Strut_Diagonal_3D_Short_Right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Strut Diagonal 3d Left Short <text:s/></text:p>
          </table:table-cell>
          <table:table-cell office:value-type="float" office:value="1319987665" calcext:value-type="float">
            <text:p>131998766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trut_Diagonal_3D_Short_Left.blend</text:p>
          </table:table-cell>
          <table:table-cell office:value-type="string" calcext:value-type="string">
            <text:p>Strut_Diagonal_3D_Short_Lef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RC14 WHEEL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 / Wheel Steering T1</text:p>
          </table:table-cell>
          <table:table-cell office:value-type="float" office:value="3769194911" calcext:value-type="float">
            <text:p>3769194911</text:p>
          </table:table-cell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 / Wheel Steering T2</text:p>
          </table:table-cell>
          <table:table-cell office:value-type="float" office:value="3158825472" calcext:value-type="float">
            <text:p>3158825472</text:p>
          </table:table-cell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 / Wheel Steering T3</text:p>
          </table:table-cell>
          <table:table-cell office:value-type="float" office:value="1526222854" calcext:value-type="float">
            <text:p>1526222854</text:p>
          </table:table-cell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 / Wheel Steering T4</text:p>
          </table:table-cell>
          <table:table-cell office:value-type="float" office:value="3539316064" calcext:value-type="float">
            <text:p>3539316064</text:p>
          </table:table-cell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 / Wheel Steering T5</text:p>
          </table:table-cell>
          <table:table-cell office:value-type="float" office:value="3435681649" calcext:value-type="float">
            <text:p>3435681649</text:p>
          </table:table-cell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 / Wheel Steering T6</text:p>
          </table:table-cell>
          <table:table-cell office:value-type="float" office:value="1701822652" calcext:value-type="float">
            <text:p>1701822652</text:p>
          </table:table-cell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 / Wheel Steering T7</text:p>
          </table:table-cell>
          <table:table-cell office:value-type="float" office:value="1868379119" calcext:value-type="float">
            <text:p>1868379119</text:p>
          </table:table-cell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 / Wheel Steering T8</text:p>
          </table:table-cell>
          <table:table-cell office:value-type="float" office:value="244400800" calcext:value-type="float">
            <text:p>244400800</text:p>
          </table:table-cell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 / Wheel Steering T9</text:p>
          </table:table-cell>
          <table:table-cell office:value-type="float" office:value="4184683672" calcext:value-type="float">
            <text:p>4184683672</text:p>
          </table:table-cell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 / Wheel Steering T10</text:p>
          </table:table-cell>
          <table:table-cell office:value-type="float" office:value="3104518012" calcext:value-type="float">
            <text:p>3104518012</text:p>
          </table:table-cell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 / Wheel T1</text:p>
          </table:table-cell>
          <table:table-cell office:value-type="float" office:value="2866040116" calcext:value-type="float">
            <text:p>2866040116</text:p>
          </table:table-cell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 / Wheel T2</text:p>
          </table:table-cell>
          <table:table-cell office:value-type="float" office:value="299251682" calcext:value-type="float">
            <text:p>299251682</text:p>
          </table:table-cell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 / Wheel T3</text:p>
          </table:table-cell>
          <table:table-cell office:value-type="float" office:value="182430853" calcext:value-type="float">
            <text:p>182430853</text:p>
          </table:table-cell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 / Wheel T4</text:p>
          </table:table-cell>
          <table:table-cell office:value-type="float" office:value="2137276546" calcext:value-type="float">
            <text:p>2137276546</text:p>
          </table:table-cell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 / Wheel T5</text:p>
          </table:table-cell>
          <table:table-cell office:value-type="float" office:value="2632952818" calcext:value-type="float">
            <text:p>2632952818</text:p>
          </table:table-cell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 / Wheel T6</text:p>
          </table:table-cell>
          <table:table-cell office:value-type="float" office:value="3372100958" calcext:value-type="float">
            <text:p>3372100958</text:p>
          </table:table-cell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 / Wheel T7</text:p>
          </table:table-cell>
          <table:table-cell office:value-type="float" office:value="1065013100" calcext:value-type="float">
            <text:p>1065013100</text:p>
          </table:table-cell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 / Wheel T8</text:p>
          </table:table-cell>
          <table:table-cell office:value-type="float" office:value="2734731074" calcext:value-type="float">
            <text:p>2734731074</text:p>
          </table:table-cell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 / Wheel T9</text:p>
          </table:table-cell>
          <table:table-cell office:value-type="float" office:value="2840250395" calcext:value-type="float">
            <text:p>2840250395</text:p>
          </table:table-cell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 / Wheel T10</text:p>
          </table:table-cell>
          <table:table-cell office:value-type="float" office:value="345686686" calcext:value-type="float">
            <text:p>345686686</text:p>
          </table:table-cell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WHEEL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0 Wheel</text:p>
          </table:table-cell>
          <table:table-cell office:value-type="float" office:value="1810876016" calcext:value-type="float">
            <text:p>1810876016</text:p>
          </table:table-cell>
          <table:table-cell office:value-type="string" calcext:value-type="string">
            <text:p>2021.09/</text:p>
          </table:table-cell>
          <table:table-cell table:style-name="ce12" office:value-type="string" calcext:value-type="string">
            <text:p>T0_Wheel_Steam.blend</text:p>
          </table:table-cell>
          <table:table-cell office:value-type="string" calcext:value-type="string">
            <text:p>Wheel_L1Powered_straight_arrow</text:p>
          </table:table-cell>
          <table:table-cell office:value-type="string" calcext:value-type="string">
            <text:p>Wheel_Straight_Tiny_Base</text:p>
          </table:table-cell>
          <table:table-cell office:value-type="string" calcext:value-type="string">
            <text:p>wheel_straight_tiny_suspension</text:p>
          </table:table-cell>
          <table:table-cell office:value-type="string" calcext:value-type="string">
            <text:p>wheel_straight_tiny_whe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0 Steering Wheel </text:p>
          </table:table-cell>
          <table:table-cell office:value-type="float" office:value="932552373" calcext:value-type="float">
            <text:p>932552373</text:p>
          </table:table-cell>
          <table:table-cell office:value-type="string" calcext:value-type="string">
            <text:p>2021.09/</text:p>
          </table:table-cell>
          <table:table-cell table:style-name="ce12" office:value-type="string" calcext:value-type="string">
            <text:p>T0_Steering_Wheel_Steam.blend</text:p>
          </table:table-cell>
          <table:table-cell office:value-type="string" calcext:value-type="string">
            <text:p>Wheel_L1_steer_arrow</text:p>
          </table:table-cell>
          <table:table-cell office:value-type="string" calcext:value-type="string">
            <text:p>Wheel_L1Powered_straight_arrow</text:p>
          </table:table-cell>
          <table:table-cell office:value-type="string" calcext:value-type="string">
            <text:p>Wheel_Steer_Tiny_Base</text:p>
          </table:table-cell>
          <table:table-cell office:value-type="string" calcext:value-type="string">
            <text:p>wheel_steer_tiny_suspension</text:p>
          </table:table-cell>
          <table:table-cell office:value-type="string" calcext:value-type="string">
            <text:p>wheel_steer_tiny_whee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1 Wheel </text:p>
          </table:table-cell>
          <table:table-cell office:value-type="float" office:value="4172855773" calcext:value-type="float">
            <text:p>4172855773</text:p>
          </table:table-cell>
          <table:table-cell office:value-type="string" calcext:value-type="string">
            <text:p>2021.09/</text:p>
          </table:table-cell>
          <table:table-cell table:style-name="ce12" office:value-type="string" calcext:value-type="string">
            <text:p>T1_Wheel_Steam.blend</text:p>
          </table:table-cell>
          <table:table-cell office:value-type="string" calcext:value-type="string">
            <text:p>Wheel_L1Powered_straight_arrow</text:p>
          </table:table-cell>
          <table:table-cell office:value-type="string" calcext:value-type="string">
            <text:p>Wheel_Straight_Small_Base</text:p>
          </table:table-cell>
          <table:table-cell office:value-type="string" calcext:value-type="string">
            <text:p>wheel_straight_small_suspension</text:p>
          </table:table-cell>
          <table:table-cell office:value-type="string" calcext:value-type="string">
            <text:p>wheel_straight_small_whe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1 Steering Wheel </text:p>
          </table:table-cell>
          <table:table-cell office:value-type="float" office:value="169839823" calcext:value-type="float">
            <text:p>169839823</text:p>
          </table:table-cell>
          <table:table-cell office:value-type="string" calcext:value-type="string">
            <text:p>2021.09/</text:p>
          </table:table-cell>
          <table:table-cell table:style-name="ce12" office:value-type="string" calcext:value-type="string">
            <text:p>T1_Steering_Wheel_Steam.blend</text:p>
          </table:table-cell>
          <table:table-cell office:value-type="string" calcext:value-type="string">
            <text:p>Wheel_L2_steer_arrow</text:p>
          </table:table-cell>
          <table:table-cell office:value-type="string" calcext:value-type="string">
            <text:p>Wheel_L1Powered_straight_arrow</text:p>
          </table:table-cell>
          <table:table-cell office:value-type="string" calcext:value-type="string">
            <text:p>Wheel_Steer_Small_Base</text:p>
          </table:table-cell>
          <table:table-cell office:value-type="string" calcext:value-type="string">
            <text:p>wheel_steer_small_suspension</text:p>
          </table:table-cell>
          <table:table-cell office:value-type="string" calcext:value-type="string">
            <text:p>wheel_steer_small_wheel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2 Wheel <text:s/></text:p>
          </table:table-cell>
          <table:table-cell office:value-type="float" office:value="2924196438" calcext:value-type="float">
            <text:p>2924196438</text:p>
          </table:table-cell>
          <table:table-cell office:value-type="string" calcext:value-type="string">
            <text:p>2021.09/</text:p>
          </table:table-cell>
          <table:table-cell table:style-name="ce12" office:value-type="string" calcext:value-type="string">
            <text:p>T2_Wheel.blend</text:p>
          </table:table-cell>
          <table:table-cell office:value-type="string" calcext:value-type="string">
            <text:p>Wheel_L1Powered_straight_arrow</text:p>
          </table:table-cell>
          <table:table-cell office:value-type="string" calcext:value-type="string">
            <text:p>Wheel_Straight_Medium_Base</text:p>
          </table:table-cell>
          <table:table-cell office:value-type="string" calcext:value-type="string">
            <text:p>wheel_straight_medium_suspension</text:p>
          </table:table-cell>
          <table:table-cell office:value-type="string" calcext:value-type="string">
            <text:p>wheel_straight_medium_whe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2 Steering Wheel <text:s/></text:p>
          </table:table-cell>
          <table:table-cell office:value-type="float" office:value="2958657062" calcext:value-type="float">
            <text:p>2958657062</text:p>
          </table:table-cell>
          <table:table-cell office:value-type="string" calcext:value-type="string">
            <text:p>2021.09/</text:p>
          </table:table-cell>
          <table:table-cell table:style-name="ce12" office:value-type="string" calcext:value-type="string">
            <text:p>T2_Steering_Wheel.blend</text:p>
          </table:table-cell>
          <table:table-cell office:value-type="string" calcext:value-type="string">
            <text:p>Wheel_L1Powered_straight_arrow</text:p>
          </table:table-cell>
          <table:table-cell office:value-type="string" calcext:value-type="string">
            <text:p>Wheel_L3_steer_arrow</text:p>
          </table:table-cell>
          <table:table-cell office:value-type="string" calcext:value-type="string">
            <text:p>Wheel_Steer_Medium_Base</text:p>
          </table:table-cell>
          <table:table-cell office:value-type="string" calcext:value-type="string">
            <text:p>wheel_steer_medium_suspension</text:p>
          </table:table-cell>
          <table:table-cell office:value-type="string" calcext:value-type="string">
            <text:p>wheel_steer_medium_whee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3 Wheel <text:s/></text:p>
          </table:table-cell>
          <table:table-cell office:value-type="float" office:value="3028949761" calcext:value-type="float">
            <text:p>3028949761</text:p>
          </table:table-cell>
          <table:table-cell office:value-type="string" calcext:value-type="string">
            <text:p>2021.09/</text:p>
          </table:table-cell>
          <table:table-cell table:style-name="ce12" office:value-type="string" calcext:value-type="string">
            <text:p>T3_Wheel.blend</text:p>
          </table:table-cell>
          <table:table-cell office:value-type="string" calcext:value-type="string">
            <text:p>Wheel_L1Powered_straight_arrow</text:p>
          </table:table-cell>
          <table:table-cell office:value-type="string" calcext:value-type="string">
            <text:p>Wheel_Straight_Large_Base</text:p>
          </table:table-cell>
          <table:table-cell office:value-type="string" calcext:value-type="string">
            <text:p>wheel_straight_large_suspension</text:p>
          </table:table-cell>
          <table:table-cell office:value-type="string" calcext:value-type="string">
            <text:p>wheel_straight_large_whe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3 Steering Wheel <text:s/></text:p>
          </table:table-cell>
          <table:table-cell office:value-type="float" office:value="1177366035" calcext:value-type="float">
            <text:p>1177366035</text:p>
          </table:table-cell>
          <table:table-cell office:value-type="string" calcext:value-type="string">
            <text:p>2021.09/</text:p>
          </table:table-cell>
          <table:table-cell table:style-name="ce12" office:value-type="string" calcext:value-type="string">
            <text:p>T3_Steering_Wheel.blend</text:p>
          </table:table-cell>
          <table:table-cell office:value-type="string" calcext:value-type="string">
            <text:p>Wheel_L1Powered_straight_arrow</text:p>
          </table:table-cell>
          <table:table-cell office:value-type="string" calcext:value-type="string">
            <text:p>Wheel_L4_steer_arrow</text:p>
          </table:table-cell>
          <table:table-cell office:value-type="string" calcext:value-type="string">
            <text:p>Wheel_Steer_Large_Base</text:p>
          </table:table-cell>
          <table:table-cell office:value-type="string" calcext:value-type="string">
            <text:p>wheel_steer_large_suspension</text:p>
          </table:table-cell>
          <table:table-cell office:value-type="string" calcext:value-type="string">
            <text:p>wheel_steer_large_wheel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4 Wheel <text:s/></text:p>
          </table:table-cell>
          <table:table-cell office:value-type="float" office:value="1223384335" calcext:value-type="float">
            <text:p>1223384335</text:p>
          </table:table-cell>
          <table:table-cell office:value-type="string" calcext:value-type="string">
            <text:p>2021.09/</text:p>
          </table:table-cell>
          <table:table-cell table:style-name="ce12" office:value-type="string" calcext:value-type="string">
            <text:p>T4_Wheel.blend</text:p>
          </table:table-cell>
          <table:table-cell office:value-type="string" calcext:value-type="string">
            <text:p>Wheel_L1Powered_straight_arrow</text:p>
          </table:table-cell>
          <table:table-cell office:value-type="string" calcext:value-type="string">
            <text:p>Wheel_Straight_Huge_Base</text:p>
          </table:table-cell>
          <table:table-cell office:value-type="string" calcext:value-type="string">
            <text:p>wheel_straight_huge_suspension</text:p>
          </table:table-cell>
          <table:table-cell office:value-type="string" calcext:value-type="string">
            <text:p>wheel_straight_huge_whe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4 Steering Wheel <text:s/></text:p>
          </table:table-cell>
          <table:table-cell office:value-type="float" office:value="345048522" calcext:value-type="float">
            <text:p>345048522</text:p>
          </table:table-cell>
          <table:table-cell office:value-type="string" calcext:value-type="string">
            <text:p>2021.09/</text:p>
          </table:table-cell>
          <table:table-cell table:style-name="ce12" office:value-type="string" calcext:value-type="string">
            <text:p>T4_Steering_Wheel.blend</text:p>
          </table:table-cell>
          <table:table-cell office:value-type="string" calcext:value-type="string">
            <text:p>Wheel_L1Powered_straight_arrow</text:p>
          </table:table-cell>
          <table:table-cell office:value-type="string" calcext:value-type="string">
            <text:p>Wheel_L5_steer_arrow</text:p>
          </table:table-cell>
          <table:table-cell office:value-type="string" calcext:value-type="string">
            <text:p>Wheel_Steer_Huge_Base</text:p>
          </table:table-cell>
          <table:table-cell office:value-type="string" calcext:value-type="string">
            <text:p>wheel_steer_huge_suspension</text:p>
          </table:table-cell>
          <table:table-cell office:value-type="string" calcext:value-type="string">
            <text:p>wheel_steer_huge_wheel</text:p>
          </table:table-cell>
          <table:table-cell table:number-columns-repeated="1014"/>
        </table:table-row>
        <table:table-row table:style-name="ro1">
          <table:table-cell/>
          <table:table-cell table:style-name="ce26"/>
          <table:table-cell table:style-name="ce26" office:value-type="float" office:value="2105254905" calcext:value-type="float">
            <text:p>210525490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Wheel_Cardlife_Steam.blend</text:p>
          </table:table-cell>
          <table:table-cell table:style-name="ce26" office:value-type="string" calcext:value-type="string">
            <text:p>Wheel_L1Powered_straight_arrow</text:p>
          </table:table-cell>
          <table:table-cell table:style-name="ce26" office:value-type="string" calcext:value-type="string">
            <text:p>Wheel_Straight_Huge_Base_Cardlife</text:p>
          </table:table-cell>
          <table:table-cell table:style-name="ce26" office:value-type="string" calcext:value-type="string">
            <text:p>wheel_Straight_huge_suspension_Cardlife</text:p>
          </table:table-cell>
          <table:table-cell table:style-name="ce26" office:value-type="string" calcext:value-type="string">
            <text:p>Wheel_Straight_Huge_Wheel_Cardlife</text:p>
          </table:table-cell>
          <table:table-cell table:style-name="ce26" table:number-columns-repeated="1015"/>
        </table:table-row>
        <table:table-row table:style-name="ro1">
          <table:table-cell/>
          <table:table-cell table:style-name="ce26"/>
          <table:table-cell table:style-name="ce26" office:value-type="float" office:value="32187483" calcext:value-type="float">
            <text:p>3218748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Steering_Wheel_Cardlife_Steam.blend</text:p>
          </table:table-cell>
          <table:table-cell table:style-name="ce26" office:value-type="string" calcext:value-type="string">
            <text:p>Wheel_L1Powered_straight_arrow</text:p>
          </table:table-cell>
          <table:table-cell table:style-name="ce26" office:value-type="string" calcext:value-type="string">
            <text:p>Wheel_L5_steer_arrow</text:p>
          </table:table-cell>
          <table:table-cell table:style-name="ce26" office:value-type="string" calcext:value-type="string">
            <text:p>Wheel_Steer_Huge_Base_Cardlife</text:p>
          </table:table-cell>
          <table:table-cell table:style-name="ce26" office:value-type="string" calcext:value-type="string">
            <text:p>wheel_Steer_huge_suspension_Cardlife</text:p>
          </table:table-cell>
          <table:table-cell table:style-name="ce26" office:value-type="string" calcext:value-type="string">
            <text:p>Wheel_Steer_Huge_Wheel_Cardlife</text:p>
          </table:table-cell>
          <table:table-cell table:style-name="ce26" table:number-columns-repeated="1014"/>
        </table:table-row>
        <table:table-row table:style-name="ro1">
          <table:table-cell/>
          <table:table-cell office:value-type="string" calcext:value-type="string">
            <text:p>T5 Wheel </text:p>
          </table:table-cell>
          <table:table-cell office:value-type="float" office:value="3301162279" calcext:value-type="float">
            <text:p>330116227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Wheel.blend</text:p>
          </table:table-cell>
          <table:table-cell office:value-type="string" calcext:value-type="string">
            <text:p>polySurface2</text:p>
          </table:table-cell>
          <table:table-cell office:value-type="string" calcext:value-type="string">
            <text:p>RC_Wheel_Straight_TX1_Base</text:p>
          </table:table-cell>
          <table:table-cell office:value-type="string" calcext:value-type="string">
            <text:p>RC_Wheel_Straight_TX1_Suspension</text:p>
          </table:table-cell>
          <table:table-cell office:value-type="string" calcext:value-type="string">
            <text:p>RC_Wheel_Straight_TX1_Whe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5 Steering Wheel </text:p>
          </table:table-cell>
          <table:table-cell office:value-type="float" office:value="48208435" calcext:value-type="float">
            <text:p>4820843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Steering_Wheel.blend</text:p>
          </table:table-cell>
          <table:table-cell office:value-type="string" calcext:value-type="string">
            <text:p>polySurface2</text:p>
          </table:table-cell>
          <table:table-cell office:value-type="string" calcext:value-type="string">
            <text:p>polySurface4</text:p>
          </table:table-cell>
          <table:table-cell office:value-type="string" calcext:value-type="string">
            <text:p>RC_Wheel_TX1_Base</text:p>
          </table:table-cell>
          <table:table-cell office:value-type="string" calcext:value-type="string">
            <text:p>RC_Wheel_TX1_Suspension</text:p>
          </table:table-cell>
          <table:table-cell office:value-type="string" calcext:value-type="string">
            <text:p>RC_Wheel_TX1_Wheel</text:p>
          </table:table-cell>
          <table:table-cell table:number-columns-repeated="1014"/>
        </table:table-row>
        <table:table-row table:style-name="ro1">
          <table:table-cell/>
          <table:table-cell table:style-name="ce26"/>
          <table:table-cell table:style-name="ce26" office:value-type="float" office:value="2305706992" calcext:value-type="float">
            <text:p>230570699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Wheel_Gold_Steam.blend</text:p>
          </table:table-cell>
          <table:table-cell table:style-name="ce26" office:value-type="string" calcext:value-type="string">
            <text:p>polySurface2</text:p>
          </table:table-cell>
          <table:table-cell table:style-name="ce26" office:value-type="string" calcext:value-type="string">
            <text:p>RC_Wheel_Straight_TX1_Base</text:p>
          </table:table-cell>
          <table:table-cell table:style-name="ce26" office:value-type="string" calcext:value-type="string">
            <text:p>RC_Wheel_Straight_TX1_Suspension</text:p>
          </table:table-cell>
          <table:table-cell table:style-name="ce26" office:value-type="string" calcext:value-type="string">
            <text:p>RC_Wheel_Straight_TX1_Wheel</text:p>
          </table:table-cell>
          <table:table-cell table:style-name="ce26" table:number-columns-repeated="1015"/>
        </table:table-row>
        <table:table-row table:style-name="ro1">
          <table:table-cell/>
          <table:table-cell table:style-name="ce26"/>
          <table:table-cell table:style-name="ce26" office:value-type="float" office:value="3546777424" calcext:value-type="float">
            <text:p>354677742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Steering_Wheel_Gold_Steam.blend</text:p>
          </table:table-cell>
          <table:table-cell table:style-name="ce26" office:value-type="string" calcext:value-type="string">
            <text:p>polySurface2</text:p>
          </table:table-cell>
          <table:table-cell table:style-name="ce26" office:value-type="string" calcext:value-type="string">
            <text:p>polySurface4</text:p>
          </table:table-cell>
          <table:table-cell table:style-name="ce26" office:value-type="string" calcext:value-type="string">
            <text:p>RC_Wheel_TX1_Base</text:p>
          </table:table-cell>
          <table:table-cell table:style-name="ce26" office:value-type="string" calcext:value-type="string">
            <text:p>RC_Wheel_TX1_Suspension</text:p>
          </table:table-cell>
          <table:table-cell table:style-name="ce26" office:value-type="string" calcext:value-type="string">
            <text:p>RC_Wheel_TX1_Wheel</text:p>
          </table:table-cell>
          <table:table-cell table:style-name="ce26" table:number-columns-repeated="1014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TANK TRACK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table:style-name="ce26" office:value-type="string" calcext:value-type="string">
            <text:p>T1 Tank Track </text:p>
          </table:table-cell>
          <table:table-cell table:style-name="ce26" office:value-type="float" office:value="4050988656" calcext:value-type="float">
            <text:p>4050988656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1_Tank_Track.blend</text:p>
          </table:table-cell>
          <table:table-cell table:style-name="ce26" office:value-type="string" calcext:value-type="string">
            <text:p>armLeft</text:p>
          </table:table-cell>
          <table:table-cell table:style-name="ce26" office:value-type="string" calcext:value-type="string">
            <text:p>armRight</text:p>
          </table:table-cell>
          <table:table-cell table:style-name="ce26" office:value-type="string" calcext:value-type="string">
            <text:p>RC_Cube_TankTrack_T1</text:p>
          </table:table-cell>
          <table:table-cell table:style-name="ce26" office:value-type="string" calcext:value-type="string">
            <text:p>wheelLeft</text:p>
          </table:table-cell>
          <table:table-cell table:style-name="ce26" office:value-type="string" calcext:value-type="string">
            <text:p>wheelRight</text:p>
          </table:table-cell>
          <table:table-cell table:style-name="ce26" office:value-type="string" calcext:value-type="string">
            <text:p>track955926204301253857</text:p>
          </table:table-cell>
          <table:table-cell table:style-name="ce26" table:number-columns-repeated="1013"/>
        </table:table-row>
        <table:table-row table:style-name="ro1">
          <table:table-cell table:style-name="ce27" office:value-type="string" calcext:value-type="string">
            <text:p>#</text:p>
          </table:table-cell>
          <table:table-cell table:style-name="ce26" office:value-type="string" calcext:value-type="string">
            <text:p>T2 Tank Track <text:s/></text:p>
          </table:table-cell>
          <table:table-cell table:style-name="ce26" office:value-type="float" office:value="1691117057" calcext:value-type="float">
            <text:p>169111705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Tank_Track.blend</text:p>
          </table:table-cell>
          <table:table-cell table:style-name="ce26" office:value-type="string" calcext:value-type="string">
            <text:p>armLeft</text:p>
          </table:table-cell>
          <table:table-cell table:style-name="ce26" office:value-type="string" calcext:value-type="string">
            <text:p>armRight</text:p>
          </table:table-cell>
          <table:table-cell table:style-name="ce26" office:value-type="string" calcext:value-type="string">
            <text:p>RC_Cube_TankTrack_T3</text:p>
          </table:table-cell>
          <table:table-cell table:style-name="ce26" office:value-type="string" calcext:value-type="string">
            <text:p>wheelLeft</text:p>
          </table:table-cell>
          <table:table-cell table:style-name="ce26" office:value-type="string" calcext:value-type="string">
            <text:p>wheelRight</text:p>
          </table:table-cell>
          <table:table-cell table:style-name="ce26" office:value-type="string" calcext:value-type="string">
            <text:p>track117358306081758985</text:p>
          </table:table-cell>
          <table:table-cell table:style-name="ce26" table:number-columns-repeated="1013"/>
        </table:table-row>
        <table:table-row table:style-name="ro1">
          <table:table-cell table:style-name="ce27" office:value-type="string" calcext:value-type="string">
            <text:p>#</text:p>
          </table:table-cell>
          <table:table-cell table:style-name="ce26" office:value-type="string" calcext:value-type="string">
            <text:p>T3 Tank Track <text:s/></text:p>
          </table:table-cell>
          <table:table-cell table:style-name="ce26" office:value-type="float" office:value="184017928" calcext:value-type="float">
            <text:p>184017928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Tank_Track.blend</text:p>
          </table:table-cell>
          <table:table-cell table:style-name="ce26" office:value-type="string" calcext:value-type="string">
            <text:p>leftArm</text:p>
          </table:table-cell>
          <table:table-cell table:style-name="ce26" office:value-type="string" calcext:value-type="string">
            <text:p>RC_Cube_TankTrack_T5</text:p>
          </table:table-cell>
          <table:table-cell table:style-name="ce26" office:value-type="string" calcext:value-type="string">
            <text:p>rightArm</text:p>
          </table:table-cell>
          <table:table-cell table:style-name="ce26" office:value-type="string" calcext:value-type="string">
            <text:p>wheel_bottomMiddle</text:p>
          </table:table-cell>
          <table:table-cell table:style-name="ce26" office:value-type="string" calcext:value-type="string">
            <text:p>wheelLeft</text:p>
          </table:table-cell>
          <table:table-cell table:style-name="ce26" office:value-type="string" calcext:value-type="string">
            <text:p>wheelTopLeft</text:p>
          </table:table-cell>
          <table:table-cell table:style-name="ce26" office:value-type="string" calcext:value-type="string">
            <text:p>wheelTopRight</text:p>
          </table:table-cell>
          <table:table-cell table:style-name="ce26" office:value-type="string" calcext:value-type="string">
            <text:p>wheeRight</text:p>
          </table:table-cell>
          <table:table-cell table:style-name="ce26" office:value-type="string" calcext:value-type="string">
            <text:p>track4090625526010451927</text:p>
          </table:table-cell>
          <table:table-cell table:style-name="ce26" table:number-columns-repeated="1010"/>
        </table:table-row>
        <table:table-row table:style-name="ro1">
          <table:table-cell/>
          <table:table-cell table:style-name="ce26" office:value-type="string" calcext:value-type="string">
            <text:p>T4 Tank Track </text:p>
          </table:table-cell>
          <table:table-cell table:style-name="ce26" office:value-type="float" office:value="5728820" calcext:value-type="float">
            <text:p>572882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Tank_Track.blend</text:p>
          </table:table-cell>
          <table:table-cell table:style-name="ce26" office:value-type="string" calcext:value-type="string">
            <text:p>leftArm</text:p>
          </table:table-cell>
          <table:table-cell table:style-name="ce26" office:value-type="string" calcext:value-type="string">
            <text:p>RC_Cube_TankTrack_T7</text:p>
          </table:table-cell>
          <table:table-cell table:style-name="ce26" office:value-type="string" calcext:value-type="string">
            <text:p>rightArm</text:p>
          </table:table-cell>
          <table:table-cell table:style-name="ce26" office:value-type="string" calcext:value-type="string">
            <text:p>wheelBottomLeft</text:p>
          </table:table-cell>
          <table:table-cell table:style-name="ce26" office:value-type="string" calcext:value-type="string">
            <text:p>wheelBottomRight</text:p>
          </table:table-cell>
          <table:table-cell table:style-name="ce26" office:value-type="string" calcext:value-type="string">
            <text:p>wheelLeft</text:p>
          </table:table-cell>
          <table:table-cell table:style-name="ce26" office:value-type="string" calcext:value-type="string">
            <text:p>wheelRight</text:p>
          </table:table-cell>
          <table:table-cell table:style-name="ce26" office:value-type="string" calcext:value-type="string">
            <text:p>wheelTopLeft</text:p>
          </table:table-cell>
          <table:table-cell table:style-name="ce26" office:value-type="string" calcext:value-type="string">
            <text:p>wheelTopRight</text:p>
          </table:table-cell>
          <table:table-cell table:style-name="ce26" office:value-type="string" calcext:value-type="string">
            <text:p>track7234373336728943508</text:p>
          </table:table-cell>
          <table:table-cell table:style-name="ce26" table:number-columns-repeated="1009"/>
        </table:table-row>
        <table:table-row table:style-name="ro1">
          <table:table-cell/>
          <table:table-cell table:style-name="ce26" office:value-type="string" calcext:value-type="string">
            <text:p>T5 Tank Track </text:p>
          </table:table-cell>
          <table:table-cell table:style-name="ce26" office:value-type="float" office:value="431289744" calcext:value-type="float">
            <text:p>43128974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Tank_Track.blend</text:p>
          </table:table-cell>
          <table:table-cell table:style-name="ce26" office:value-type="string" calcext:value-type="string">
            <text:p>leftArm</text:p>
          </table:table-cell>
          <table:table-cell table:style-name="ce26" office:value-type="string" calcext:value-type="string">
            <text:p>RC_Cube_TankTrack_T9</text:p>
          </table:table-cell>
          <table:table-cell table:style-name="ce26" office:value-type="string" calcext:value-type="string">
            <text:p>rightArm</text:p>
          </table:table-cell>
          <table:table-cell table:style-name="ce26" office:value-type="string" calcext:value-type="string">
            <text:p>wheelBottomLeft</text:p>
          </table:table-cell>
          <table:table-cell table:style-name="ce26" office:value-type="string" calcext:value-type="string">
            <text:p>wheelBottomMiddle</text:p>
          </table:table-cell>
          <table:table-cell table:style-name="ce26" office:value-type="string" calcext:value-type="string">
            <text:p>wheelBottomRight</text:p>
          </table:table-cell>
          <table:table-cell table:style-name="ce26" office:value-type="string" calcext:value-type="string">
            <text:p>wheelLeft</text:p>
          </table:table-cell>
          <table:table-cell table:style-name="ce26" office:value-type="string" calcext:value-type="string">
            <text:p>wheelRight</text:p>
          </table:table-cell>
          <table:table-cell table:style-name="ce26" office:value-type="string" calcext:value-type="string">
            <text:p>wheelTopLeft</text:p>
          </table:table-cell>
          <table:table-cell table:style-name="ce26" office:value-type="string" calcext:value-type="string">
            <text:p>wheelTopRight</text:p>
          </table:table-cell>
          <table:table-cell table:style-name="ce26" office:value-type="string" calcext:value-type="string">
            <text:p>track4576748350366831835</text:p>
          </table:table-cell>
          <table:table-cell table:style-name="ce26" table:number-columns-repeated="1008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MECH LEGS ###</text:p>
          </table:table-cell>
          <table:table-cell/>
          <table:table-cell office:value-type="string" calcext:value-type="string">
            <text:p>2021.09/</text:p>
          </table:table-cell>
          <table:table-cell office:value-type="string" calcext:value-type="string">
            <text:p>Arrows included with the mech legs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0 Mech Leg </text:p>
          </table:table-cell>
          <table:table-cell office:value-type="float" office:value="3066502430" calcext:value-type="float">
            <text:p>306650243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0_Mech_Leg_Steam.blend</text:p>
          </table:table-cell>
          <table:table-cell office:value-type="string" calcext:value-type="string">
            <text:p>M1_Base</text:p>
          </table:table-cell>
          <table:table-cell office:value-type="string" calcext:value-type="string">
            <text:p>M1_foot</text:p>
          </table:table-cell>
          <table:table-cell office:value-type="string" calcext:value-type="string">
            <text:p>M1_leg1</text:p>
          </table:table-cell>
          <table:table-cell office:value-type="string" calcext:value-type="string">
            <text:p>M1_leg2</text:p>
          </table:table-cell>
          <table:table-cell office:value-type="string" calcext:value-type="string">
            <text:p>M1_leg3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Mech Leg <text:s/></text:p>
          </table:table-cell>
          <table:table-cell office:value-type="float" office:value="76192516" calcext:value-type="float">
            <text:p>76192516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1_Mech_Leg.blend</text:p>
          </table:table-cell>
          <table:table-cell office:value-type="string" calcext:value-type="string">
            <text:p>M3_Base</text:p>
          </table:table-cell>
          <table:table-cell office:value-type="string" calcext:value-type="string">
            <text:p>M3_foot</text:p>
          </table:table-cell>
          <table:table-cell office:value-type="string" calcext:value-type="string">
            <text:p>M3_leg1</text:p>
          </table:table-cell>
          <table:table-cell office:value-type="string" calcext:value-type="string">
            <text:p>M3_leg2</text:p>
          </table:table-cell>
          <table:table-cell office:value-type="string" calcext:value-type="string">
            <text:p>M3_leg3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2 Mech Leg <text:s/></text:p>
          </table:table-cell>
          <table:table-cell office:value-type="float" office:value="1789991181" calcext:value-type="float">
            <text:p>178999118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Mech_Leg.blend</text:p>
          </table:table-cell>
          <table:table-cell office:value-type="string" calcext:value-type="string">
            <text:p>M5_Base</text:p>
          </table:table-cell>
          <table:table-cell office:value-type="string" calcext:value-type="string">
            <text:p>M5_foot</text:p>
          </table:table-cell>
          <table:table-cell office:value-type="string" calcext:value-type="string">
            <text:p>M5_leg1</text:p>
          </table:table-cell>
          <table:table-cell office:value-type="string" calcext:value-type="string">
            <text:p>M5_leg2</text:p>
          </table:table-cell>
          <table:table-cell office:value-type="string" calcext:value-type="string">
            <text:p>M5_leg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3 Mech Leg </text:p>
          </table:table-cell>
          <table:table-cell office:value-type="float" office:value="1611765553" calcext:value-type="float">
            <text:p>161176555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Mech_Leg.blend</text:p>
          </table:table-cell>
          <table:table-cell office:value-type="string" calcext:value-type="string">
            <text:p>M7_Base</text:p>
          </table:table-cell>
          <table:table-cell office:value-type="string" calcext:value-type="string">
            <text:p>M7_foot</text:p>
          </table:table-cell>
          <table:table-cell office:value-type="string" calcext:value-type="string">
            <text:p>M7_leg1</text:p>
          </table:table-cell>
          <table:table-cell office:value-type="string" calcext:value-type="string">
            <text:p>M7_leg2</text:p>
          </table:table-cell>
          <table:table-cell office:value-type="string" calcext:value-type="string">
            <text:p>M7_leg3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4 Mech Leg <text:s/></text:p>
          </table:table-cell>
          <table:table-cell office:value-type="float" office:value="2452579137" calcext:value-type="float">
            <text:p>245257913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Mech_Leg.blend</text:p>
          </table:table-cell>
          <table:table-cell office:value-type="string" calcext:value-type="string">
            <text:p>M9_base</text:p>
          </table:table-cell>
          <table:table-cell office:value-type="string" calcext:value-type="string">
            <text:p>M9_foot</text:p>
          </table:table-cell>
          <table:table-cell office:value-type="string" calcext:value-type="string">
            <text:p>M9_leg1</text:p>
          </table:table-cell>
          <table:table-cell office:value-type="string" calcext:value-type="string">
            <text:p>M9_leg2</text:p>
          </table:table-cell>
          <table:table-cell office:value-type="string" calcext:value-type="string">
            <text:p>M9_leg3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5 Mech Leg <text:s/></text:p>
          </table:table-cell>
          <table:table-cell office:value-type="float" office:value="4140335767" calcext:value-type="float">
            <text:p>414033576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Mech_Leg_Steam.blend</text:p>
          </table:table-cell>
          <table:table-cell office:value-type="string" calcext:value-type="string">
            <text:p>MX_base</text:p>
          </table:table-cell>
          <table:table-cell office:value-type="string" calcext:value-type="string">
            <text:p>MX_foot</text:p>
          </table:table-cell>
          <table:table-cell office:value-type="string" calcext:value-type="string">
            <text:p>MX_leg1</text:p>
          </table:table-cell>
          <table:table-cell office:value-type="string" calcext:value-type="string">
            <text:p>MX_leg2</text:p>
          </table:table-cell>
          <table:table-cell office:value-type="string" calcext:value-type="string">
            <text:p>MX_leg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office:value-type="float" office:value="3660410821" calcext:value-type="float">
            <text:p>366041082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Mech_Leg_Gold_Steam.blend</text:p>
          </table:table-cell>
          <table:table-cell office:value-type="string" calcext:value-type="string">
            <text:p>MX_base</text:p>
          </table:table-cell>
          <table:table-cell office:value-type="string" calcext:value-type="string">
            <text:p>MX_foot</text:p>
          </table:table-cell>
          <table:table-cell office:value-type="string" calcext:value-type="string">
            <text:p>MX_leg1</text:p>
          </table:table-cell>
          <table:table-cell office:value-type="string" calcext:value-type="string">
            <text:p>MX_leg2</text:p>
          </table:table-cell>
          <table:table-cell office:value-type="string" calcext:value-type="string">
            <text:p>MX_leg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SPRINTER LEG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Sprinter Leg <text:s/></text:p>
          </table:table-cell>
          <table:table-cell office:value-type="float" office:value="3345472872" calcext:value-type="float">
            <text:p>334547287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Sprinter_Leg.blend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legRotateSide</text:p>
          </table:table-cell>
          <table:table-cell office:value-type="string" calcext:value-type="string">
            <text:p>lowerleg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sprinterBase_small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upperleg</text:p>
          </table:table-cell>
          <table:table-cell office:value-type="string" calcext:value-type="string">
            <text:p>SprinterLeg_Small_arrows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4 Sprinter Leg </text:p>
          </table:table-cell>
          <table:table-cell office:value-type="float" office:value="1169080311" calcext:value-type="float">
            <text:p>116908031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Sprinter_Leg.blend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legRotateSide</text:p>
          </table:table-cell>
          <table:table-cell office:value-type="string" calcext:value-type="string">
            <text:p>lowerleg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sprinterBase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upperleg</text:p>
          </table:table-cell>
          <table:table-cell office:value-type="string" calcext:value-type="string">
            <text:p>SprinterLeg_Large_arrows</text:p>
          </table:table-cell>
          <table:table-cell table:number-columns-repeated="1011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4 Sprinter Leg Carbon 6</text:p>
          </table:table-cell>
          <table:table-cell office:value-type="float" office:value="2474131397" calcext:value-type="float">
            <text:p>247413139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Sprinter_Leg_Carbon6.blend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legRotateSide</text:p>
          </table:table-cell>
          <table:table-cell office:value-type="string" calcext:value-type="string">
            <text:p>lowerleg</text:p>
          </table:table-cell>
          <table:table-cell office:value-type="string" calcext:value-type="string">
            <text:p>sprinterleg_large_carbon_6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upperleg</text:p>
          </table:table-cell>
          <table:table-cell office:value-type="string" calcext:value-type="string">
            <text:p>SprinterLeg_Large_arrows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INSECT LEG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not used / Walker Leg T7 (Substituted)</text:p>
          </table:table-cell>
          <table:table-cell office:value-type="float" office:value="2535778622" calcext:value-type="float">
            <text:p>253577862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Insect_Leg.blend</text:p>
          </table:table-cell>
          <table:table-cell office:value-type="string" calcext:value-type="string">
            <text:p>Legs_Foot_T7</text:p>
          </table:table-cell>
          <table:table-cell office:value-type="string" calcext:value-type="string">
            <text:p>Legs_LowerLimb_T7</text:p>
          </table:table-cell>
          <table:table-cell office:value-type="string" calcext:value-type="string">
            <text:p>Legs_shoulder_T7</text:p>
          </table:table-cell>
          <table:table-cell office:value-type="string" calcext:value-type="string">
            <text:p>Legs_T7</text:p>
          </table:table-cell>
          <table:table-cell office:value-type="string" calcext:value-type="string">
            <text:p>Legs_UpperLimb_T7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Insect Leg <text:s text:c="2"/>/ Walker Leg T8</text:p>
          </table:table-cell>
          <table:table-cell office:value-type="float" office:value="127661231" calcext:value-type="float">
            <text:p>12766123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Insect_Leg.blend</text:p>
          </table:table-cell>
          <table:table-cell office:value-type="string" calcext:value-type="string">
            <text:p>Legs_Foot_T7</text:p>
          </table:table-cell>
          <table:table-cell office:value-type="string" calcext:value-type="string">
            <text:p>Legs_LowerLimb_T7</text:p>
          </table:table-cell>
          <table:table-cell office:value-type="string" calcext:value-type="string">
            <text:p>Legs_shoulder_T7</text:p>
          </table:table-cell>
          <table:table-cell office:value-type="string" calcext:value-type="string">
            <text:p>Legs_T7</text:p>
          </table:table-cell>
          <table:table-cell office:value-type="string" calcext:value-type="string">
            <text:p>Legs_UpperLimb_T7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not used <text:s/>/ Walker Leg T9 (Substituted)</text:p>
          </table:table-cell>
          <table:table-cell office:value-type="float" office:value="1889322041" calcext:value-type="float">
            <text:p>188932204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Insect_Leg.blend</text:p>
          </table:table-cell>
          <table:table-cell office:value-type="string" calcext:value-type="string">
            <text:p>Legs_Foot_T9</text:p>
          </table:table-cell>
          <table:table-cell office:value-type="string" calcext:value-type="string">
            <text:p>Legs_LowerLimb_T9</text:p>
          </table:table-cell>
          <table:table-cell office:value-type="string" calcext:value-type="string">
            <text:p>Legs_Shoulder_T9</text:p>
          </table:table-cell>
          <table:table-cell office:value-type="string" calcext:value-type="string">
            <text:p>Legs_T9</text:p>
          </table:table-cell>
          <table:table-cell office:value-type="string" calcext:value-type="string">
            <text:p>Legs_UpperLimb_T9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4 Insect Leg <text:s text:c="2"/>/ Walker Leg T10</text:p>
          </table:table-cell>
          <table:table-cell office:value-type="float" office:value="1668760037" calcext:value-type="float">
            <text:p>166876003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Insect_Leg.blend</text:p>
          </table:table-cell>
          <table:table-cell office:value-type="string" calcext:value-type="string">
            <text:p>Legs_Foot_T9</text:p>
          </table:table-cell>
          <table:table-cell office:value-type="string" calcext:value-type="string">
            <text:p>Legs_LowerLimb_T9</text:p>
          </table:table-cell>
          <table:table-cell office:value-type="string" calcext:value-type="string">
            <text:p>Legs_Shoulder_T9</text:p>
          </table:table-cell>
          <table:table-cell office:value-type="string" calcext:value-type="string">
            <text:p>Legs_T9</text:p>
          </table:table-cell>
          <table:table-cell office:value-type="string" calcext:value-type="string">
            <text:p>Legs_UpperLimb_T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Insect Leg Blade</text:p>
          </table:table-cell>
          <table:table-cell office:value-type="float" office:value="2671394050" calcext:value-type="float">
            <text:p>267139405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Insect_Leg_Blade.blend</text:p>
          </table:table-cell>
          <table:table-cell office:value-type="string" calcext:value-type="string">
            <text:p>Overwolf_Legs_Foot_T7</text:p>
          </table:table-cell>
          <table:table-cell office:value-type="string" calcext:value-type="string">
            <text:p>Overwolf_Legs_LowerLimb_T7</text:p>
          </table:table-cell>
          <table:table-cell office:value-type="string" calcext:value-type="string">
            <text:p>Overwolf_Legs_Shoulder_T7</text:p>
          </table:table-cell>
          <table:table-cell office:value-type="string" calcext:value-type="string">
            <text:p>Overwolf_Legs_T7</text:p>
          </table:table-cell>
          <table:table-cell office:value-type="string" calcext:value-type="string">
            <text:p>Overwolf_Legs_UpperLimb_T7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4 Insect Leg Spider</text:p>
          </table:table-cell>
          <table:table-cell office:value-type="float" office:value="875393229" calcext:value-type="float">
            <text:p>87539322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Insect_Leg_Spider.blend</text:p>
          </table:table-cell>
          <table:table-cell office:value-type="string" calcext:value-type="string">
            <text:p>Legs_LowerLimb_T9</text:p>
          </table:table-cell>
          <table:table-cell office:value-type="string" calcext:value-type="string">
            <text:p>Legs_Shoulder_T9</text:p>
          </table:table-cell>
          <table:table-cell office:value-type="string" calcext:value-type="string">
            <text:p>Legs_T9</text:p>
          </table:table-cell>
          <table:table-cell office:value-type="string" calcext:value-type="string">
            <text:p>Legs_UpperLimb_T9</text:p>
          </table:table-cell>
          <table:table-cell office:value-type="string" calcext:value-type="string">
            <text:p>Legs_Foot_T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2 Steering Ski <text:s/></text:p>
          </table:table-cell>
          <table:table-cell office:value-type="float" office:value="3080624795" calcext:value-type="float">
            <text:p>308062479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Steering_Ski.blend</text:p>
          </table:table-cell>
          <table:table-cell office:value-type="string" calcext:value-type="string">
            <text:p>Skid_Steering_Hinge</text:p>
          </table:table-cell>
          <table:table-cell office:value-type="string" calcext:value-type="string">
            <text:p>Skid_Steering_Skid</text:p>
          </table:table-cell>
          <table:table-cell office:value-type="string" calcext:value-type="string">
            <text:p>Skid_Steering_Suspension</text:p>
          </table:table-cell>
          <table:table-cell office:value-type="string" calcext:value-type="string">
            <text:p>Skid_Steering_T5</text:p>
          </table:table-cell>
          <table:table-cell table:number-columns-repeated="1015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2 Ski <text:s/></text:p>
          </table:table-cell>
          <table:table-cell office:value-type="float" office:value="347391203" calcext:value-type="float">
            <text:p>34739120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Ski.blend</text:p>
          </table:table-cell>
          <table:table-cell office:value-type="string" calcext:value-type="string">
            <text:p>Skid_Static_Hinge</text:p>
          </table:table-cell>
          <table:table-cell office:value-type="string" calcext:value-type="string">
            <text:p>Skid_Static_Ski</text:p>
          </table:table-cell>
          <table:table-cell office:value-type="string" calcext:value-type="string">
            <text:p>Skid_Static_Suspension</text:p>
          </table:table-cell>
          <table:table-cell office:value-type="string" calcext:value-type="string">
            <text:p>Skid_Static_T5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HOVER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0 Hovers <text:s text:c="2"/>/ Hover Blade T2</text:p>
          </table:table-cell>
          <table:table-cell office:value-type="float" office:value="1851713730" calcext:value-type="float">
            <text:p>185171373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0_Hover_Steam.blend</text:p>
          </table:table-cell>
          <table:table-cell office:value-type="string" calcext:value-type="string">
            <text:p>RC_HoverBlade_T1_Blade</text:p>
          </table:table-cell>
          <table:table-cell office:value-type="string" calcext:value-type="string">
            <text:p>RC_HoverBlade_T1_Bod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t used <text:s/>/ Hover Blade T3 (Substituted)</text:p>
          </table:table-cell>
          <table:table-cell office:value-type="float" office:value="947628072" calcext:value-type="float">
            <text:p>94762807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0_Hover_Steam.blend</text:p>
          </table:table-cell>
          <table:table-cell office:value-type="string" calcext:value-type="string">
            <text:p>RC_HoverBlade_T1_Blade</text:p>
          </table:table-cell>
          <table:table-cell office:value-type="string" calcext:value-type="string">
            <text:p>RC_HoverBlade_T1_Bod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1 Hovers <text:s text:c="2"/>/ Hover Blade T4</text:p>
          </table:table-cell>
          <table:table-cell office:value-type="float" office:value="3170960304" calcext:value-type="float">
            <text:p>317096030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1_Hover_Steam.blend</text:p>
          </table:table-cell>
          <table:table-cell office:value-type="string" calcext:value-type="string">
            <text:p>RC_HoverBlade_T3_Blades</text:p>
          </table:table-cell>
          <table:table-cell office:value-type="string" calcext:value-type="string">
            <text:p>RC_HoverBlade_T3_Bod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t used <text:s/>/ Hover Blade T5 (Substituted)</text:p>
          </table:table-cell>
          <table:table-cell office:value-type="float" office:value="1333565630" calcext:value-type="float">
            <text:p>133356563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1_Hover_Steam.blend</text:p>
          </table:table-cell>
          <table:table-cell office:value-type="string" calcext:value-type="string">
            <text:p>RC_HoverBlade_T3_Blades</text:p>
          </table:table-cell>
          <table:table-cell office:value-type="string" calcext:value-type="string">
            <text:p>RC_HoverBlade_T3_Body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2 Hovers <text:s text:c="2"/>/ Hover Blade T6</text:p>
          </table:table-cell>
          <table:table-cell office:value-type="float" office:value="1639979618" calcext:value-type="float">
            <text:p>1639979618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Hover_Steam.blend</text:p>
          </table:table-cell>
          <table:table-cell office:value-type="string" calcext:value-type="string">
            <text:p>RC_HoverBlade_T5_Blades</text:p>
          </table:table-cell>
          <table:table-cell office:value-type="string" calcext:value-type="string">
            <text:p>RC_HoverBlade_T5_Bod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t used <text:s/>/ Hover Blade T7 (Substituted)</text:p>
          </table:table-cell>
          <table:table-cell office:value-type="float" office:value="3508014365" calcext:value-type="float">
            <text:p>350801436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Hover_Steam.blend</text:p>
          </table:table-cell>
          <table:table-cell office:value-type="string" calcext:value-type="string">
            <text:p>RC_HoverBlade_T5_Blades</text:p>
          </table:table-cell>
          <table:table-cell office:value-type="string" calcext:value-type="string">
            <text:p>RC_HoverBlade_T5_Body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Hovers <text:s text:c="2"/>/ Hover Blade T8</text:p>
          </table:table-cell>
          <table:table-cell office:value-type="float" office:value="465491285" calcext:value-type="float">
            <text:p>46549128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Hover_Steam.blend</text:p>
          </table:table-cell>
          <table:table-cell office:value-type="string" calcext:value-type="string">
            <text:p>RC_HoverBlade_T7_Blades</text:p>
          </table:table-cell>
          <table:table-cell office:value-type="string" calcext:value-type="string">
            <text:p>RC_HoverBlade_T7_Bod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t used <text:s/>/ Hover Blade T9 (Substituted)</text:p>
          </table:table-cell>
          <table:table-cell office:value-type="float" office:value="2787065227" calcext:value-type="float">
            <text:p>278706522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Hover_Steam.blend</text:p>
          </table:table-cell>
          <table:table-cell office:value-type="string" calcext:value-type="string">
            <text:p>RC_HoverBlade_T7_Blades</text:p>
          </table:table-cell>
          <table:table-cell office:value-type="string" calcext:value-type="string">
            <text:p>RC_HoverBlade_T7_Bod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4 Hovers <text:s text:c="2"/>/ Hover Blade T10</text:p>
          </table:table-cell>
          <table:table-cell office:value-type="float" office:value="3347041415" calcext:value-type="float">
            <text:p>334704141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Hover_Steam.blend</text:p>
          </table:table-cell>
          <table:table-cell office:value-type="string" calcext:value-type="string">
            <text:p>RC_HoverBlade_T9_Blades</text:p>
          </table:table-cell>
          <table:table-cell office:value-type="string" calcext:value-type="string">
            <text:p>RC_HoverBlade_T9_Body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5 Hovers</text:p>
          </table:table-cell>
          <table:table-cell office:value-type="float" office:value="3835205776" calcext:value-type="float">
            <text:p>3835205776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Hover_Steam.blend</text:p>
          </table:table-cell>
          <table:table-cell office:value-type="string" calcext:value-type="string">
            <text:p>Mega_Hover_Blade</text:p>
          </table:table-cell>
          <table:table-cell office:value-type="string" calcext:value-type="string">
            <text:p>Mega_Hover_TX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5 Hovers Goldern</text:p>
          </table:table-cell>
          <table:table-cell office:value-type="float" office:value="2217471839" calcext:value-type="float">
            <text:p>221747183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Hover_Gold_Steam.blend</text:p>
          </table:table-cell>
          <table:table-cell office:value-type="string" calcext:value-type="string">
            <text:p>Mega_Hover_Blade</text:p>
          </table:table-cell>
          <table:table-cell office:value-type="string" calcext:value-type="string">
            <text:p>Mega_Hover_TX1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ROTOR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2 Rotors </text:p>
          </table:table-cell>
          <table:table-cell office:value-type="float" office:value="3947193935" calcext:value-type="float">
            <text:p>394719393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Rotor.blend</text:p>
          </table:table-cell>
          <table:table-cell office:value-type="string" calcext:value-type="string">
            <text:p>Heli_Base_5</text:p>
          </table:table-cell>
          <table:table-cell office:value-type="string" calcext:value-type="string">
            <text:p>Heli_blades_5</text:p>
          </table:table-cell>
          <table:table-cell office:value-type="string" calcext:value-type="string">
            <text:p>Heli_Arrow_T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3 Rotors </text:p>
          </table:table-cell>
          <table:table-cell office:value-type="float" office:value="3789940851" calcext:value-type="float">
            <text:p>378994085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Rotor.blend</text:p>
          </table:table-cell>
          <table:table-cell office:value-type="string" calcext:value-type="string">
            <text:p>Heli_Base_7</text:p>
          </table:table-cell>
          <table:table-cell office:value-type="string" calcext:value-type="string">
            <text:p>Heli_blades_7</text:p>
          </table:table-cell>
          <table:table-cell office:value-type="string" calcext:value-type="string">
            <text:p>Heli_Arrow_T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4 Rotors </text:p>
          </table:table-cell>
          <table:table-cell office:value-type="float" office:value="1802864184" calcext:value-type="float">
            <text:p>180286418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Rotor.blend</text:p>
          </table:table-cell>
          <table:table-cell office:value-type="string" calcext:value-type="string">
            <text:p>Heli_Base_9</text:p>
          </table:table-cell>
          <table:table-cell office:value-type="string" calcext:value-type="string">
            <text:p>Heli_blades_9</text:p>
          </table:table-cell>
          <table:table-cell office:value-type="string" calcext:value-type="string">
            <text:p>Heli_Arrow_T10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WING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2 Wing</text:p>
          </table:table-cell>
          <table:table-cell office:value-type="float" office:value="3980928804" calcext:value-type="float">
            <text:p>398092880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Wing_Steam.blend</text:p>
          </table:table-cell>
          <table:table-cell office:value-type="string" calcext:value-type="string">
            <text:p>Wing_Hawk_Arrow</text:p>
          </table:table-cell>
          <table:table-cell office:value-type="string" calcext:value-type="string">
            <text:p>Wing_Hawk_Base</text:p>
          </table:table-cell>
          <table:table-cell office:value-type="string" calcext:value-type="string">
            <text:p>Wing_Hawk_Ti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t used <text:s/>/ Aerofoil T5 (Substituted)</text:p>
          </table:table-cell>
          <table:table-cell office:value-type="float" office:value="1515578912" calcext:value-type="float">
            <text:p>151557891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Wing_Steam.blend</text:p>
          </table:table-cell>
          <table:table-cell office:value-type="string" calcext:value-type="string">
            <text:p>Wing_Hawk_Arrow</text:p>
          </table:table-cell>
          <table:table-cell office:value-type="string" calcext:value-type="string">
            <text:p>Wing_Hawk_Base</text:p>
          </table:table-cell>
          <table:table-cell office:value-type="string" calcext:value-type="string">
            <text:p>Wing_Hawk_Ti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3 Wing <text:s text:c="2"/>/ Aerofoil T6</text:p>
          </table:table-cell>
          <table:table-cell office:value-type="float" office:value="2205394221" calcext:value-type="float">
            <text:p>220539422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Wing_Steam.blend</text:p>
          </table:table-cell>
          <table:table-cell office:value-type="string" calcext:value-type="string">
            <text:p>Wing_Falcon_Arrow</text:p>
          </table:table-cell>
          <table:table-cell office:value-type="string" calcext:value-type="string">
            <text:p>Wing_Falcon_Base</text:p>
          </table:table-cell>
          <table:table-cell office:value-type="string" calcext:value-type="string">
            <text:p>Wing_Falcon_Ti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t used <text:s/>/ Aerofoil T7 (Substituted)</text:p>
          </table:table-cell>
          <table:table-cell office:value-type="float" office:value="879649833" calcext:value-type="float">
            <text:p>87964983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Wing_Steam.blend</text:p>
          </table:table-cell>
          <table:table-cell office:value-type="string" calcext:value-type="string">
            <text:p>Wing_Falcon_Arrow</text:p>
          </table:table-cell>
          <table:table-cell office:value-type="string" calcext:value-type="string">
            <text:p>Wing_Falcon_Base</text:p>
          </table:table-cell>
          <table:table-cell office:value-type="string" calcext:value-type="string">
            <text:p>Wing_Falcon_Tip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4 Wing <text:s text:c="2"/>/ Aerofoil T8</text:p>
          </table:table-cell>
          <table:table-cell office:value-type="float" office:value="2312317713" calcext:value-type="float">
            <text:p>231231771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Wing_Steam.blend</text:p>
          </table:table-cell>
          <table:table-cell office:value-type="string" calcext:value-type="string">
            <text:p>Wing_Eagle_Arrow</text:p>
          </table:table-cell>
          <table:table-cell office:value-type="string" calcext:value-type="string">
            <text:p>Wing_Eagle_Base</text:p>
          </table:table-cell>
          <table:table-cell office:value-type="string" calcext:value-type="string">
            <text:p>Wing_Eagle_Tip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not used <text:s/>/ Aerofoil T9 (Substituted)</text:p>
          </table:table-cell>
          <table:table-cell office:value-type="float" office:value="1053747733" calcext:value-type="float">
            <text:p>105374773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Wing_Steam.blend</text:p>
          </table:table-cell>
          <table:table-cell office:value-type="string" calcext:value-type="string">
            <text:p>Wing_Eagle_Arrow</text:p>
          </table:table-cell>
          <table:table-cell office:value-type="string" calcext:value-type="string">
            <text:p>Wing_Eagle_Base</text:p>
          </table:table-cell>
          <table:table-cell office:value-type="string" calcext:value-type="string">
            <text:p>Wing_Eagle_Tip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5 Wing <text:s text:c="2"/>/ Aerofoil T10</text:p>
          </table:table-cell>
          <table:table-cell office:value-type="float" office:value="2464192350" calcext:value-type="float">
            <text:p>246419235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Wing_Steam.blend</text:p>
          </table:table-cell>
          <table:table-cell office:value-type="string" calcext:value-type="string">
            <text:p>Wing_Albatross_Arrow</text:p>
          </table:table-cell>
          <table:table-cell office:value-type="string" calcext:value-type="string">
            <text:p>Wing_Albatross_Base</text:p>
          </table:table-cell>
          <table:table-cell office:value-type="string" calcext:value-type="string">
            <text:p>Wing_Albatross_Tip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4 Wing Bat</text:p>
          </table:table-cell>
          <table:table-cell office:value-type="float" office:value="2865954846" calcext:value-type="float">
            <text:p>2865954846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Wing_Bat_Steam.blend</text:p>
          </table:table-cell>
          <table:table-cell office:value-type="string" calcext:value-type="string">
            <text:p>RC_BatFoil_T8</text:p>
          </table:table-cell>
          <table:table-cell office:value-type="string" calcext:value-type="string">
            <text:p>RC_BatFoil_T8_1</text:p>
          </table:table-cell>
          <table:table-cell office:value-type="string" calcext:value-type="string">
            <text:p>RC_BatFoil_T8_Fla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5 Wing Bat</text:p>
          </table:table-cell>
          <table:table-cell office:value-type="float" office:value="2863842421" calcext:value-type="float">
            <text:p>286384242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Wing_Bat_Steam.blend</text:p>
          </table:table-cell>
          <table:table-cell office:value-type="string" calcext:value-type="string">
            <text:p>RC_BatFoil_T10_Arrows</text:p>
          </table:table-cell>
          <table:table-cell office:value-type="string" calcext:value-type="string">
            <text:p>Batfoil_T10</text:p>
          </table:table-cell>
          <table:table-cell office:value-type="string" calcext:value-type="string">
            <text:p>RC_BatFoil_T10_Flap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RUDDER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2 Rudder</text:p>
          </table:table-cell>
          <table:table-cell office:value-type="float" office:value="2369778644" calcext:value-type="float">
            <text:p>236977864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Rudder_Steam.blend</text:p>
          </table:table-cell>
          <table:table-cell office:value-type="string" calcext:value-type="string">
            <text:p>Rudder_Hawk_Arrow</text:p>
          </table:table-cell>
          <table:table-cell office:value-type="string" calcext:value-type="string">
            <text:p>Rudder_Hawk_Base</text:p>
          </table:table-cell>
          <table:table-cell office:value-type="string" calcext:value-type="string">
            <text:p>Rudder_Hawk_Ti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t used <text:s/>/ Rudder T5 <text:s/>(Substituted)</text:p>
          </table:table-cell>
          <table:table-cell office:value-type="float" office:value="975319760" calcext:value-type="float">
            <text:p>97531976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Rudder_Steam.blend</text:p>
          </table:table-cell>
          <table:table-cell office:value-type="string" calcext:value-type="string">
            <text:p>Rudder_Hawk_Arrow</text:p>
          </table:table-cell>
          <table:table-cell office:value-type="string" calcext:value-type="string">
            <text:p>Rudder_Hawk_Base</text:p>
          </table:table-cell>
          <table:table-cell office:value-type="string" calcext:value-type="string">
            <text:p>Rudder_Hawk_Ti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3 Rudder <text:s text:c="2"/>/ Rudder T6</text:p>
          </table:table-cell>
          <table:table-cell office:value-type="float" office:value="3808719325" calcext:value-type="float">
            <text:p>380871932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Rudder_Steam.blend</text:p>
          </table:table-cell>
          <table:table-cell office:value-type="string" calcext:value-type="string">
            <text:p>Rudder_Falcon_Arrow</text:p>
          </table:table-cell>
          <table:table-cell office:value-type="string" calcext:value-type="string">
            <text:p>Rudder_Falcon_Base</text:p>
          </table:table-cell>
          <table:table-cell office:value-type="string" calcext:value-type="string">
            <text:p>Rudder_Falcon_Ti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t used <text:s/>/ Rudder T7 <text:s/>(Substituted)</text:p>
          </table:table-cell>
          <table:table-cell office:value-type="float" office:value="1410969817" calcext:value-type="float">
            <text:p>141096981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Rudder_Steam.blend</text:p>
          </table:table-cell>
          <table:table-cell office:value-type="string" calcext:value-type="string">
            <text:p>Rudder_Falcon_Arrow</text:p>
          </table:table-cell>
          <table:table-cell office:value-type="string" calcext:value-type="string">
            <text:p>Rudder_Falcon_Base</text:p>
          </table:table-cell>
          <table:table-cell office:value-type="string" calcext:value-type="string">
            <text:p>Rudder_Falcon_Ti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4 Rudder <text:s text:c="2"/>/ Rudder T8</text:p>
          </table:table-cell>
          <table:table-cell office:value-type="float" office:value="3919904737" calcext:value-type="float">
            <text:p>391990473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Rudder_Steam.blend</text:p>
          </table:table-cell>
          <table:table-cell office:value-type="string" calcext:value-type="string">
            <text:p>Rudder_Eagle_Arrow</text:p>
          </table:table-cell>
          <table:table-cell office:value-type="string" calcext:value-type="string">
            <text:p>Rudder_Eagle_Base</text:p>
          </table:table-cell>
          <table:table-cell office:value-type="string" calcext:value-type="string">
            <text:p>Rudder_Eagle_Ti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t used <text:s/>/ Rudder T9 <text:s/>(Substituted)</text:p>
          </table:table-cell>
          <table:table-cell office:value-type="float" office:value="1589198565" calcext:value-type="float">
            <text:p>158919856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Rudder_Steam.blend</text:p>
          </table:table-cell>
          <table:table-cell office:value-type="string" calcext:value-type="string">
            <text:p>Rudder_Eagle_Arrow</text:p>
          </table:table-cell>
          <table:table-cell office:value-type="string" calcext:value-type="string">
            <text:p>Rudder_Eagle_Base</text:p>
          </table:table-cell>
          <table:table-cell office:value-type="string" calcext:value-type="string">
            <text:p>Rudder_Eagle_Ti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5 Rudder <text:s text:c="2"/>/ Rudder T10</text:p>
          </table:table-cell>
          <table:table-cell office:value-type="float" office:value="2608683011" calcext:value-type="float">
            <text:p>260868301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Rudder_Steam.blend</text:p>
          </table:table-cell>
          <table:table-cell office:value-type="string" calcext:value-type="string">
            <text:p>Rudder_Albatross_Arrow</text:p>
          </table:table-cell>
          <table:table-cell office:value-type="string" calcext:value-type="string">
            <text:p>Rudder_Albatross_Base</text:p>
          </table:table-cell>
          <table:table-cell office:value-type="string" calcext:value-type="string">
            <text:p>Rudder_Albatross_Tip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4 Rudder Bat</text:p>
          </table:table-cell>
          <table:table-cell office:value-type="float" office:value="2928920064" calcext:value-type="float">
            <text:p>292892006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Rudder_Bat_Steam.blend</text:p>
          </table:table-cell>
          <table:table-cell office:value-type="string" calcext:value-type="string">
            <text:p>Batrudder_T8</text:p>
          </table:table-cell>
          <table:table-cell office:value-type="string" calcext:value-type="string">
            <text:p>RC_BatRudder_Arrow_T8</text:p>
          </table:table-cell>
          <table:table-cell office:value-type="string" calcext:value-type="string">
            <text:p>RC_BatRudder_Flap_T10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5_Rudder Bat</text:p>
          </table:table-cell>
          <table:table-cell office:value-type="float" office:value="2404311559" calcext:value-type="float">
            <text:p>240431155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Rudder_Bat_Steam.blend</text:p>
          </table:table-cell>
          <table:table-cell office:value-type="string" calcext:value-type="string">
            <text:p>Batrudder_T10</text:p>
          </table:table-cell>
          <table:table-cell office:value-type="string" calcext:value-type="string">
            <text:p>Batrudder_T10_Flap</text:p>
          </table:table-cell>
          <table:table-cell office:value-type="string" calcext:value-type="string">
            <text:p>RC_Rudder_Arrow_L10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THRUSTER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1 Thruster <text:s text:c="2"/>/ Thruster T2 </text:p>
          </table:table-cell>
          <table:table-cell office:value-type="float" office:value="844778245" calcext:value-type="float">
            <text:p>84477824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1_Thruster_Steam.blend</text:p>
          </table:table-cell>
          <table:table-cell office:value-type="string" calcext:value-type="string">
            <text:p>RC_Jet_L1_arrow</text:p>
          </table:table-cell>
          <table:table-cell office:value-type="string" calcext:value-type="string">
            <text:p>RC_Thruster_T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t used <text:s/>/ Thruster T3 <text:s/>(Substituted)</text:p>
          </table:table-cell>
          <table:table-cell office:value-type="float" office:value="4276453881" calcext:value-type="float">
            <text:p>427645388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1_Thruster_Steam.blend</text:p>
          </table:table-cell>
          <table:table-cell office:value-type="string" calcext:value-type="string">
            <text:p>RC_Jet_L1_arrow</text:p>
          </table:table-cell>
          <table:table-cell office:value-type="string" calcext:value-type="string">
            <text:p>RC_Thruster_T1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2 Thruster <text:s text:c="2"/>/ Thruster T4 </text:p>
          </table:table-cell>
          <table:table-cell office:value-type="float" office:value="2498076128" calcext:value-type="float">
            <text:p>2498076128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Thruster_Steam.blend</text:p>
          </table:table-cell>
          <table:table-cell office:value-type="string" calcext:value-type="string">
            <text:p>RC_Thruster_T3</text:p>
          </table:table-cell>
          <table:table-cell office:value-type="string" calcext:value-type="string">
            <text:p>polySurface186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t used <text:s/>/ Thruster T5 <text:s/>(Substituted)</text:p>
          </table:table-cell>
          <table:table-cell office:value-type="float" office:value="1572019677" calcext:value-type="float">
            <text:p>157201967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Thruster_Steam.blend</text:p>
          </table:table-cell>
          <table:table-cell office:value-type="string" calcext:value-type="string">
            <text:p>RC_Thruster_T3</text:p>
          </table:table-cell>
          <table:table-cell office:value-type="string" calcext:value-type="string">
            <text:p>polySurface1865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3 Thruster <text:s text:c="2"/>/ Thruster T6 </text:p>
          </table:table-cell>
          <table:table-cell office:value-type="float" office:value="3764614578" calcext:value-type="float">
            <text:p>3764614578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Thruster_Steam.blend</text:p>
          </table:table-cell>
          <table:table-cell office:value-type="string" calcext:value-type="string">
            <text:p>RC_Jet_L3_arrow</text:p>
          </table:table-cell>
          <table:table-cell office:value-type="string" calcext:value-type="string">
            <text:p>RC_Thruster_T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t used <text:s/>/ Thruster T7 <text:s/>(Substituted)</text:p>
          </table:table-cell>
          <table:table-cell office:value-type="float" office:value="3285682302" calcext:value-type="float">
            <text:p>328568230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Thruster_Steam.blend</text:p>
          </table:table-cell>
          <table:table-cell office:value-type="string" calcext:value-type="string">
            <text:p>RC_Jet_L3_arrow</text:p>
          </table:table-cell>
          <table:table-cell office:value-type="string" calcext:value-type="string">
            <text:p>RC_Thruster_T5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4 Thruster <text:s text:c="2"/>/ Thruster T8</text:p>
          </table:table-cell>
          <table:table-cell office:value-type="float" office:value="3938712462" calcext:value-type="float">
            <text:p>393871246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Thruster_Steam.blend</text:p>
          </table:table-cell>
          <table:table-cell office:value-type="string" calcext:value-type="string">
            <text:p>RC_Jet_L4_arrow</text:p>
          </table:table-cell>
          <table:table-cell office:value-type="string" calcext:value-type="string">
            <text:p>RC_Thruster_T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t used <text:s/>/ Thruster T9 <text:s/>(Substituted)</text:p>
          </table:table-cell>
          <table:table-cell office:value-type="float" office:value="3033577704" calcext:value-type="float">
            <text:p>303357770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Thruster_Steam.blend</text:p>
          </table:table-cell>
          <table:table-cell office:value-type="string" calcext:value-type="string">
            <text:p>RC_Jet_L4_arrow</text:p>
          </table:table-cell>
          <table:table-cell office:value-type="string" calcext:value-type="string">
            <text:p>RC_Thruster_T7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5 Thruster <text:s text:c="2"/>/ Thruster T10</text:p>
          </table:table-cell>
          <table:table-cell office:value-type="float" office:value="2969949587" calcext:value-type="float">
            <text:p>296994958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Thruster_Steam.blend</text:p>
          </table:table-cell>
          <table:table-cell office:value-type="string" calcext:value-type="string">
            <text:p>RC_Jet_L5_arrow</text:p>
          </table:table-cell>
          <table:table-cell office:value-type="string" calcext:value-type="string">
            <text:p>RC_Thruster_T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5 thruster Carbon 6 </text:p>
          </table:table-cell>
          <table:table-cell office:value-type="float" office:value="944347375" calcext:value-type="float">
            <text:p>94434737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Thruster_Carbon6_Steam.blend</text:p>
          </table:table-cell>
          <table:table-cell office:value-type="string" calcext:value-type="string">
            <text:p>C6_Thruster_T10</text:p>
          </table:table-cell>
          <table:table-cell office:value-type="string" calcext:value-type="string">
            <text:p>RC_Jet_L5_arr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table:style-name="ce29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PROP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3 Prop</text:p>
          </table:table-cell>
          <table:table-cell office:value-type="float" office:value="3286209719" calcext:value-type="float">
            <text:p>328620971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Propeller_Steam.blend</text:p>
          </table:table-cell>
          <table:table-cell office:value-type="string" calcext:value-type="string">
            <text:p>Propeller_Arrow_Small</text:p>
          </table:table-cell>
          <table:table-cell office:value-type="string" calcext:value-type="string">
            <text:p>Propeller_Small_Base</text:p>
          </table:table-cell>
          <table:table-cell office:value-type="string" calcext:value-type="string">
            <text:p>Propeller_Small_Blade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4 Prop <text:s text:c="2"/></text:p>
          </table:table-cell>
          <table:table-cell office:value-type="float" office:value="2784549582" calcext:value-type="float">
            <text:p>278454958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Propeller_Steam.blend</text:p>
          </table:table-cell>
          <table:table-cell office:value-type="string" calcext:value-type="string">
            <text:p>Propeller_Arrow_Large</text:p>
          </table:table-cell>
          <table:table-cell office:value-type="string" calcext:value-type="string">
            <text:p>Propeller_Large_Base</text:p>
          </table:table-cell>
          <table:table-cell office:value-type="string" calcext:value-type="string">
            <text:p>Propeller_Large_Blades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FRONT MOUNTED LASER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t used <text:s/>/ Front Mount SMG T1 <text:s/>(Substituted)</text:p>
          </table:table-cell>
          <table:table-cell office:value-type="float" office:value="1337963121" calcext:value-type="float">
            <text:p>133796312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0_Front_Laser_Steam.blend</text:p>
          </table:table-cell>
          <table:table-cell office:value-type="string" calcext:value-type="string">
            <text:p>arrows_180</text:p>
          </table:table-cell>
          <table:table-cell office:value-type="string" calcext:value-type="string">
            <text:p>SMG_H_Arm_T1</text:p>
          </table:table-cell>
          <table:table-cell office:value-type="string" calcext:value-type="string">
            <text:p>SMG_H_Barrel_T1</text:p>
          </table:table-cell>
          <table:table-cell office:value-type="string" calcext:value-type="string">
            <text:p>SMG_H_Base_T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0 Front Laser <text:s text:c="2"/>/ Front Mount SMG T2 </text:p>
          </table:table-cell>
          <table:table-cell office:value-type="float" office:value="3402350870" calcext:value-type="float">
            <text:p>340235087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0_Front_Laser_Steam.blend</text:p>
          </table:table-cell>
          <table:table-cell office:value-type="string" calcext:value-type="string">
            <text:p>arrows_180</text:p>
          </table:table-cell>
          <table:table-cell office:value-type="string" calcext:value-type="string">
            <text:p>SMG_H_Arm_T1</text:p>
          </table:table-cell>
          <table:table-cell office:value-type="string" calcext:value-type="string">
            <text:p>SMG_H_Barrel_T1</text:p>
          </table:table-cell>
          <table:table-cell office:value-type="string" calcext:value-type="string">
            <text:p>SMG_H_Base_T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t used <text:s/>/ Front Mount SMG T3 <text:s/>(Substituted)</text:p>
          </table:table-cell>
          <table:table-cell office:value-type="float" office:value="776342052" calcext:value-type="float">
            <text:p>77634205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1_Front_Laser_Steam.blend</text:p>
          </table:table-cell>
          <table:table-cell office:value-type="string" calcext:value-type="string">
            <text:p>arrows_180</text:p>
          </table:table-cell>
          <table:table-cell office:value-type="string" calcext:value-type="string">
            <text:p>SMG_H_Arm_T3</text:p>
          </table:table-cell>
          <table:table-cell office:value-type="string" calcext:value-type="string">
            <text:p>SMG_H_Barrel_T3</text:p>
          </table:table-cell>
          <table:table-cell office:value-type="string" calcext:value-type="string">
            <text:p>SMG_H_Base_T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1 Front Laser <text:s text:c="2"/>/ Front Mount SMG T4</text:p>
          </table:table-cell>
          <table:table-cell office:value-type="float" office:value="2494440442" calcext:value-type="float">
            <text:p>249444044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1_Front_Laser_Steam.blend</text:p>
          </table:table-cell>
          <table:table-cell office:value-type="string" calcext:value-type="string">
            <text:p>arrows_180</text:p>
          </table:table-cell>
          <table:table-cell office:value-type="string" calcext:value-type="string">
            <text:p>SMG_H_Arm_T3</text:p>
          </table:table-cell>
          <table:table-cell office:value-type="string" calcext:value-type="string">
            <text:p>SMG_H_Barrel_T3</text:p>
          </table:table-cell>
          <table:table-cell office:value-type="string" calcext:value-type="string">
            <text:p>SMG_H_Base_T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t used <text:s text:c="2"/>/ Front Mount SMG T5 <text:s/>(Substituted)</text:p>
          </table:table-cell>
          <table:table-cell office:value-type="float" office:value="1497447090" calcext:value-type="float">
            <text:p>149744709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Front_Laser.blend</text:p>
          </table:table-cell>
          <table:table-cell office:value-type="string" calcext:value-type="string">
            <text:p>arrows_180</text:p>
          </table:table-cell>
          <table:table-cell office:value-type="string" calcext:value-type="string">
            <text:p>SMG_H_Arm_T5</text:p>
          </table:table-cell>
          <table:table-cell office:value-type="string" calcext:value-type="string">
            <text:p>SMG_H_Barrel_T5</text:p>
          </table:table-cell>
          <table:table-cell office:value-type="string" calcext:value-type="string">
            <text:p>SMG_H_Base_T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2 Front Laser <text:s text:c="2"/>/ Front Mount SMG T6 </text:p>
          </table:table-cell>
          <table:table-cell office:value-type="float" office:value="1584562849" calcext:value-type="float">
            <text:p>158456284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Front_Laser.blend</text:p>
          </table:table-cell>
          <table:table-cell office:value-type="string" calcext:value-type="string">
            <text:p>arrows_180</text:p>
          </table:table-cell>
          <table:table-cell office:value-type="string" calcext:value-type="string">
            <text:p>SMG_H_Arm_T5</text:p>
          </table:table-cell>
          <table:table-cell office:value-type="string" calcext:value-type="string">
            <text:p>SMG_H_Barrel_T5</text:p>
          </table:table-cell>
          <table:table-cell office:value-type="string" calcext:value-type="string">
            <text:p>SMG_H_Base_T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t used <text:s/>/ Front Mount SMG T7 <text:s/>(Substituted)</text:p>
          </table:table-cell>
          <table:table-cell office:value-type="float" office:value="3341135633" calcext:value-type="float">
            <text:p>334113563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Front_Laser.blend</text:p>
          </table:table-cell>
          <table:table-cell office:value-type="string" calcext:value-type="string">
            <text:p>arrows_180</text:p>
          </table:table-cell>
          <table:table-cell office:value-type="string" calcext:value-type="string">
            <text:p>SMG_H_Arm_T7</text:p>
          </table:table-cell>
          <table:table-cell office:value-type="string" calcext:value-type="string">
            <text:p>SMG_H_Barrel_T7</text:p>
          </table:table-cell>
          <table:table-cell office:value-type="string" calcext:value-type="string">
            <text:p>SMG_H_Base_T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3 Front Laser <text:s text:c="2"/>/ Front Mount SMG T8 </text:p>
          </table:table-cell>
          <table:table-cell office:value-type="float" office:value="2675516967" calcext:value-type="float">
            <text:p>267551696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Front_Laser.blend</text:p>
          </table:table-cell>
          <table:table-cell office:value-type="string" calcext:value-type="string">
            <text:p>arrows_180</text:p>
          </table:table-cell>
          <table:table-cell office:value-type="string" calcext:value-type="string">
            <text:p>SMG_H_Arm_T7</text:p>
          </table:table-cell>
          <table:table-cell office:value-type="string" calcext:value-type="string">
            <text:p>SMG_H_Barrel_T7</text:p>
          </table:table-cell>
          <table:table-cell office:value-type="string" calcext:value-type="string">
            <text:p>SMG_H_Base_T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t used <text:s/>/ Front Mount SMG T9 <text:s/>(Substituted)</text:p>
          </table:table-cell>
          <table:table-cell office:value-type="float" office:value="2955059079" calcext:value-type="float">
            <text:p>295505907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Front_Laser.blend</text:p>
          </table:table-cell>
          <table:table-cell office:value-type="string" calcext:value-type="string">
            <text:p>arrows_180</text:p>
          </table:table-cell>
          <table:table-cell office:value-type="string" calcext:value-type="string">
            <text:p>SMG_H_Arm_T9</text:p>
          </table:table-cell>
          <table:table-cell office:value-type="string" calcext:value-type="string">
            <text:p>SMG_H_Barrel_T9</text:p>
          </table:table-cell>
          <table:table-cell office:value-type="string" calcext:value-type="string">
            <text:p>SMG_H_Base_T9</text:p>
          </table:table-cell>
          <table:table-cell office:value-type="string" calcext:value-type="string">
            <text:p>SMG_H_Inner_Barrel_T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4 Front Laser <text:s text:c="2"/>/ Front Mount SMG T10 </text:p>
          </table:table-cell>
          <table:table-cell office:value-type="float" office:value="1436911484" calcext:value-type="float">
            <text:p>143691148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Front_Laser.blend</text:p>
          </table:table-cell>
          <table:table-cell office:value-type="string" calcext:value-type="string">
            <text:p>arrows_180</text:p>
          </table:table-cell>
          <table:table-cell office:value-type="string" calcext:value-type="string">
            <text:p>SMG_H_Arm_T9</text:p>
          </table:table-cell>
          <table:table-cell office:value-type="string" calcext:value-type="string">
            <text:p>SMG_H_Barrel_T9</text:p>
          </table:table-cell>
          <table:table-cell office:value-type="string" calcext:value-type="string">
            <text:p>SMG_H_Base_T9</text:p>
          </table:table-cell>
          <table:table-cell office:value-type="string" calcext:value-type="string">
            <text:p>SMG_H_Inner_Barrel_T9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TOP MOUNTED LASER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t used <text:s/>/ Top Mount SMG T1 (Substituted)</text:p>
          </table:table-cell>
          <table:table-cell office:value-type="float" office:value="2929054885" calcext:value-type="float">
            <text:p>292905488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0_Laser_Steam.blend</text:p>
          </table:table-cell>
          <table:table-cell office:value-type="string" calcext:value-type="string">
            <text:p>SMG_Arm_T1</text:p>
          </table:table-cell>
          <table:table-cell office:value-type="string" calcext:value-type="string">
            <text:p>SMG_Barrel_T1</text:p>
          </table:table-cell>
          <table:table-cell office:value-type="string" calcext:value-type="string">
            <text:p>SMG_Base_T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0 Laser <text:s text:c="2"/>/ Top Mount SMG T2 </text:p>
          </table:table-cell>
          <table:table-cell office:value-type="float" office:value="3809895395" calcext:value-type="float">
            <text:p>380989539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0_Laser_Steam.blend</text:p>
          </table:table-cell>
          <table:table-cell office:value-type="string" calcext:value-type="string">
            <text:p>SMG_Arm_T1</text:p>
          </table:table-cell>
          <table:table-cell office:value-type="string" calcext:value-type="string">
            <text:p>SMG_Barrel_T1</text:p>
          </table:table-cell>
          <table:table-cell office:value-type="string" calcext:value-type="string">
            <text:p>SMG_Base_T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t used <text:s/>/ Top Mount SMG T3 <text:s/>(Substituted)</text:p>
          </table:table-cell>
          <table:table-cell office:value-type="float" office:value="2985370719" calcext:value-type="float">
            <text:p>298537071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1_Laser_Steam.blend</text:p>
          </table:table-cell>
          <table:table-cell office:value-type="string" calcext:value-type="string">
            <text:p>SMG_Arm_T3</text:p>
          </table:table-cell>
          <table:table-cell office:value-type="string" calcext:value-type="string">
            <text:p>SMG_Barrel_T3</text:p>
          </table:table-cell>
          <table:table-cell office:value-type="string" calcext:value-type="string">
            <text:p>SMG_Base_T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1 Laser <text:s text:c="2"/>/ Top Mount SMG T4</text:p>
          </table:table-cell>
          <table:table-cell office:value-type="float" office:value="3178463503" calcext:value-type="float">
            <text:p>317846350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1_Laser_Steam.blend</text:p>
          </table:table-cell>
          <table:table-cell office:value-type="string" calcext:value-type="string">
            <text:p>SMG_Arm_T3</text:p>
          </table:table-cell>
          <table:table-cell office:value-type="string" calcext:value-type="string">
            <text:p>SMG_Barrel_T3</text:p>
          </table:table-cell>
          <table:table-cell office:value-type="string" calcext:value-type="string">
            <text:p>SMG_Base_T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t used <text:s/>/ Top Mount SMG T5 <text:s/>(Substituted)</text:p>
          </table:table-cell>
          <table:table-cell office:value-type="float" office:value="3338015945" calcext:value-type="float">
            <text:p>333801594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Laser.blend</text:p>
          </table:table-cell>
          <table:table-cell office:value-type="string" calcext:value-type="string">
            <text:p>SMG_Arm_T5</text:p>
          </table:table-cell>
          <table:table-cell office:value-type="string" calcext:value-type="string">
            <text:p>SMG_Barrel_T5</text:p>
          </table:table-cell>
          <table:table-cell office:value-type="string" calcext:value-type="string">
            <text:p>SMG_Base_T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2 Laser <text:s text:c="2"/>/ Top Mount SMG T6 </text:p>
          </table:table-cell>
          <table:table-cell office:value-type="float" office:value="2007965780" calcext:value-type="float">
            <text:p>200796578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Laser.blend</text:p>
          </table:table-cell>
          <table:table-cell office:value-type="string" calcext:value-type="string">
            <text:p>SMG_Arm_T5</text:p>
          </table:table-cell>
          <table:table-cell office:value-type="string" calcext:value-type="string">
            <text:p>SMG_Barrel_T5</text:p>
          </table:table-cell>
          <table:table-cell office:value-type="string" calcext:value-type="string">
            <text:p>SMG_Base_T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t used <text:s/>/ Top Mount SMG T7 <text:s/>(Substituted)</text:p>
          </table:table-cell>
          <table:table-cell office:value-type="float" office:value="1485996394" calcext:value-type="float">
            <text:p>148599639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Laser.blend</text:p>
          </table:table-cell>
          <table:table-cell office:value-type="string" calcext:value-type="string">
            <text:p>SMG_Arm_T7</text:p>
          </table:table-cell>
          <table:table-cell office:value-type="string" calcext:value-type="string">
            <text:p>SMG_Barrel_T7</text:p>
          </table:table-cell>
          <table:table-cell office:value-type="string" calcext:value-type="string">
            <text:p>SMG_Base_T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3 Laser <text:s text:c="2"/>/ Top Mount SMG T8 </text:p>
          </table:table-cell>
          <table:table-cell office:value-type="float" office:value="3064235218" calcext:value-type="float">
            <text:p>3064235218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Laser.blend</text:p>
          </table:table-cell>
          <table:table-cell office:value-type="string" calcext:value-type="string">
            <text:p>SMG_Arm_T7</text:p>
          </table:table-cell>
          <table:table-cell office:value-type="string" calcext:value-type="string">
            <text:p>SMG_Barrel_T7</text:p>
          </table:table-cell>
          <table:table-cell office:value-type="string" calcext:value-type="string">
            <text:p>SMG_Base_T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t used <text:s/>/ Top Mount SMG T9 <text:s/>(Substituted)</text:p>
          </table:table-cell>
          <table:table-cell office:value-type="float" office:value="798339580" calcext:value-type="float">
            <text:p>79833958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Laser.blend</text:p>
          </table:table-cell>
          <table:table-cell office:value-type="string" calcext:value-type="string">
            <text:p>SMG_Arm_T9</text:p>
          </table:table-cell>
          <table:table-cell office:value-type="string" calcext:value-type="string">
            <text:p>SMG_Barrel_T9</text:p>
          </table:table-cell>
          <table:table-cell office:value-type="string" calcext:value-type="string">
            <text:p>SMG_Base_T9</text:p>
          </table:table-cell>
          <table:table-cell office:value-type="string" calcext:value-type="string">
            <text:p>SMG_Inner_Barrel_T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4 Laser <text:s text:c="2"/>/ Top Mount SMG T10 </text:p>
          </table:table-cell>
          <table:table-cell office:value-type="float" office:value="2088248713" calcext:value-type="float">
            <text:p>208824871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Laser.blend</text:p>
          </table:table-cell>
          <table:table-cell office:value-type="string" calcext:value-type="string">
            <text:p>SMG_Arm_T9</text:p>
          </table:table-cell>
          <table:table-cell office:value-type="string" calcext:value-type="string">
            <text:p>SMG_Barrel_T9</text:p>
          </table:table-cell>
          <table:table-cell office:value-type="string" calcext:value-type="string">
            <text:p>SMG_Base_T9</text:p>
          </table:table-cell>
          <table:table-cell office:value-type="string" calcext:value-type="string">
            <text:p>SMG_Inner_Barrel_T9</text:p>
          </table:table-cell>
          <table:table-cell table:number-columns-repeated="1015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T5 Laser </text:p>
          </table:table-cell>
          <table:table-cell office:value-type="float" office:value="3209000021" calcext:value-type="float">
            <text:p>320900002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Laser_Steam.blend</text:p>
          </table:table-cell>
          <table:table-cell office:value-type="string" calcext:value-type="string">
            <text:p>RC_Laser_mk5_V_arrows</text:p>
          </table:table-cell>
          <table:table-cell office:value-type="string" calcext:value-type="string">
            <text:p>RC_SMG_TX1_Arm</text:p>
          </table:table-cell>
          <table:table-cell office:value-type="string" calcext:value-type="string">
            <text:p>RC_SMG_TX1_Barrel</text:p>
          </table:table-cell>
          <table:table-cell office:value-type="string" calcext:value-type="string">
            <text:p>RC_SMG_TX1_Base</text:p>
          </table:table-cell>
          <table:table-cell office:value-type="string" calcext:value-type="string">
            <text:p>RC_SMG_TX1_Muzzle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5 Laser (Gold)</text:p>
          </table:table-cell>
          <table:table-cell office:value-type="float" office:value="3851710054" calcext:value-type="float">
            <text:p>385171005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Laser_Gold_Steam.blend</text:p>
          </table:table-cell>
          <table:table-cell office:value-type="string" calcext:value-type="string">
            <text:p>RC_Laser_mk5_V_arrows</text:p>
          </table:table-cell>
          <table:table-cell office:value-type="string" calcext:value-type="string">
            <text:p>RC_SMG_TX1_Arm</text:p>
          </table:table-cell>
          <table:table-cell office:value-type="string" calcext:value-type="string">
            <text:p>RC_SMG_TX1_Barrel</text:p>
          </table:table-cell>
          <table:table-cell office:value-type="string" calcext:value-type="string">
            <text:p>RC_SMG_TX1_Base</text:p>
          </table:table-cell>
          <table:table-cell office:value-type="string" calcext:value-type="string">
            <text:p>RC_SMG_TX1_Muzzl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4 Laser Carbon 6</text:p>
          </table:table-cell>
          <table:table-cell office:value-type="float" office:value="3632954889" calcext:value-type="float">
            <text:p>363295488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Laser_Carbon6.blend</text:p>
          </table:table-cell>
          <table:table-cell office:value-type="string" calcext:value-type="string">
            <text:p>C6_SMG_Arm_T10</text:p>
          </table:table-cell>
          <table:table-cell office:value-type="string" calcext:value-type="string">
            <text:p>C6_SMG_Barrel_T10</text:p>
          </table:table-cell>
          <table:table-cell office:value-type="string" calcext:value-type="string">
            <text:p>C6_SMG_Base_T10</text:p>
          </table:table-cell>
          <table:table-cell office:value-type="string" calcext:value-type="string">
            <text:p>C6_SMG_Inner_Barrel_T10</text:p>
          </table:table-cell>
          <table:table-cell office:value-type="string" calcext:value-type="string">
            <text:p>RC_Laser_mk5_V_arrow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5 Laser Carbon 6</text:p>
          </table:table-cell>
          <table:table-cell office:value-type="float" office:value="1199458351" calcext:value-type="float">
            <text:p>119945835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Laser_Carbon6_Steam.blend</text:p>
          </table:table-cell>
          <table:table-cell office:value-type="string" calcext:value-type="string">
            <text:p>RC_Laser_mk5_V_arrows</text:p>
          </table:table-cell>
          <table:table-cell office:value-type="string" calcext:value-type="string">
            <text:p>SMG_TX1_C6_Arm</text:p>
          </table:table-cell>
          <table:table-cell office:value-type="string" calcext:value-type="string">
            <text:p>SMG_TX1_C6_Barrel</text:p>
          </table:table-cell>
          <table:table-cell office:value-type="string" calcext:value-type="string">
            <text:p>SMG_TX1_C6_Base</text:p>
          </table:table-cell>
          <table:table-cell office:value-type="string" calcext:value-type="string">
            <text:p>SMG_TX1_C6_Body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PLASMA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0 Plasma <text:s/></text:p>
          </table:table-cell>
          <table:table-cell office:value-type="float" office:value="2655409492" calcext:value-type="float">
            <text:p>265540949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0_Plasma_Steam.blend</text:p>
          </table:table-cell>
          <table:table-cell office:value-type="string" calcext:value-type="string">
            <text:p>RC_Laser_mk1_V_arrows</text:p>
          </table:table-cell>
          <table:table-cell office:value-type="string" calcext:value-type="string">
            <text:p>RC_Plasma_cannon_T1_Arm</text:p>
          </table:table-cell>
          <table:table-cell office:value-type="string" calcext:value-type="string">
            <text:p>RC_Plasma_cannon_T1_Base</text:p>
          </table:table-cell>
          <table:table-cell office:value-type="string" calcext:value-type="string">
            <text:p>RC_Plasma_cannon_T1_Bod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t used <text:s/>/ Plasma Launcher T3</text:p>
          </table:table-cell>
          <table:table-cell office:value-type="float" office:value="1412971690" calcext:value-type="float">
            <text:p>141297169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0_Plasma_Steam.blend</text:p>
          </table:table-cell>
          <table:table-cell office:value-type="string" calcext:value-type="string">
            <text:p>RC_Laser_mk1_V_arrows</text:p>
          </table:table-cell>
          <table:table-cell office:value-type="string" calcext:value-type="string">
            <text:p>RC_Plasma_cannon_T1_Arm</text:p>
          </table:table-cell>
          <table:table-cell office:value-type="string" calcext:value-type="string">
            <text:p>RC_Plasma_cannon_T1_Base</text:p>
          </table:table-cell>
          <table:table-cell office:value-type="string" calcext:value-type="string">
            <text:p>RC_Plasma_cannon_T1_Bod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1 Plasma <text:s text:c="2"/>/ Plasma Launcher T4</text:p>
          </table:table-cell>
          <table:table-cell office:value-type="float" office:value="1293532710" calcext:value-type="float">
            <text:p>129353271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1_Plasma_Steam.blend</text:p>
          </table:table-cell>
          <table:table-cell office:value-type="string" calcext:value-type="string">
            <text:p>RC_Laser_mk2_V_arrows</text:p>
          </table:table-cell>
          <table:table-cell office:value-type="string" calcext:value-type="string">
            <text:p>RC_Plasma_cannon_T3_Arm</text:p>
          </table:table-cell>
          <table:table-cell office:value-type="string" calcext:value-type="string">
            <text:p>RC_Plasma_cannon_T3_Base</text:p>
          </table:table-cell>
          <table:table-cell office:value-type="string" calcext:value-type="string">
            <text:p>RC_Plasma_cannon_T3_Bod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t used <text:s/>/ Plasma Launcher T5</text:p>
          </table:table-cell>
          <table:table-cell office:value-type="float" office:value="3810917806" calcext:value-type="float">
            <text:p>3810917806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1_Plasma_Steam.blend</text:p>
          </table:table-cell>
          <table:table-cell office:value-type="string" calcext:value-type="string">
            <text:p>RC_Laser_mk2_V_arrows</text:p>
          </table:table-cell>
          <table:table-cell office:value-type="string" calcext:value-type="string">
            <text:p>RC_Plasma_cannon_T3_Arm</text:p>
          </table:table-cell>
          <table:table-cell office:value-type="string" calcext:value-type="string">
            <text:p>RC_Plasma_cannon_T3_Base</text:p>
          </table:table-cell>
          <table:table-cell office:value-type="string" calcext:value-type="string">
            <text:p>RC_Plasma_cannon_T3_Bod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2 Plasma <text:s text:c="2"/>/ Plasma Launcher T6</text:p>
          </table:table-cell>
          <table:table-cell office:value-type="float" office:value="2446895092" calcext:value-type="float">
            <text:p>244689509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Plasma.blend</text:p>
          </table:table-cell>
          <table:table-cell office:value-type="string" calcext:value-type="string">
            <text:p>RC_Laser_mk3_V_arrows</text:p>
          </table:table-cell>
          <table:table-cell office:value-type="string" calcext:value-type="string">
            <text:p>RC_Plasma_cannon_T5_Arm</text:p>
          </table:table-cell>
          <table:table-cell office:value-type="string" calcext:value-type="string">
            <text:p>RC_Plasma_cannon_T5_Base</text:p>
          </table:table-cell>
          <table:table-cell office:value-type="string" calcext:value-type="string">
            <text:p>RC_Plasma_cannon_T5_Bod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t used <text:s/>/ Plasma Launcher T7</text:p>
          </table:table-cell>
          <table:table-cell office:value-type="float" office:value="3866475184" calcext:value-type="float">
            <text:p>386647518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Plasma.blend</text:p>
          </table:table-cell>
          <table:table-cell office:value-type="string" calcext:value-type="string">
            <text:p>RC_Laser_mk3_V_arrows</text:p>
          </table:table-cell>
          <table:table-cell office:value-type="string" calcext:value-type="string">
            <text:p>RC_Plasma_cannon_T5_Arm</text:p>
          </table:table-cell>
          <table:table-cell office:value-type="string" calcext:value-type="string">
            <text:p>RC_Plasma_cannon_T5_Base</text:p>
          </table:table-cell>
          <table:table-cell office:value-type="string" calcext:value-type="string">
            <text:p>RC_Plasma_cannon_T5_Bod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3 Plasma <text:s text:c="2"/>/ Plasma Launcher T8</text:p>
          </table:table-cell>
          <table:table-cell office:value-type="float" office:value="3953551555" calcext:value-type="float">
            <text:p>395355155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Plasma.blend</text:p>
          </table:table-cell>
          <table:table-cell office:value-type="string" calcext:value-type="string">
            <text:p>RC_Laser_mk4_V_arrows</text:p>
          </table:table-cell>
          <table:table-cell office:value-type="string" calcext:value-type="string">
            <text:p>RC_Plasma_cannon_T7_Arm</text:p>
          </table:table-cell>
          <table:table-cell office:value-type="string" calcext:value-type="string">
            <text:p>RC_Plasma_cannon_T7_Base</text:p>
          </table:table-cell>
          <table:table-cell office:value-type="string" calcext:value-type="string">
            <text:p>RC_Plasma_cannon_T7_Bod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t used <text:s/>/ Plasma Launcher T9</text:p>
          </table:table-cell>
          <table:table-cell office:value-type="float" office:value="1365801908" calcext:value-type="float">
            <text:p>1365801908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Plasma.blend</text:p>
          </table:table-cell>
          <table:table-cell office:value-type="string" calcext:value-type="string">
            <text:p>RC_Laser_mk4_V_arrows</text:p>
          </table:table-cell>
          <table:table-cell office:value-type="string" calcext:value-type="string">
            <text:p>RC_Plasma_cannon_T7_Arm</text:p>
          </table:table-cell>
          <table:table-cell office:value-type="string" calcext:value-type="string">
            <text:p>RC_Plasma_cannon_T7_Base</text:p>
          </table:table-cell>
          <table:table-cell office:value-type="string" calcext:value-type="string">
            <text:p>RC_Plasma_cannon_T7_Bod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4 Plasma <text:s text:c="2"/>/ Plasma Launcher T10</text:p>
          </table:table-cell>
          <table:table-cell office:value-type="float" office:value="929526033" calcext:value-type="float">
            <text:p>92952603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Plasma.blend</text:p>
          </table:table-cell>
          <table:table-cell office:value-type="string" calcext:value-type="string">
            <text:p>RC_Laser_mk5_V_arrows</text:p>
          </table:table-cell>
          <table:table-cell office:value-type="string" calcext:value-type="string">
            <text:p>RC_Plasma_cannon_T9_Arm</text:p>
          </table:table-cell>
          <table:table-cell office:value-type="string" calcext:value-type="string">
            <text:p>RC_Plasma_cannon_T9_Base</text:p>
          </table:table-cell>
          <table:table-cell office:value-type="string" calcext:value-type="string">
            <text:p>RC_Plasma_cannon_T9_Bod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5 Plasma <text:s/></text:p>
          </table:table-cell>
          <table:table-cell office:value-type="float" office:value="171448327" calcext:value-type="float">
            <text:p>17144832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Plasma_Steam.blend</text:p>
          </table:table-cell>
          <table:table-cell office:value-type="string" calcext:value-type="string">
            <text:p>RC_Plasma_TX1_Arm</text:p>
          </table:table-cell>
          <table:table-cell office:value-type="string" calcext:value-type="string">
            <text:p>RC_Plasma_TX1_Barrel</text:p>
          </table:table-cell>
          <table:table-cell office:value-type="string" calcext:value-type="string">
            <text:p>RC_Plasma_TX1_Base</text:p>
          </table:table-cell>
          <table:table-cell office:value-type="string" calcext:value-type="string">
            <text:p>RC_TX1_Plasma_Arrows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style-name="ce33" office:value-type="string" calcext:value-type="string">
            <text:p><text:span text:style-name="T1">1</text:span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4 Plasma Carbon 6</text:p>
          </table:table-cell>
          <table:table-cell office:value-type="float" office:value="1593059007" calcext:value-type="float">
            <text:p>159305900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Plasma_Carbon6.blend</text:p>
          </table:table-cell>
          <table:table-cell office:value-type="string" calcext:value-type="string">
            <text:p>C6_Plasma_T10_Arm</text:p>
          </table:table-cell>
          <table:table-cell office:value-type="string" calcext:value-type="string">
            <text:p>C6_Plasma_T10_Barrel</text:p>
          </table:table-cell>
          <table:table-cell office:value-type="string" calcext:value-type="string">
            <text:p>C6_Plasma_T10_Base</text:p>
          </table:table-cell>
          <table:table-cell office:value-type="string" calcext:value-type="string">
            <text:p>RC_Laser_mk5_V_arrows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office:value-type="float" office:value="2943284935" calcext:value-type="float">
            <text:p>294328493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Plasma_Carbon6_Steam.blend</text:p>
          </table:table-cell>
          <table:table-cell office:value-type="string" calcext:value-type="string">
            <text:p>C6_Plasma_Mega_Arm</text:p>
          </table:table-cell>
          <table:table-cell office:value-type="string" calcext:value-type="string">
            <text:p>C6_Plasma_Mega_Barrel</text:p>
          </table:table-cell>
          <table:table-cell office:value-type="string" calcext:value-type="string">
            <text:p>C6_Plasma_Mega_Base</text:p>
          </table:table-cell>
          <table:table-cell office:value-type="string" calcext:value-type="string">
            <text:p>RC_TX1_Plasma_Arrow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5 Plasma (Gold)</text:p>
          </table:table-cell>
          <table:table-cell office:value-type="float" office:value="2943284935" calcext:value-type="float">
            <text:p>294328493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Plasma_Gold_Steam.blend</text:p>
          </table:table-cell>
          <table:table-cell office:value-type="string" calcext:value-type="string">
            <text:p>RC_Plasma_TX1_Arm</text:p>
          </table:table-cell>
          <table:table-cell office:value-type="string" calcext:value-type="string">
            <text:p>RC_Plasma_TX1_Barrel</text:p>
          </table:table-cell>
          <table:table-cell office:value-type="string" calcext:value-type="string">
            <text:p>RC_Plasma_TX1_Base</text:p>
          </table:table-cell>
          <table:table-cell office:value-type="string" calcext:value-type="string">
            <text:p>RC_TX1_Plasma_Arrows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RAIL GUN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1 Rail <text:s text:c="2"/>/ Rail Cannon T4</text:p>
          </table:table-cell>
          <table:table-cell office:value-type="float" office:value="1640043587" calcext:value-type="float">
            <text:p>164004358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1_Rail_Steam.blend</text:p>
          </table:table-cell>
          <table:table-cell office:value-type="string" calcext:value-type="string">
            <text:p>RC_Laser_mk2_V_arrows</text:p>
          </table:table-cell>
          <table:table-cell office:value-type="string" calcext:value-type="string">
            <text:p>RC_Rail_cannon_T4_Arm</text:p>
          </table:table-cell>
          <table:table-cell office:value-type="string" calcext:value-type="string">
            <text:p>RC_Rail_cannon_T4_Base</text:p>
          </table:table-cell>
          <table:table-cell office:value-type="string" calcext:value-type="string">
            <text:p>RC_Rail_cannon_T4_Bod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/>/ Rail Cannon T5 (Substituted)</text:p>
          </table:table-cell>
          <table:table-cell office:value-type="float" office:value="360854742" calcext:value-type="float">
            <text:p>36085474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1_Rail_Steam.blend</text:p>
          </table:table-cell>
          <table:table-cell office:value-type="string" calcext:value-type="string">
            <text:p>RC_Laser_mk2_V_arrows</text:p>
          </table:table-cell>
          <table:table-cell office:value-type="string" calcext:value-type="string">
            <text:p>RC_Rail_cannon_T4_Arm</text:p>
          </table:table-cell>
          <table:table-cell office:value-type="string" calcext:value-type="string">
            <text:p>RC_Rail_cannon_T4_Base</text:p>
          </table:table-cell>
          <table:table-cell office:value-type="string" calcext:value-type="string">
            <text:p>RC_Rail_cannon_T4_Bod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2 Rail <text:s text:c="2"/>/ Rail Cannon T6</text:p>
          </table:table-cell>
          <table:table-cell office:value-type="float" office:value="2870850840" calcext:value-type="float">
            <text:p>287085084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Rail.blend</text:p>
          </table:table-cell>
          <table:table-cell office:value-type="string" calcext:value-type="string">
            <text:p>RC_Laser_mk3_V_arrows</text:p>
          </table:table-cell>
          <table:table-cell office:value-type="string" calcext:value-type="string">
            <text:p>RC_Rail_cannon_T5_Arm</text:p>
          </table:table-cell>
          <table:table-cell office:value-type="string" calcext:value-type="string">
            <text:p>RC_Rail_cannon_T5_Base</text:p>
          </table:table-cell>
          <table:table-cell office:value-type="string" calcext:value-type="string">
            <text:p>RC_Rail_cannon_T5_Bod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/>/ Rail Cannon T7 (Substituted)</text:p>
          </table:table-cell>
          <table:table-cell office:value-type="float" office:value="282227656" calcext:value-type="float">
            <text:p>282227656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Rail.blend</text:p>
          </table:table-cell>
          <table:table-cell office:value-type="string" calcext:value-type="string">
            <text:p>RC_Laser_mk3_V_arrows</text:p>
          </table:table-cell>
          <table:table-cell office:value-type="string" calcext:value-type="string">
            <text:p>RC_Rail_cannon_T5_Arm</text:p>
          </table:table-cell>
          <table:table-cell office:value-type="string" calcext:value-type="string">
            <text:p>RC_Rail_cannon_T5_Base</text:p>
          </table:table-cell>
          <table:table-cell office:value-type="string" calcext:value-type="string">
            <text:p>RC_Rail_cannon_T5_Bod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3 Rail <text:s text:c="2"/>/ Rail Cannon T8</text:p>
          </table:table-cell>
          <table:table-cell office:value-type="float" office:value="1779831198" calcext:value-type="float">
            <text:p>1779831198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Rail.blend</text:p>
          </table:table-cell>
          <table:table-cell office:value-type="string" calcext:value-type="string">
            <text:p>RC_Laser_mk4_V_arrows</text:p>
          </table:table-cell>
          <table:table-cell office:value-type="string" calcext:value-type="string">
            <text:p>RC_Rail_cannon_T7_Arm</text:p>
          </table:table-cell>
          <table:table-cell office:value-type="string" calcext:value-type="string">
            <text:p>RC_Rail_cannon_T7_Base</text:p>
          </table:table-cell>
          <table:table-cell office:value-type="string" calcext:value-type="string">
            <text:p>RC_Rail_cannon_T7_Bod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/>/ Rail Cannon T9 (Substituted)</text:p>
          </table:table-cell>
          <table:table-cell office:value-type="float" office:value="2815406796" calcext:value-type="float">
            <text:p>2815406796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Rail.blend</text:p>
          </table:table-cell>
          <table:table-cell office:value-type="string" calcext:value-type="string">
            <text:p>RC_Laser_mk4_V_arrows</text:p>
          </table:table-cell>
          <table:table-cell office:value-type="string" calcext:value-type="string">
            <text:p>RC_Rail_cannon_T7_Arm</text:p>
          </table:table-cell>
          <table:table-cell office:value-type="string" calcext:value-type="string">
            <text:p>RC_Rail_cannon_T7_Base</text:p>
          </table:table-cell>
          <table:table-cell office:value-type="string" calcext:value-type="string">
            <text:p>RC_Rail_cannon_T7_Bod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4 Rail <text:s text:c="2"/>/ Rail Cannon T10</text:p>
          </table:table-cell>
          <table:table-cell office:value-type="float" office:value="2697638085" calcext:value-type="float">
            <text:p>269763808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Rail.blend</text:p>
          </table:table-cell>
          <table:table-cell office:value-type="string" calcext:value-type="string">
            <text:p>RC_Laser_mk5_V_arrows</text:p>
          </table:table-cell>
          <table:table-cell office:value-type="string" calcext:value-type="string">
            <text:p>RC_Rail_cannon_T9_Arm</text:p>
          </table:table-cell>
          <table:table-cell office:value-type="string" calcext:value-type="string">
            <text:p>RC_Rail_cannon_T9_Base</text:p>
          </table:table-cell>
          <table:table-cell office:value-type="string" calcext:value-type="string">
            <text:p>RC_Rail_cannon_T9_Bod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5 Rail <text:s/></text:p>
          </table:table-cell>
          <table:table-cell office:value-type="float" office:value="2083340214" calcext:value-type="float">
            <text:p>208334021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Rail.blend</text:p>
          </table:table-cell>
          <table:table-cell office:value-type="string" calcext:value-type="string">
            <text:p>Mega_Rail_Base</text:p>
          </table:table-cell>
          <table:table-cell office:value-type="string" calcext:value-type="string">
            <text:p>Mega_Rail_Hor_Pivot</text:p>
          </table:table-cell>
          <table:table-cell office:value-type="string" calcext:value-type="string">
            <text:p>Mega_Rail_Vert_Pivot_1</text:p>
          </table:table-cell>
          <table:table-cell office:value-type="string" calcext:value-type="string">
            <text:p>Mega_Rail_Vert_Pivot_2</text:p>
          </table:table-cell>
          <table:table-cell office:value-type="string" calcext:value-type="string">
            <text:p>RC_Laser_mk5_V_arrows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5 Rail (Gold)</text:p>
          </table:table-cell>
          <table:table-cell office:value-type="float" office:value="447003593" calcext:value-type="float">
            <text:p>44700359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Rail_Gold_Steam.blend</text:p>
          </table:table-cell>
          <table:table-cell office:value-type="string" calcext:value-type="string">
            <text:p>Mega_Rail_Base</text:p>
          </table:table-cell>
          <table:table-cell office:value-type="string" calcext:value-type="string">
            <text:p>Mega_Rail_Hor_Pivot</text:p>
          </table:table-cell>
          <table:table-cell office:value-type="string" calcext:value-type="string">
            <text:p>Mega_Rail_Vert_Pivot_1</text:p>
          </table:table-cell>
          <table:table-cell office:value-type="string" calcext:value-type="string">
            <text:p>Mega_Rail_Vert_Pivot_2</text:p>
          </table:table-cell>
          <table:table-cell office:value-type="string" calcext:value-type="string">
            <text:p>RC_Laser_mk5_V_arrows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NANO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2 Nano <text:s text:c="2"/>/ Nanotech Disruptor T6</text:p>
          </table:table-cell>
          <table:table-cell office:value-type="float" office:value="1761903423" calcext:value-type="float">
            <text:p>176190342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Nano.blen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C_Laser_mk3_V_arrow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/>/ Nanotech Disruptor T7 (Substituted)</text:p>
          </table:table-cell>
          <table:table-cell office:value-type="float" office:value="3726197307" calcext:value-type="float">
            <text:p>372619730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Nano.blen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C_Laser_mk3_V_arrow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3 Nano <text:s text:c="2"/>/ Nanotech Disruptor T8</text:p>
          </table:table-cell>
          <table:table-cell office:value-type="float" office:value="1671695619" calcext:value-type="float">
            <text:p>167169561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Nano.blen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C_Laser_mk4_V_arrow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/>/ Nanotech Disruptor T9 (Substituted)</text:p>
          </table:table-cell>
          <table:table-cell office:value-type="float" office:value="3568946183" calcext:value-type="float">
            <text:p>356894618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Nano.blen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C_Laser_mk4_V_arrow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4 Nano <text:s text:c="2"/>/ Nanotech Disruptor T10</text:p>
          </table:table-cell>
          <table:table-cell office:value-type="float" office:value="2364175165" calcext:value-type="float">
            <text:p>236417516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Nano.blen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RC_Laser_mk5_V_arrows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TESSLA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table:style-name="ce26" office:value-type="string" calcext:value-type="string">
            <text:p>T2 Tesla <text:s/></text:p>
          </table:table-cell>
          <table:table-cell table:style-name="ce26" office:value-type="float" office:value="2017654588" calcext:value-type="float">
            <text:p>2017654588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2_Tesla.blend</text:p>
          </table:table-cell>
          <table:table-cell table:style-name="ce26" office:value-type="string" calcext:value-type="string">
            <text:p>Tesla_Blade_Arm_L1</text:p>
          </table:table-cell>
          <table:table-cell table:style-name="ce26" office:value-type="string" calcext:value-type="string">
            <text:p>Tesla_Blade_Arm_R1</text:p>
          </table:table-cell>
          <table:table-cell table:style-name="ce26" office:value-type="string" calcext:value-type="string">
            <text:p>Tesla_Blade_Base_T8</text:p>
          </table:table-cell>
          <table:table-cell table:style-name="ce26" office:value-type="string" calcext:value-type="string">
            <text:p>Tesla_Blade_Blade1</text:p>
          </table:table-cell>
          <table:table-cell table:style-name="ce26" table:number-columns-repeated="1015"/>
        </table:table-row>
        <table:table-row table:style-name="ro1">
          <table:table-cell/>
          <table:table-cell table:style-name="ce26" office:value-type="string" calcext:value-type="string">
            <text:p>T3 Tesla <text:s/></text:p>
          </table:table-cell>
          <table:table-cell table:style-name="ce26" office:value-type="float" office:value="3479123512" calcext:value-type="float">
            <text:p>347912351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Tesla.blend</text:p>
          </table:table-cell>
          <table:table-cell table:style-name="ce26" office:value-type="string" calcext:value-type="string">
            <text:p>Tesla_Blade_Arm_L1</text:p>
          </table:table-cell>
          <table:table-cell table:style-name="ce26" office:value-type="string" calcext:value-type="string">
            <text:p>Tesla_Blade_Arm_L2</text:p>
          </table:table-cell>
          <table:table-cell table:style-name="ce26" office:value-type="string" calcext:value-type="string">
            <text:p>Tesla_Blade_Arm_R1</text:p>
          </table:table-cell>
          <table:table-cell table:style-name="ce26" office:value-type="string" calcext:value-type="string">
            <text:p>Tesla_Blade_Arm_R2</text:p>
          </table:table-cell>
          <table:table-cell table:style-name="ce26" office:value-type="string" calcext:value-type="string">
            <text:p>Tesla_Blade_Base_T9</text:p>
          </table:table-cell>
          <table:table-cell table:style-name="ce26" office:value-type="string" calcext:value-type="string">
            <text:p>Tesla_Blade_Blade1</text:p>
          </table:table-cell>
          <table:table-cell table:style-name="ce26" office:value-type="string" calcext:value-type="string">
            <text:p>Tesla_Blade_Blade2</text:p>
          </table:table-cell>
          <table:table-cell table:style-name="ce26" table:number-columns-repeated="1012"/>
        </table:table-row>
        <table:table-row table:style-name="ro1">
          <table:table-cell/>
          <table:table-cell table:style-name="ce26" office:value-type="string" calcext:value-type="string">
            <text:p>T4 Tesla <text:s/></text:p>
          </table:table-cell>
          <table:table-cell table:style-name="ce26" office:value-type="float" office:value="2703353899" calcext:value-type="float">
            <text:p>270335389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Tesla.blend</text:p>
          </table:table-cell>
          <table:table-cell table:style-name="ce26" office:value-type="string" calcext:value-type="string">
            <text:p>Tesla_Blade_Arm_L1</text:p>
          </table:table-cell>
          <table:table-cell table:style-name="ce26" office:value-type="string" calcext:value-type="string">
            <text:p>Tesla_Blade_Arm_L2</text:p>
          </table:table-cell>
          <table:table-cell table:style-name="ce26" office:value-type="string" calcext:value-type="string">
            <text:p>Tesla_Blade_Arm_L3</text:p>
          </table:table-cell>
          <table:table-cell table:style-name="ce26" office:value-type="string" calcext:value-type="string">
            <text:p>Tesla_Blade_Arm_R1</text:p>
          </table:table-cell>
          <table:table-cell table:style-name="ce26" office:value-type="string" calcext:value-type="string">
            <text:p>Tesla_Blade_Arm_R2</text:p>
          </table:table-cell>
          <table:table-cell table:style-name="ce26" office:value-type="string" calcext:value-type="string">
            <text:p>Tesla_Blade_Arm_R3</text:p>
          </table:table-cell>
          <table:table-cell table:style-name="ce26" office:value-type="string" calcext:value-type="string">
            <text:p>Tesla_Blade_Base_T10</text:p>
          </table:table-cell>
          <table:table-cell table:style-name="ce26" office:value-type="string" calcext:value-type="string">
            <text:p>Tesla_Blade_Blade1</text:p>
          </table:table-cell>
          <table:table-cell table:style-name="ce26" office:value-type="string" calcext:value-type="string">
            <text:p>Tesla_Blade_Blade2</text:p>
          </table:table-cell>
          <table:table-cell table:style-name="ce26" office:value-type="string" calcext:value-type="string">
            <text:p>Tesla_Blade_Blade3</text:p>
          </table:table-cell>
          <table:table-cell table:style-name="ce26" table:number-columns-repeated="1009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SEEKER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3 Seeker <text:s/></text:p>
          </table:table-cell>
          <table:table-cell office:value-type="float" office:value="48150119" calcext:value-type="float">
            <text:p>4815011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3_Seeker.blend</text:p>
          </table:table-cell>
          <table:table-cell office:value-type="string" calcext:value-type="string">
            <text:p>RC_TX1_Plasma_Arrows</text:p>
          </table:table-cell>
          <table:table-cell office:value-type="string" calcext:value-type="string">
            <text:p>Seeker_Arm</text:p>
          </table:table-cell>
          <table:table-cell office:value-type="string" calcext:value-type="string">
            <text:p>Seeker_Barrel</text:p>
          </table:table-cell>
          <table:table-cell office:value-type="string" calcext:value-type="string">
            <text:p>Seeker_Ba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4 Seeker <text:s/></text:p>
          </table:table-cell>
          <table:table-cell office:value-type="float" office:value="350778877" calcext:value-type="float">
            <text:p>35077887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Seeker.blend</text:p>
          </table:table-cell>
          <table:table-cell office:value-type="string" calcext:value-type="string">
            <text:p>lock_on_missile_launcher_huge_arm</text:p>
          </table:table-cell>
          <table:table-cell office:value-type="string" calcext:value-type="string">
            <text:p>lock_on_missile_launcher_huge_barrel</text:p>
          </table:table-cell>
          <table:table-cell office:value-type="string" calcext:value-type="string">
            <text:p>lock_on_missile_launcher_huge_base</text:p>
          </table:table-cell>
          <table:table-cell office:value-type="string" calcext:value-type="string">
            <text:p>lockon_missile_head</text:p>
          </table:table-cell>
          <table:table-cell office:value-type="string" calcext:value-type="string">
            <text:p>lockon_missile_head.001</text:p>
          </table:table-cell>
          <table:table-cell office:value-type="string" calcext:value-type="string">
            <text:p>lockon_missile_head.002</text:p>
          </table:table-cell>
          <table:table-cell office:value-type="string" calcext:value-type="string">
            <text:p>RC_TX1_Plasma_Arrow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5 Seeker <text:s/></text:p>
          </table:table-cell>
          <table:table-cell office:value-type="float" office:value="2419806013" calcext:value-type="float">
            <text:p>241980601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Seeker_Steam.blend</text:p>
          </table:table-cell>
          <table:table-cell office:value-type="string" calcext:value-type="string">
            <text:p>lock_on_missile_launcher</text:p>
          </table:table-cell>
          <table:table-cell office:value-type="string" calcext:value-type="string">
            <text:p>RC_TX1_Plasma_Arrows</text:p>
          </table:table-cell>
          <table:table-cell office:value-type="string" calcext:value-type="string">
            <text:p>rocketlauncher_arm</text:p>
          </table:table-cell>
          <table:table-cell office:value-type="string" calcext:value-type="string">
            <text:p>rocketlauncher_body</text:p>
          </table:table-cell>
          <table:table-cell office:value-type="string" calcext:value-type="string">
            <text:p>lockon_missile_head</text:p>
          </table:table-cell>
          <table:table-cell office:value-type="string" calcext:value-type="string">
            <text:p>lockon_missile_head.001</text:p>
          </table:table-cell>
          <table:table-cell office:value-type="string" calcext:value-type="string">
            <text:p>lockon_missile_head.002</text:p>
          </table:table-cell>
          <table:table-cell office:value-type="string" calcext:value-type="string">
            <text:p>lockon_missile_head.003</text:p>
          </table:table-cell>
          <table:table-cell office:value-type="string" calcext:value-type="string">
            <text:p>lockon_missile_head.004</text:p>
          </table:table-cell>
          <table:table-cell office:value-type="string" calcext:value-type="string">
            <text:p>lockon_missile_head.0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5_Seeker_Firework_Steam</text:p>
          </table:table-cell>
          <table:table-cell office:value-type="float" office:value="3437168371" calcext:value-type="float">
            <text:p>343716837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Seeker_Firework_Steam.blend</text:p>
          </table:table-cell>
          <table:table-cell office:value-type="string" calcext:value-type="string">
            <text:p>RC_TX1_Plasma_Arrows</text:p>
          </table:table-cell>
          <table:table-cell office:value-type="string" calcext:value-type="string">
            <text:p>T5_Seeker_Firework_Steam_Base</text:p>
          </table:table-cell>
          <table:table-cell office:value-type="string" calcext:value-type="string">
            <text:p>T5_Seeker_Firework_Steam_Body</text:p>
          </table:table-cell>
          <table:table-cell office:value-type="string" calcext:value-type="string">
            <text:p>T5_Seeker_Firework_Steam_Missiles</text:p>
          </table:table-cell>
          <table:table-cell office:value-type="string" calcext:value-type="string">
            <text:p>T5_Seeker_Firework_Stream_Ar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5_Seeker_Gold_Steam</text:p>
          </table:table-cell>
          <table:table-cell office:value-type="float" office:value="3832533619" calcext:value-type="float">
            <text:p>383253361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Seeker_Gold_Steam.blend</text:p>
          </table:table-cell>
          <table:table-cell office:value-type="string" calcext:value-type="string">
            <text:p>lock_on_missile_launcher</text:p>
          </table:table-cell>
          <table:table-cell office:value-type="string" calcext:value-type="string">
            <text:p>lockon_missile_head</text:p>
          </table:table-cell>
          <table:table-cell office:value-type="string" calcext:value-type="string">
            <text:p>lockon_missile_head.001</text:p>
          </table:table-cell>
          <table:table-cell office:value-type="string" calcext:value-type="string">
            <text:p>lockon_missile_head.002</text:p>
          </table:table-cell>
          <table:table-cell office:value-type="string" calcext:value-type="string">
            <text:p>lockon_missile_head.003</text:p>
          </table:table-cell>
          <table:table-cell office:value-type="string" calcext:value-type="string">
            <text:p>lockon_missile_head.004</text:p>
          </table:table-cell>
          <table:table-cell office:value-type="string" calcext:value-type="string">
            <text:p>lockon_missile_head.005</text:p>
          </table:table-cell>
          <table:table-cell office:value-type="string" calcext:value-type="string">
            <text:p>RC_TX1_Plasma_Arrows</text:p>
          </table:table-cell>
          <table:table-cell office:value-type="string" calcext:value-type="string">
            <text:p>rocketlauncher_arm</text:p>
          </table:table-cell>
          <table:table-cell office:value-type="string" calcext:value-type="string">
            <text:p>rocketlauncher_body</text:p>
          </table:table-cell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FLAK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4 Flak <text:s/></text:p>
          </table:table-cell>
          <table:table-cell office:value-type="float" office:value="3947892032" calcext:value-type="float">
            <text:p>394789203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AeroFlak.blend</text:p>
          </table:table-cell>
          <table:table-cell office:value-type="string" calcext:value-type="string">
            <text:p>flak_base</text:p>
          </table:table-cell>
          <table:table-cell office:value-type="string" calcext:value-type="string">
            <text:p>flak_gun</text:p>
          </table:table-cell>
          <table:table-cell office:value-type="string" calcext:value-type="string">
            <text:p>flak_joint</text:p>
          </table:table-cell>
          <table:table-cell office:value-type="string" calcext:value-type="string">
            <text:p>RC_TX1_Plasma_Arrow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5 Flak <text:s/></text:p>
          </table:table-cell>
          <table:table-cell office:value-type="float" office:value="73607413" calcext:value-type="float">
            <text:p>7360741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AeroFlak_Steam.blend</text:p>
          </table:table-cell>
          <table:table-cell office:value-type="string" calcext:value-type="string">
            <text:p>Aeroflak_Arm</text:p>
          </table:table-cell>
          <table:table-cell office:value-type="string" calcext:value-type="string">
            <text:p>Aeroflak_Base</text:p>
          </table:table-cell>
          <table:table-cell office:value-type="string" calcext:value-type="string">
            <text:p>Aeroflak_Body</text:p>
          </table:table-cell>
          <table:table-cell office:value-type="string" calcext:value-type="string">
            <text:p>RC_TX1_Plasma_Arrows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CHAINGUN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4 Chaingun <text:s/></text:p>
          </table:table-cell>
          <table:table-cell office:value-type="float" office:value="1318129004" calcext:value-type="float">
            <text:p>131812900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Chaingun.blend</text:p>
          </table:table-cell>
          <table:table-cell office:value-type="string" calcext:value-type="string">
            <text:p>Chaingun_Huge_Barrel</text:p>
          </table:table-cell>
          <table:table-cell office:value-type="string" calcext:value-type="string">
            <text:p>Chaingun_Huge_Base</text:p>
          </table:table-cell>
          <table:table-cell office:value-type="string" calcext:value-type="string">
            <text:p>Chaingun_Huge_Hor_Pivot</text:p>
          </table:table-cell>
          <table:table-cell office:value-type="string" calcext:value-type="string">
            <text:p>Chaingun_Huge_Vert_Pivot_1</text:p>
          </table:table-cell>
          <table:table-cell office:value-type="string" calcext:value-type="string">
            <text:p>Chaingun_Huge_Vert_Pivot_2</text:p>
          </table:table-cell>
          <table:table-cell office:value-type="string" calcext:value-type="string">
            <text:p>RC_Laser_mk5_V_arrow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5 Chaingun <text:s/></text:p>
          </table:table-cell>
          <table:table-cell office:value-type="float" office:value="1795842454" calcext:value-type="float">
            <text:p>179584245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Chaingun.blend</text:p>
          </table:table-cell>
          <table:table-cell office:value-type="string" calcext:value-type="string">
            <text:p>Chaingun_Barrel</text:p>
          </table:table-cell>
          <table:table-cell office:value-type="string" calcext:value-type="string">
            <text:p>Chaingun_Base</text:p>
          </table:table-cell>
          <table:table-cell office:value-type="string" calcext:value-type="string">
            <text:p>Chaingun_Hor_Pivot</text:p>
          </table:table-cell>
          <table:table-cell office:value-type="string" calcext:value-type="string">
            <text:p>Chaingun_Vert_Pivot_1</text:p>
          </table:table-cell>
          <table:table-cell office:value-type="string" calcext:value-type="string">
            <text:p>Chaingun_Vert_Pivot_2</text:p>
          </table:table-cell>
          <table:table-cell office:value-type="string" calcext:value-type="string">
            <text:p>RC_Laser_mk5_V_arrow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5 Chaingun Gold Steam</text:p>
          </table:table-cell>
          <table:table-cell office:value-type="float" office:value="194724715" calcext:value-type="float">
            <text:p>19472471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Chaingun_Gold_Steam.blend</text:p>
          </table:table-cell>
          <table:table-cell office:value-type="string" calcext:value-type="string">
            <text:p>Chaingun_Barrel</text:p>
          </table:table-cell>
          <table:table-cell office:value-type="string" calcext:value-type="string">
            <text:p>Chaingun_Base</text:p>
          </table:table-cell>
          <table:table-cell office:value-type="string" calcext:value-type="string">
            <text:p>Chaingun_Hor_Pivot</text:p>
          </table:table-cell>
          <table:table-cell office:value-type="string" calcext:value-type="string">
            <text:p>Chaingun_Vert_Pivot_1</text:p>
          </table:table-cell>
          <table:table-cell office:value-type="string" calcext:value-type="string">
            <text:p>Chaingun_Vert_Pivot_2</text:p>
          </table:table-cell>
          <table:table-cell office:value-type="string" calcext:value-type="string">
            <text:p>RC_Laser_mk5_V_arrows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ION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4 Ion <text:s/></text:p>
          </table:table-cell>
          <table:table-cell office:value-type="float" office:value="3541341953" calcext:value-type="float">
            <text:p>354134195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4_Ion.blend</text:p>
          </table:table-cell>
          <table:table-cell office:value-type="string" calcext:value-type="string">
            <text:p>Ion_Destabiliser_Arms</text:p>
          </table:table-cell>
          <table:table-cell office:value-type="string" calcext:value-type="string">
            <text:p>Ion_Destabiliser_Barrel</text:p>
          </table:table-cell>
          <table:table-cell office:value-type="string" calcext:value-type="string">
            <text:p>Ion_Destabiliser_Base</text:p>
          </table:table-cell>
          <table:table-cell office:value-type="string" calcext:value-type="string">
            <text:p>Ion_Destabiliser_Body</text:p>
          </table:table-cell>
          <table:table-cell office:value-type="string" calcext:value-type="string">
            <text:p>RC_Laser_mk5_V_arrow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5 Ion <text:s/></text:p>
          </table:table-cell>
          <table:table-cell office:value-type="float" office:value="1184153980" calcext:value-type="float">
            <text:p>118415398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Ion_Steam.blend</text:p>
          </table:table-cell>
          <table:table-cell office:value-type="string" calcext:value-type="string">
            <text:p>ion_distorter_arms</text:p>
          </table:table-cell>
          <table:table-cell office:value-type="string" calcext:value-type="string">
            <text:p>ion_distorter_barrel</text:p>
          </table:table-cell>
          <table:table-cell office:value-type="string" calcext:value-type="string">
            <text:p>ion_distorter_base</text:p>
          </table:table-cell>
          <table:table-cell office:value-type="string" calcext:value-type="string">
            <text:p>ion_distorter_body</text:p>
          </table:table-cell>
          <table:table-cell office:value-type="string" calcext:value-type="string">
            <text:p>RC_Laser_mk5_V_arrow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5 Ion Cardlife Steam</text:p>
          </table:table-cell>
          <table:table-cell office:value-type="float" office:value="2295212085" calcext:value-type="float">
            <text:p>229521208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Ion_Cardlife_Steam.blend</text:p>
          </table:table-cell>
          <table:table-cell office:value-type="string" calcext:value-type="string">
            <text:p>ion_distorter_arms</text:p>
          </table:table-cell>
          <table:table-cell office:value-type="string" calcext:value-type="string">
            <text:p>ion_distorter_barrel</text:p>
          </table:table-cell>
          <table:table-cell office:value-type="string" calcext:value-type="string">
            <text:p>ion_distorter_base</text:p>
          </table:table-cell>
          <table:table-cell office:value-type="string" calcext:value-type="string">
            <text:p>ion_distorter_body</text:p>
          </table:table-cell>
          <table:table-cell office:value-type="string" calcext:value-type="string">
            <text:p>RC_Laser_mk5_V_arrow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5 Ion (Gold)</text:p>
          </table:table-cell>
          <table:table-cell office:value-type="float" office:value="105639928" calcext:value-type="float">
            <text:p>105639928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Ion_Gold_Steam.blend</text:p>
          </table:table-cell>
          <table:table-cell office:value-type="string" calcext:value-type="string">
            <text:p>ion_distorter_arms</text:p>
          </table:table-cell>
          <table:table-cell office:value-type="string" calcext:value-type="string">
            <text:p>ion_distorter_barrel</text:p>
          </table:table-cell>
          <table:table-cell office:value-type="string" calcext:value-type="string">
            <text:p>ion_distorter_base</text:p>
          </table:table-cell>
          <table:table-cell office:value-type="string" calcext:value-type="string">
            <text:p>ion_distorter_body</text:p>
          </table:table-cell>
          <table:table-cell office:value-type="string" calcext:value-type="string">
            <text:p>RC_Laser_mk5_V_arrows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MORTAR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5 Mortar <text:s/></text:p>
          </table:table-cell>
          <table:table-cell office:value-type="float" office:value="1885850433" calcext:value-type="float">
            <text:p>188585043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Mortar.blend</text:p>
          </table:table-cell>
          <table:table-cell office:value-type="string" calcext:value-type="string">
            <text:p>Gyro_Mortar_Barrel</text:p>
          </table:table-cell>
          <table:table-cell office:value-type="string" calcext:value-type="string">
            <text:p>Gyro_Mortar_Base</text:p>
          </table:table-cell>
          <table:table-cell office:value-type="string" calcext:value-type="string">
            <text:p>Gyro_Mortar_Gymbal</text:p>
          </table:table-cell>
          <table:table-cell office:value-type="string" calcext:value-type="string">
            <text:p>RC_GyroMortar_Arrow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5_Mortar_Egg</text:p>
          </table:table-cell>
          <table:table-cell office:value-type="float" office:value="3087866254" calcext:value-type="float">
            <text:p>308786625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Mortar_Egg.blend</text:p>
          </table:table-cell>
          <table:table-cell office:value-type="string" calcext:value-type="string">
            <text:p>Barrel_Gyro_Mortar_Egg2</text:p>
          </table:table-cell>
          <table:table-cell office:value-type="string" calcext:value-type="string">
            <text:p>Base_Gyro_Mortar_Egg</text:p>
          </table:table-cell>
          <table:table-cell office:value-type="string" calcext:value-type="string">
            <text:p>Body_02_Gyro_Mortar_Egg</text:p>
          </table:table-cell>
          <table:table-cell office:value-type="string" calcext:value-type="string">
            <text:p>Body_Gyro_Mortar_Egg</text:p>
          </table:table-cell>
          <table:table-cell office:value-type="string" calcext:value-type="string">
            <text:p>Gyro_Mortar_Shell_Egg</text:p>
          </table:table-cell>
          <table:table-cell office:value-type="string" calcext:value-type="string">
            <text:p>RC_GyroMortar_Arrow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5 Mortar Gold Steam</text:p>
          </table:table-cell>
          <table:table-cell office:value-type="float" office:value="2256680330" calcext:value-type="float">
            <text:p>225668033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Mortar_Gold_Steam.blend</text:p>
          </table:table-cell>
          <table:table-cell office:value-type="string" calcext:value-type="string">
            <text:p>Gyro_Mortar_Barrel</text:p>
          </table:table-cell>
          <table:table-cell office:value-type="string" calcext:value-type="string">
            <text:p>Gyro_Mortar_Base</text:p>
          </table:table-cell>
          <table:table-cell office:value-type="string" calcext:value-type="string">
            <text:p>Gyro_Mortar_Gymbal</text:p>
          </table:table-cell>
          <table:table-cell office:value-type="string" calcext:value-type="string">
            <text:p>RC_GyroMortar_Arrows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MODULE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link Module <text:s/></text:p>
          </table:table-cell>
          <table:table-cell office:value-type="float" office:value="3987245394" calcext:value-type="float">
            <text:p>398724539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Blink_Module.blend</text:p>
          </table:table-cell>
          <table:table-cell office:value-type="string" calcext:value-type="string">
            <text:p>Teleport_Module</text:p>
          </table:table-cell>
          <table:table-cell office:value-type="string" calcext:value-type="string">
            <text:p>Teleport_Module_Glo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 Shield Module <text:s/></text:p>
          </table:table-cell>
          <table:table-cell office:value-type="float" office:value="3263542661" calcext:value-type="float">
            <text:p>326354266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Disc_Shield_Module.blend</text:p>
          </table:table-cell>
          <table:table-cell office:value-type="string" calcext:value-type="string">
            <text:p>Disc_Shield_Module</text:p>
          </table:table-cell>
          <table:table-cell office:value-type="string" calcext:value-type="string">
            <text:p>Disc_Shield_Module_Glo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mp Module <text:s/></text:p>
          </table:table-cell>
          <table:table-cell office:value-type="float" office:value="658488560" calcext:value-type="float">
            <text:p>65848856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EMP_Module.blend</text:p>
          </table:table-cell>
          <table:table-cell office:value-type="string" calcext:value-type="string">
            <text:p>EMP_Base</text:p>
          </table:table-cell>
          <table:table-cell office:value-type="string" calcext:value-type="string">
            <text:p>EMP_Spind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ergy Module <text:s/></text:p>
          </table:table-cell>
          <table:table-cell office:value-type="float" office:value="1692614192" calcext:value-type="float">
            <text:p>169261419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Weapon_Energy_Module.blend</text:p>
          </table:table-cell>
          <table:table-cell office:value-type="string" calcext:value-type="string">
            <text:p>Mega_Modu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host Modue <text:s/></text:p>
          </table:table-cell>
          <table:table-cell office:value-type="float" office:value="4230376397" calcext:value-type="float">
            <text:p>423037639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Ghost_Module.blend</text:p>
          </table:table-cell>
          <table:table-cell office:value-type="string" calcext:value-type="string">
            <text:p>Cloak_Modu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indowmaker Module <text:s/></text:p>
          </table:table-cell>
          <table:table-cell office:value-type="float" office:value="344080878" calcext:value-type="float">
            <text:p>344080878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5_Windowmaker_Module.blend</text:p>
          </table:table-cell>
          <table:table-cell office:value-type="string" calcext:value-type="string">
            <text:p>Radar_Base</text:p>
          </table:table-cell>
          <table:table-cell office:value-type="string" calcext:value-type="string">
            <text:p>Radar_Arm</text:p>
          </table:table-cell>
          <table:table-cell office:value-type="string" calcext:value-type="string">
            <text:p>Radar_Arm2</text:p>
          </table:table-cell>
          <table:table-cell office:value-type="string" calcext:value-type="string">
            <text:p>Radar_Dish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ELECTRO SHIELD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table:style-name="ce30" office:value-type="string" calcext:value-type="string">
            <text:p>Electroshield_A_Left</text:p>
          </table:table-cell>
          <table:table-cell table:style-name="ce30" office:value-type="float" office:value="1771929753" calcext:value-type="float">
            <text:p>1771929753</text:p>
          </table:table-cell>
          <table:table-cell office:value-type="string" calcext:value-type="string">
            <text:p>2021.09/</text:p>
          </table:table-cell>
          <table:table-cell table:style-name="ce30" office:value-type="string" calcext:value-type="string">
            <text:p>T3_ElectroShield_A_Left_Steam.blend</text:p>
          </table:table-cell>
          <table:table-cell table:style-name="ce30" office:value-type="string" calcext:value-type="string">
            <text:p>ElectroPlate_L_L2</text:p>
          </table:table-cell>
          <table:table-cell table:style-name="ce30" table:number-columns-repeated="1018"/>
        </table:table-row>
        <table:table-row table:style-name="ro1">
          <table:table-cell/>
          <table:table-cell table:style-name="ce30" office:value-type="string" calcext:value-type="string">
            <text:p>Electroshield_A_Right</text:p>
          </table:table-cell>
          <table:table-cell table:style-name="ce30" office:value-type="float" office:value="2457663915" calcext:value-type="float">
            <text:p>2457663915</text:p>
          </table:table-cell>
          <table:table-cell office:value-type="string" calcext:value-type="string">
            <text:p>2021.09/</text:p>
          </table:table-cell>
          <table:table-cell table:style-name="ce30" office:value-type="string" calcext:value-type="string">
            <text:p>T3_ElectroShield_A_Right_Steam.blend</text:p>
          </table:table-cell>
          <table:table-cell table:style-name="ce30" office:value-type="string" calcext:value-type="string">
            <text:p>ElectroPlate_R_L2</text:p>
          </table:table-cell>
          <table:table-cell table:style-name="ce30" table:number-columns-repeated="1018"/>
        </table:table-row>
        <table:table-row table:style-name="ro1">
          <table:table-cell/>
          <table:table-cell office:value-type="string" calcext:value-type="string">
            <text:p>Electroshield_B_Left</text:p>
          </table:table-cell>
          <table:table-cell office:value-type="float" office:value="3732947357" calcext:value-type="float">
            <text:p>373294735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T3_ElectroShield_B_Left_Steam.blend</text:p>
          </table:table-cell>
          <table:table-cell office:value-type="string" calcext:value-type="string">
            <text:p>ElectroPlate_L_L3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lectroshield_B_Right</text:p>
          </table:table-cell>
          <table:table-cell office:value-type="float" office:value="627128495" calcext:value-type="float">
            <text:p>62712849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T3_ElectroShield_B_Right_Steam.blend</text:p>
          </table:table-cell>
          <table:table-cell office:value-type="string" calcext:value-type="string">
            <text:p>ElectroPlate_R_L3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30" office:value-type="string" calcext:value-type="string">
            <text:p>Electroshield_C_Left</text:p>
          </table:table-cell>
          <table:table-cell table:style-name="ce30" office:value-type="float" office:value="3687843459" calcext:value-type="float">
            <text:p>3687843459</text:p>
          </table:table-cell>
          <table:table-cell office:value-type="string" calcext:value-type="string">
            <text:p>2021.09/</text:p>
          </table:table-cell>
          <table:table-cell table:style-name="ce30" office:value-type="string" calcext:value-type="string">
            <text:p>T3_ElectroShield_C_Left_Steam.blend</text:p>
          </table:table-cell>
          <table:table-cell table:style-name="ce30" office:value-type="string" calcext:value-type="string">
            <text:p>ElectroPlate_L_L4</text:p>
          </table:table-cell>
          <table:table-cell table:style-name="ce30" table:number-columns-repeated="1018"/>
        </table:table-row>
        <table:table-row table:style-name="ro1">
          <table:table-cell/>
          <table:table-cell table:style-name="ce30" office:value-type="string" calcext:value-type="string">
            <text:p>Electroshield_C_Right</text:p>
          </table:table-cell>
          <table:table-cell table:style-name="ce30" office:value-type="float" office:value="540114865" calcext:value-type="float">
            <text:p>540114865</text:p>
          </table:table-cell>
          <table:table-cell office:value-type="string" calcext:value-type="string">
            <text:p>2021.09/</text:p>
          </table:table-cell>
          <table:table-cell table:style-name="ce30" office:value-type="string" calcext:value-type="string">
            <text:p>T3_ElectroShield_C_Right_Steam.blend</text:p>
          </table:table-cell>
          <table:table-cell table:style-name="ce30" office:value-type="string" calcext:value-type="string">
            <text:p>ElectroPlate_R_L4</text:p>
          </table:table-cell>
          <table:table-cell table:style-name="ce30" table:number-columns-repeated="1018"/>
        </table:table-row>
        <table:table-row table:style-name="ro1">
          <table:table-cell/>
          <table:table-cell office:value-type="string" calcext:value-type="string">
            <text:p>Football_Plate_Left</text:p>
          </table:table-cell>
          <table:table-cell office:value-type="float" office:value="3152416924" calcext:value-type="float">
            <text:p>315241692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T3_ElectroShield_D_Left_Football_Steam.blend</text:p>
          </table:table-cell>
          <table:table-cell office:value-type="string" calcext:value-type="string">
            <text:p>polySurface17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ootball_Plate_Right</text:p>
          </table:table-cell>
          <table:table-cell office:value-type="float" office:value="3248328684" calcext:value-type="float">
            <text:p>324832868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T3_ElectroShield_D_Right_Football_Steam.blend</text:p>
          </table:table-cell>
          <table:table-cell office:value-type="string" calcext:value-type="string">
            <text:p>polySurface18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30" office:value-type="string" calcext:value-type="string">
            <text:p>Spiked_Plate_Left</text:p>
          </table:table-cell>
          <table:table-cell table:style-name="ce30" office:value-type="float" office:value="1361801646" calcext:value-type="float">
            <text:p>1361801646</text:p>
          </table:table-cell>
          <table:table-cell office:value-type="string" calcext:value-type="string">
            <text:p>2021.09/</text:p>
          </table:table-cell>
          <table:table-cell table:style-name="ce30" office:value-type="string" calcext:value-type="string">
            <text:p>T3_ElectroShield_D_left_Spiked_Steam.blend</text:p>
          </table:table-cell>
          <table:table-cell table:style-name="ce30" office:value-type="string" calcext:value-type="string">
            <text:p>Dwarf_Plate_T5_L</text:p>
          </table:table-cell>
          <table:table-cell table:style-name="ce30" table:number-columns-repeated="1018"/>
        </table:table-row>
        <table:table-row table:style-name="ro1">
          <table:table-cell/>
          <table:table-cell table:style-name="ce30" office:value-type="string" calcext:value-type="string">
            <text:p>Spiked_Plate_Right</text:p>
          </table:table-cell>
          <table:table-cell table:style-name="ce30" office:value-type="float" office:value="726724318" calcext:value-type="float">
            <text:p>726724318</text:p>
          </table:table-cell>
          <table:table-cell office:value-type="string" calcext:value-type="string">
            <text:p>2021.09/</text:p>
          </table:table-cell>
          <table:table-cell table:style-name="ce30" office:value-type="string" calcext:value-type="string">
            <text:p>T3_ElectroShield_D_Right_Spiked_Steam.blend</text:p>
          </table:table-cell>
          <table:table-cell table:style-name="ce30" office:value-type="string" calcext:value-type="string">
            <text:p>Dwarf_Plate_T5_R</text:p>
          </table:table-cell>
          <table:table-cell table:style-name="ce30" table:number-columns-repeated="1018"/>
        </table:table-row>
        <table:table-row table:style-name="ro1">
          <table:table-cell/>
          <table:table-cell office:value-type="string" calcext:value-type="string">
            <text:p>Electroshield_D_Left</text:p>
          </table:table-cell>
          <table:table-cell office:value-type="float" office:value="1825425287" calcext:value-type="float">
            <text:p>182542528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T3_ElectroShield_D_Left_Steam.blend</text:p>
          </table:table-cell>
          <table:table-cell office:value-type="string" calcext:value-type="string">
            <text:p>ElectroPlate_L_L5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lectroshield_D_Right</text:p>
          </table:table-cell>
          <table:table-cell office:value-type="float" office:value="2536292021" calcext:value-type="float">
            <text:p>253629202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T3_ElectroShield_D_Right_Steam.blend</text:p>
          </table:table-cell>
          <table:table-cell office:value-type="string" calcext:value-type="string">
            <text:p>ElectroPlate_R_L5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30" office:value-type="string" calcext:value-type="string">
            <text:p>Electroshield_E_Left</text:p>
          </table:table-cell>
          <table:table-cell table:style-name="ce30" office:value-type="float" office:value="3052110986" calcext:value-type="float">
            <text:p>3052110986</text:p>
          </table:table-cell>
          <table:table-cell office:value-type="string" calcext:value-type="string">
            <text:p>2021.09/</text:p>
          </table:table-cell>
          <table:table-cell table:style-name="ce30" office:value-type="string" calcext:value-type="string">
            <text:p>T3_ElectroShield_E_left_Steam.blend</text:p>
          </table:table-cell>
          <table:table-cell table:style-name="ce30" office:value-type="string" calcext:value-type="string">
            <text:p>ElectroPlate_L_L6</text:p>
          </table:table-cell>
          <table:table-cell table:style-name="ce30" table:number-columns-repeated="1018"/>
        </table:table-row>
        <table:table-row table:style-name="ro1">
          <table:table-cell/>
          <table:table-cell table:style-name="ce30" office:value-type="string" calcext:value-type="string">
            <text:p>Electroshield_E_Right</text:p>
          </table:table-cell>
          <table:table-cell table:style-name="ce30" office:value-type="float" office:value="1309343160" calcext:value-type="float">
            <text:p>1309343160</text:p>
          </table:table-cell>
          <table:table-cell office:value-type="string" calcext:value-type="string">
            <text:p>2021.09/</text:p>
          </table:table-cell>
          <table:table-cell table:style-name="ce30" office:value-type="string" calcext:value-type="string">
            <text:p>T3_ElectroShield_E_Right_Steam.blend</text:p>
          </table:table-cell>
          <table:table-cell table:style-name="ce30" office:value-type="string" calcext:value-type="string">
            <text:p>ElectroPlate_R_L6</text:p>
          </table:table-cell>
          <table:table-cell table:style-name="ce30" table:number-columns-repeated="1018"/>
        </table:table-row>
        <table:table-row table:style-name="ro1">
          <table:table-cell/>
          <table:table-cell office:value-type="string" calcext:value-type="string">
            <text:p>Electroshield_F_Left</text:p>
          </table:table-cell>
          <table:table-cell office:value-type="float" office:value="49694094" calcext:value-type="float">
            <text:p>4969409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T3_ElectroShield_F_Left_Steam.blend</text:p>
          </table:table-cell>
          <table:table-cell office:value-type="string" calcext:value-type="string">
            <text:p>ElectroPlate_L_L7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lectroshield_F_Right</text:p>
          </table:table-cell>
          <table:table-cell office:value-type="float" office:value="4179049660" calcext:value-type="float">
            <text:p>417904966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T3_ElectroShield_F_Right_Steam.blend</text:p>
          </table:table-cell>
          <table:table-cell office:value-type="string" calcext:value-type="string">
            <text:p>ElectroPlate_R_L7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30" office:value-type="string" calcext:value-type="string">
            <text:p>Electroshield_G_Left</text:p>
          </table:table-cell>
          <table:table-cell table:style-name="ce30" office:value-type="float" office:value="3209366198" calcext:value-type="float">
            <text:p>3209366198</text:p>
          </table:table-cell>
          <table:table-cell office:value-type="string" calcext:value-type="string">
            <text:p>2021.09/</text:p>
          </table:table-cell>
          <table:table-cell table:style-name="ce30" office:value-type="string" calcext:value-type="string">
            <text:p>T3_ElectroShield_G_Left_Steam.blend</text:p>
          </table:table-cell>
          <table:table-cell table:style-name="ce30" office:value-type="string" calcext:value-type="string">
            <text:p>Electroplate_L_L8</text:p>
          </table:table-cell>
          <table:table-cell table:style-name="ce30" table:number-columns-repeated="1018"/>
        </table:table-row>
        <table:table-row table:style-name="ro1">
          <table:table-cell/>
          <table:table-cell table:style-name="ce30" office:value-type="string" calcext:value-type="string">
            <text:p>Electroshield_G_Right</text:p>
          </table:table-cell>
          <table:table-cell table:style-name="ce30" office:value-type="float" office:value="1152021380" calcext:value-type="float">
            <text:p>1152021380</text:p>
          </table:table-cell>
          <table:table-cell office:value-type="string" calcext:value-type="string">
            <text:p>2021.09/</text:p>
          </table:table-cell>
          <table:table-cell table:style-name="ce30" office:value-type="string" calcext:value-type="string">
            <text:p>T3_ElectroShield_G_Right_Steam.blend</text:p>
          </table:table-cell>
          <table:table-cell table:style-name="ce30" office:value-type="string" calcext:value-type="string">
            <text:p>Electroplate_R_L8</text:p>
          </table:table-cell>
          <table:table-cell table:style-name="ce30" table:number-columns-repeated="1018"/>
        </table:table-row>
        <table:table-row table:style-name="ro1">
          <table:table-cell/>
          <table:table-cell office:value-type="string" calcext:value-type="string">
            <text:p>Electroshield_H_Left</text:p>
          </table:table-cell>
          <table:table-cell office:value-type="float" office:value="139905970" calcext:value-type="float">
            <text:p>13990597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T3_ElectroShield_H_Left_Steam.blend</text:p>
          </table:table-cell>
          <table:table-cell office:value-type="string" calcext:value-type="string">
            <text:p>ElectroPlate_L_L9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lectroshield_H_Right</text:p>
          </table:table-cell>
          <table:table-cell office:value-type="float" office:value="4088902272" calcext:value-type="float">
            <text:p>408890227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T3_ElectroShield_H_Right_Steam.blend</text:p>
          </table:table-cell>
          <table:table-cell office:value-type="string" calcext:value-type="string">
            <text:p>ElectroPlate_R_L9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30" office:value-type="string" calcext:value-type="string">
            <text:p>Electroshield_I_Left</text:p>
          </table:table-cell>
          <table:table-cell table:style-name="ce30" office:value-type="float" office:value="1889152405" calcext:value-type="float">
            <text:p>1889152405</text:p>
          </table:table-cell>
          <table:table-cell office:value-type="string" calcext:value-type="string">
            <text:p>2021.09/</text:p>
          </table:table-cell>
          <table:table-cell table:style-name="ce30" office:value-type="string" calcext:value-type="string">
            <text:p>T3_ElectroShield_I_Left_Steam.blend</text:p>
          </table:table-cell>
          <table:table-cell table:style-name="ce30" office:value-type="string" calcext:value-type="string">
            <text:p>ElectroPlate_L_L10</text:p>
          </table:table-cell>
          <table:table-cell table:style-name="ce30" table:number-columns-repeated="1018"/>
        </table:table-row>
        <table:table-row table:style-name="ro1">
          <table:table-cell/>
          <table:table-cell table:style-name="ce30" office:value-type="string" calcext:value-type="string">
            <text:p>Electroshield_I_Right</text:p>
          </table:table-cell>
          <table:table-cell table:style-name="ce30" office:value-type="float" office:value="3823106277" calcext:value-type="float">
            <text:p>3823106277</text:p>
          </table:table-cell>
          <table:table-cell office:value-type="string" calcext:value-type="string">
            <text:p>2021.09/</text:p>
          </table:table-cell>
          <table:table-cell table:style-name="ce30" office:value-type="string" calcext:value-type="string">
            <text:p>T3_ElectroShield_I_Right_Steam.blend</text:p>
          </table:table-cell>
          <table:table-cell table:style-name="ce30" office:value-type="string" calcext:value-type="string">
            <text:p>ElectroPlate_R_L10</text:p>
          </table:table-cell>
          <table:table-cell table:style-name="ce30"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Electroshield_J_Left</text:p>
          </table:table-cell>
          <table:table-cell office:value-type="float" office:value="3365106304" calcext:value-type="float">
            <text:p>336510630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T3_ElectroShield_J_Left_Steam.blend</text:p>
          </table:table-cell>
          <table:table-cell office:value-type="string" calcext:value-type="string">
            <text:p>MegaPlate_TX1A_L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7" office:value-type="string" calcext:value-type="string">
            <text:p>#</text:p>
          </table:table-cell>
          <table:table-cell office:value-type="string" calcext:value-type="string">
            <text:p>Electroshield_J_Right</text:p>
          </table:table-cell>
          <table:table-cell office:value-type="float" office:value="3001609712" calcext:value-type="float">
            <text:p>300160971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T3_ElectroShield_J_Right_Steam.blend</text:p>
          </table:table-cell>
          <table:table-cell office:value-type="string" calcext:value-type="string">
            <text:p>MegaPlate_TX1A_R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Electroshield_K_Left</text:p>
          </table:table-cell>
          <table:table-cell table:style-name="ce30" office:value-type="float" office:value="1097210754" calcext:value-type="float">
            <text:p>1097210754</text:p>
          </table:table-cell>
          <table:table-cell office:value-type="string" calcext:value-type="string">
            <text:p>2021.09/</text:p>
          </table:table-cell>
          <table:table-cell table:style-name="ce30" office:value-type="string" calcext:value-type="string">
            <text:p>T3_ElectroShield_K_Left_Steam.blend</text:p>
          </table:table-cell>
          <table:table-cell table:style-name="ce30" office:value-type="string" calcext:value-type="string">
            <text:p>MegaPlate_TX1B_L</text:p>
          </table:table-cell>
          <table:table-cell table:style-name="ce30" table:number-columns-repeated="1018"/>
        </table:table-row>
        <table:table-row table:style-name="ro1"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Electroshield_K_Right</text:p>
          </table:table-cell>
          <table:table-cell table:style-name="ce30" office:value-type="float" office:value="991790322" calcext:value-type="float">
            <text:p>991790322</text:p>
          </table:table-cell>
          <table:table-cell office:value-type="string" calcext:value-type="string">
            <text:p>2021.09/</text:p>
          </table:table-cell>
          <table:table-cell table:style-name="ce30" office:value-type="string" calcext:value-type="string">
            <text:p>T3_ElectroShield_K_Right_Steam.blend</text:p>
          </table:table-cell>
          <table:table-cell table:style-name="ce30" office:value-type="string" calcext:value-type="string">
            <text:p>MegaPlate_TX1B_R</text:p>
          </table:table-cell>
          <table:table-cell table:style-name="ce30" table:number-columns-repeated="1018"/>
        </table:table-row>
        <table:table-row table:style-name="ro1">
          <table:table-cell/>
          <table:table-cell table:style-name="Default" office:value-type="string" calcext:value-type="string">
            <text:p>Electroshield_Left</text:p>
          </table:table-cell>
          <table:table-cell table:style-name="Default" office:value-type="float" office:value="1264237222" calcext:value-type="float">
            <text:p>1264237222</text:p>
          </table:table-cell>
          <table:table-cell office:value-type="string" calcext:value-type="string">
            <text:p>2021.09/</text:p>
          </table:table-cell>
          <table:table-cell table:style-name="Default" office:value-type="string" calcext:value-type="string">
            <text:p>T3_ElectroShield_Left_Steam.blend</text:p>
          </table:table-cell>
          <table:table-cell table:style-name="Default" office:value-type="string" calcext:value-type="string">
            <text:p>ElectroPlate_L_L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Electroshield_Right</text:p>
          </table:table-cell>
          <table:table-cell table:style-name="Default" office:value-type="float" office:value="2965095316" calcext:value-type="float">
            <text:p>2965095316</text:p>
          </table:table-cell>
          <table:table-cell office:value-type="string" calcext:value-type="string">
            <text:p>2021.09/</text:p>
          </table:table-cell>
          <table:table-cell table:style-name="Default" office:value-type="string" calcext:value-type="string">
            <text:p>T3_ElectroShield_Right_Steam.blend</text:p>
          </table:table-cell>
          <table:table-cell table:style-name="Default" office:value-type="string" calcext:value-type="string">
            <text:p>ElectroPlate_R_L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2021.09/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style-name="ce26" office:value-type="string" calcext:value-type="string">
            <text:p># / Electroplate L T3</text:p>
          </table:table-cell>
          <table:table-cell office:value-type="float" office:value="2860532867" calcext:value-type="float">
            <text:p>286053286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potter-Mace-0.blend</text:p>
          </table:table-cell>
          <table:table-cell office:value-type="string" calcext:value-type="string">
            <text:p>Mace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#</text:p>
          </table:table-cell>
          <table:table-cell table:style-name="ce26" office:value-type="string" calcext:value-type="string">
            <text:p># / Electroplate L T4</text:p>
          </table:table-cell>
          <table:table-cell office:value-type="float" office:value="2949645213" calcext:value-type="float">
            <text:p>2949645213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potter-Mace-0.blend</text:p>
          </table:table-cell>
          <table:table-cell office:value-type="string" calcext:value-type="string">
            <text:p>Mac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table:style-name="ce26" office:value-type="string" calcext:value-type="string">
            <text:p># / Electroplate L T5</text:p>
          </table:table-cell>
          <table:table-cell office:value-type="float" office:value="416137881" calcext:value-type="float">
            <text:p>41613788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potter-Mace-0.blend</text:p>
          </table:table-cell>
          <table:table-cell office:value-type="string" calcext:value-type="string">
            <text:p>Mac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table:style-name="ce26" office:value-type="string" calcext:value-type="string">
            <text:p># / Electroplate L T6</text:p>
          </table:table-cell>
          <table:table-cell office:value-type="float" office:value="3253436820" calcext:value-type="float">
            <text:p>325343682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potter-Mace-0.blend</text:p>
          </table:table-cell>
          <table:table-cell office:value-type="string" calcext:value-type="string">
            <text:p>M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table:style-name="ce26" office:value-type="string" calcext:value-type="string">
            <text:p># / Electroplate L T7</text:p>
          </table:table-cell>
          <table:table-cell office:value-type="float" office:value="1995849872" calcext:value-type="float">
            <text:p>199584987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potter-Mace-0.blend</text:p>
          </table:table-cell>
          <table:table-cell office:value-type="string" calcext:value-type="string">
            <text:p>M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table:style-name="ce26" office:value-type="string" calcext:value-type="string">
            <text:p># / Electroplate L T8</text:p>
          </table:table-cell>
          <table:table-cell office:value-type="float" office:value="3410694056" calcext:value-type="float">
            <text:p>341069405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potter-Mace-0.blend</text:p>
          </table:table-cell>
          <table:table-cell office:value-type="string" calcext:value-type="string">
            <text:p>M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table:style-name="ce26" office:value-type="string" calcext:value-type="string">
            <text:p># / Electroplate L T9</text:p>
          </table:table-cell>
          <table:table-cell office:value-type="float" office:value="2086063788" calcext:value-type="float">
            <text:p>208606378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potter-Mace-0.blend</text:p>
          </table:table-cell>
          <table:table-cell office:value-type="string" calcext:value-type="string">
            <text:p>M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table:style-name="ce26" office:value-type="string" calcext:value-type="string">
            <text:p># / Electroplate L T10</text:p>
          </table:table-cell>
          <table:table-cell office:value-type="float" office:value="3823106277" calcext:value-type="float">
            <text:p>382310627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potter-Mace-0.blend</text:p>
          </table:table-cell>
          <table:table-cell office:value-type="string" calcext:value-type="string">
            <text:p>M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table:style-name="ce26" office:value-type="string" calcext:value-type="string">
            <text:p># / Electroplate R T3</text:p>
          </table:table-cell>
          <table:table-cell office:value-type="float" office:value="3746649421" calcext:value-type="float">
            <text:p>374664942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potter-Mace-0.blend</text:p>
          </table:table-cell>
          <table:table-cell office:value-type="string" calcext:value-type="string">
            <text:p>M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table:style-name="ce26" office:value-type="string" calcext:value-type="string">
            <text:p># / Electroplate R T4</text:p>
          </table:table-cell>
          <table:table-cell office:value-type="float" office:value="3657503315" calcext:value-type="float">
            <text:p>365750331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potter-Mace-0.blend</text:p>
          </table:table-cell>
          <table:table-cell office:value-type="string" calcext:value-type="string">
            <text:p>M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table:style-name="ce26" office:value-type="string" calcext:value-type="string">
            <text:p># / Electroplate R T5</text:p>
          </table:table-cell>
          <table:table-cell office:value-type="float" office:value="1830605655" calcext:value-type="float">
            <text:p>183060565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potter-Mace-0.blend</text:p>
          </table:table-cell>
          <table:table-cell office:value-type="string" calcext:value-type="string">
            <text:p>M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table:style-name="ce26" office:value-type="string" calcext:value-type="string">
            <text:p># / Electroplate R T6</text:p>
          </table:table-cell>
          <table:table-cell office:value-type="float" office:value="3023736922" calcext:value-type="float">
            <text:p>302373692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potter-Mace-0.blend</text:p>
          </table:table-cell>
          <table:table-cell office:value-type="string" calcext:value-type="string">
            <text:p>M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table:style-name="ce26" office:value-type="string" calcext:value-type="string">
            <text:p># / Electroplate R T7</text:p>
          </table:table-cell>
          <table:table-cell office:value-type="float" office:value="52908382" calcext:value-type="float">
            <text:p>5290838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potter-Mace-0.blend</text:p>
          </table:table-cell>
          <table:table-cell office:value-type="string" calcext:value-type="string">
            <text:p>M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table:style-name="ce26" office:value-type="string" calcext:value-type="string">
            <text:p># / Electroplate R T8</text:p>
          </table:table-cell>
          <table:table-cell office:value-type="float" office:value="3197771366" calcext:value-type="float">
            <text:p>319777136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potter-Mace-0.blend</text:p>
          </table:table-cell>
          <table:table-cell office:value-type="string" calcext:value-type="string">
            <text:p>M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table:style-name="ce26" office:value-type="string" calcext:value-type="string">
            <text:p># / Electroplate R T9</text:p>
          </table:table-cell>
          <table:table-cell office:value-type="float" office:value="159899490" calcext:value-type="float">
            <text:p>15989949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potter-Mace-0.blend</text:p>
          </table:table-cell>
          <table:table-cell office:value-type="string" calcext:value-type="string">
            <text:p>M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table:style-name="ce26" office:value-type="string" calcext:value-type="string">
            <text:p># / Electroplate R T10</text:p>
          </table:table-cell>
          <table:table-cell office:value-type="float" office:value="1889152405" calcext:value-type="float">
            <text:p>188915240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potter-Mace-0.blend</text:p>
          </table:table-cell>
          <table:table-cell office:value-type="string" calcext:value-type="string">
            <text:p>Mac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SPECIAL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ltimeter</text:p>
          </table:table-cell>
          <table:table-cell office:value-type="float" office:value="2820370110" calcext:value-type="float">
            <text:p>282037011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Altimeter.blend</text:p>
          </table:table-cell>
          <table:table-cell office:value-type="string" calcext:value-type="string">
            <text:p>RC_Cube_Altimete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ckpit_Front_Left</text:p>
          </table:table-cell>
          <table:table-cell office:value-type="float" office:value="717544517" calcext:value-type="float">
            <text:p>71754451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Cockpit_Front_Left.blend</text:p>
          </table:table-cell>
          <table:table-cell office:value-type="string" calcext:value-type="string">
            <text:p>Megabot_MkII_Cockpit_Front_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ckpit_Front_Right</text:p>
          </table:table-cell>
          <table:table-cell office:value-type="float" office:value="1354711861" calcext:value-type="float">
            <text:p>135471186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Cockpit_Front_Right.blend</text:p>
          </table:table-cell>
          <table:table-cell table:style-name="ce34" office:value-type="string" calcext:value-type="string">
            <text:p>Megabot_MkII_Cockpit_Front_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ckpit_Mid_Left</text:p>
          </table:table-cell>
          <table:table-cell office:value-type="float" office:value="3688596442" calcext:value-type="float">
            <text:p>368859644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Cockpit_Mid_Left.blend</text:p>
          </table:table-cell>
          <table:table-cell office:value-type="string" calcext:value-type="string">
            <text:p>Megabot_MkII_Cockpit_Mid_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ckpit_Mid_Right</text:p>
          </table:table-cell>
          <table:table-cell office:value-type="float" office:value="2711624874" calcext:value-type="float">
            <text:p>271162487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Cockpit_Mid_Right.blend</text:p>
          </table:table-cell>
          <table:table-cell office:value-type="string" calcext:value-type="string">
            <text:p>Megabot_MkII_Cockpit_Mid_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ckpit_Top_Left</text:p>
          </table:table-cell>
          <table:table-cell office:value-type="float" office:value="3970675339" calcext:value-type="float">
            <text:p>397067533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Cockpit_Top_Left.blend</text:p>
          </table:table-cell>
          <table:table-cell office:value-type="string" calcext:value-type="string">
            <text:p>Megabot_MkII_Cockpit_Top_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ckpit_Top_Right</text:p>
          </table:table-cell>
          <table:table-cell office:value-type="float" office:value="2530225659" calcext:value-type="float">
            <text:p>253022565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Cockpit_Top_Right.blend</text:p>
          </table:table-cell>
          <table:table-cell office:value-type="string" calcext:value-type="string">
            <text:p>Megabot_MkII_Cockpit_Top_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ipper_Large</text:p>
          </table:table-cell>
          <table:table-cell office:value-type="float" office:value="2297667466" calcext:value-type="float">
            <text:p>2297667466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Flipper_Large.blend</text:p>
          </table:table-cell>
          <table:table-cell office:value-type="string" calcext:value-type="string">
            <text:p>Flipper_Larg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ipper_Medium</text:p>
          </table:table-cell>
          <table:table-cell office:value-type="float" office:value="3083647184" calcext:value-type="float">
            <text:p>308364718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Flipper_Medium.blend</text:p>
          </table:table-cell>
          <table:table-cell office:value-type="string" calcext:value-type="string">
            <text:p>Flipper_Mediu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ipper_Small</text:p>
          </table:table-cell>
          <table:table-cell office:value-type="float" office:value="2707915966" calcext:value-type="float">
            <text:p>2707915966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Flipper_Small.blend</text:p>
          </table:table-cell>
          <table:table-cell office:value-type="string" calcext:value-type="string">
            <text:p>Flipper_Smal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mmer_Large</text:p>
          </table:table-cell>
          <table:table-cell office:value-type="float" office:value="575087658" calcext:value-type="float">
            <text:p>575087658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Jammer_Large.blend</text:p>
          </table:table-cell>
          <table:table-cell office:value-type="string" calcext:value-type="string">
            <text:p>Jammer_Larg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mmer_Medium</text:p>
          </table:table-cell>
          <table:table-cell office:value-type="float" office:value="3106939802" calcext:value-type="float">
            <text:p>310693980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Jammer_Medium.blend</text:p>
          </table:table-cell>
          <table:table-cell office:value-type="string" calcext:value-type="string">
            <text:p>Jammer_Mediu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ammer_Small</text:p>
          </table:table-cell>
          <table:table-cell office:value-type="float" office:value="198393630" calcext:value-type="float">
            <text:p>19839363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Jammer_Small.blend</text:p>
          </table:table-cell>
          <table:table-cell office:value-type="string" calcext:value-type="string">
            <text:p>Jammer_Smal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dar_Large</text:p>
          </table:table-cell>
          <table:table-cell office:value-type="float" office:value="3370519355" calcext:value-type="float">
            <text:p>337051935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Radar_Large.blend</text:p>
          </table:table-cell>
          <table:table-cell office:value-type="string" calcext:value-type="string">
            <text:p>Radar_Larg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dar_Medium</text:p>
          </table:table-cell>
          <table:table-cell office:value-type="float" office:value="2115785469" calcext:value-type="float">
            <text:p>211578546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Radar_Medium.blend</text:p>
          </table:table-cell>
          <table:table-cell office:value-type="string" calcext:value-type="string">
            <text:p>Radar_Mediu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dar_Small</text:p>
          </table:table-cell>
          <table:table-cell office:value-type="float" office:value="3782348815" calcext:value-type="float">
            <text:p>378234881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Radar_Small.blend</text:p>
          </table:table-cell>
          <table:table-cell office:value-type="string" calcext:value-type="string">
            <text:p>Radar_Smal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C_Cube_PilotSeat_Bunny</text:p>
          </table:table-cell>
          <table:table-cell office:value-type="float" office:value="1061758673" calcext:value-type="float">
            <text:p>106175867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RC_Cube_PilotSeat_Bunny.blend</text:p>
          </table:table-cell>
          <table:table-cell office:value-type="string" calcext:value-type="string">
            <text:p>new_bunnyseat:PilotSeat_Mega</text:p>
          </table:table-cell>
          <table:table-cell office:value-type="string" calcext:value-type="string">
            <text:p>Bunn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C_Cube_PilotSeat_Cray</text:p>
          </table:table-cell>
          <table:table-cell office:value-type="float" office:value="2843561040" calcext:value-type="float">
            <text:p>284356104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RC_Cube_PilotSeat_Cray.blend</text:p>
          </table:table-cell>
          <table:table-cell office:value-type="string" calcext:value-type="string">
            <text:p>PilotSeat_Cray</text:p>
          </table:table-cell>
          <table:table-cell office:value-type="string" calcext:value-type="string">
            <text:p>Cra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C_Cube_PilotSeat_Gene</text:p>
          </table:table-cell>
          <table:table-cell office:value-type="float" office:value="1427441647" calcext:value-type="float">
            <text:p>142744164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RC_Cube_PilotSeat_Gene.blend</text:p>
          </table:table-cell>
          <table:table-cell office:value-type="string" calcext:value-type="string">
            <text:p>PilotSeat_Gene</text:p>
          </table:table-cell>
          <table:table-cell office:value-type="string" calcext:value-type="string">
            <text:p>Ge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C_Cube_PilotSeat_Mega</text:p>
          </table:table-cell>
          <table:table-cell office:value-type="float" office:value="2325944783" calcext:value-type="float">
            <text:p>232594478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RC_Cube_PilotSeat_Mega.blend</text:p>
          </table:table-cell>
          <table:table-cell office:value-type="string" calcext:value-type="string">
            <text:p>PilotSeat_Mega</text:p>
          </table:table-cell>
          <table:table-cell office:value-type="string" calcext:value-type="string">
            <text:p>Tianh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C_Cube_PilotSeat_Retro</text:p>
          </table:table-cell>
          <table:table-cell office:value-type="float" office:value="2743059293" calcext:value-type="float">
            <text:p>274305929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RC_Cube_PilotSeat_Retro.blend</text:p>
          </table:table-cell>
          <table:table-cell office:value-type="string" calcext:value-type="string">
            <text:p>PilotSeat_Retro</text:p>
          </table:table-cell>
          <table:table-cell office:value-type="string" calcext:value-type="string">
            <text:p>Retr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ceiver_Large</text:p>
          </table:table-cell>
          <table:table-cell office:value-type="float" office:value="2742818297" calcext:value-type="float">
            <text:p>274281829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Receiver_Large.blend</text:p>
          </table:table-cell>
          <table:table-cell office:value-type="string" calcext:value-type="string">
            <text:p>Receiver_Larg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ceiver_Medium</text:p>
          </table:table-cell>
          <table:table-cell office:value-type="float" office:value="2312945847" calcext:value-type="float">
            <text:p>231294584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Receiver_Medium.blend</text:p>
          </table:table-cell>
          <table:table-cell office:value-type="string" calcext:value-type="string">
            <text:p>Receiver_Mediu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ceiver_Small</text:p>
          </table:table-cell>
          <table:table-cell office:value-type="float" office:value="2330463949" calcext:value-type="float">
            <text:p>233046394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Receiver_Small.blend</text:p>
          </table:table-cell>
          <table:table-cell office:value-type="string" calcext:value-type="string">
            <text:p>Receiver_Smal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eedometer</text:p>
          </table:table-cell>
          <table:table-cell office:value-type="float" office:value="3531325242" calcext:value-type="float">
            <text:p>353132524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Speedometer.blend</text:p>
          </table:table-cell>
          <table:table-cell office:value-type="string" calcext:value-type="string">
            <text:p>RC_Cube_Speedometer</text:p>
          </table:table-cell>
          <table:table-cell office:value-type="string" calcext:value-type="string">
            <text:p>RC_Cube_Speedometer_Bars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COSMETIC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onze League Badge Arena</text:p>
          </table:table-cell>
          <table:table-cell office:value-type="float" office:value="988387568" calcext:value-type="float">
            <text:p>98838756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Bronze_League_Badge_Arena.blend</text:p>
          </table:table-cell>
          <table:table-cell office:value-type="string" calcext:value-type="string">
            <text:p>LeagueBadge</text:p>
          </table:table-cell>
          <table:table-cell table:style-name="Default" office:value-type="string" calcext:value-type="string">
            <text:p>LeagueBadge_Projecto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onze League Badge</text:p>
          </table:table-cell>
          <table:table-cell office:value-type="float" office:value="1301942811" calcext:value-type="float">
            <text:p>130194281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Bronze_League_Badge.blend</text:p>
          </table:table-cell>
          <table:table-cell office:value-type="string" calcext:value-type="string">
            <text:p>LeagueBadge</text:p>
          </table:table-cell>
          <table:table-cell table:style-name="Default" office:value-type="string" calcext:value-type="string">
            <text:p>LeagueBadge_Projecto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amond League Badge</text:p>
          </table:table-cell>
          <table:table-cell office:value-type="float" office:value="608517870" calcext:value-type="float">
            <text:p>60851787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Diamond_League_Badge.blend</text:p>
          </table:table-cell>
          <table:table-cell office:value-type="string" calcext:value-type="string">
            <text:p>LeagueBadge</text:p>
          </table:table-cell>
          <table:table-cell table:style-name="Default" office:value-type="string" calcext:value-type="string">
            <text:p>LeagueBadge_Projecto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old League Badge Arena</text:p>
          </table:table-cell>
          <table:table-cell office:value-type="float" office:value="2514755079" calcext:value-type="float">
            <text:p>2514755079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old_League_Badge_Arena.blend</text:p>
          </table:table-cell>
          <table:table-cell office:value-type="string" calcext:value-type="string">
            <text:p>LeagueBadge</text:p>
          </table:table-cell>
          <table:table-cell table:style-name="Default" office:value-type="string" calcext:value-type="string">
            <text:p>LeagueBadge_Projecto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old League Badge</text:p>
          </table:table-cell>
          <table:table-cell office:value-type="float" office:value="1893098069" calcext:value-type="float">
            <text:p>1893098069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old_League_Badge.blend</text:p>
          </table:table-cell>
          <table:table-cell office:value-type="string" calcext:value-type="string">
            <text:p>LeagueBadge</text:p>
          </table:table-cell>
          <table:table-cell table:style-name="Default" office:value-type="string" calcext:value-type="string">
            <text:p>LeagueBadge_Projecto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otonium League Badge</text:p>
          </table:table-cell>
          <table:table-cell office:value-type="float" office:value="2046961989" calcext:value-type="float">
            <text:p>2046961989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Protonium_League_Badge.blend</text:p>
          </table:table-cell>
          <table:table-cell office:value-type="string" calcext:value-type="string">
            <text:p>LeagueBadge</text:p>
          </table:table-cell>
          <table:table-cell table:style-name="Default" office:value-type="string" calcext:value-type="string">
            <text:p>LeagueBadge_Projecto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otonium League Five Stars Badge</text:p>
          </table:table-cell>
          <table:table-cell office:value-type="float" office:value="1988022506" calcext:value-type="float">
            <text:p>198802250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Protonium_League_Five_Stars_Badge.blend</text:p>
          </table:table-cell>
          <table:table-cell office:value-type="string" calcext:value-type="string">
            <text:p>LeagueBadge</text:p>
          </table:table-cell>
          <table:table-cell table:style-name="Default" office:value-type="string" calcext:value-type="string">
            <text:p>LeagueBadge_Projecto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lver League Badge</text:p>
          </table:table-cell>
          <table:table-cell office:value-type="float" office:value="4157599523" calcext:value-type="float">
            <text:p>4157599523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ilver_League_Badge.blend</text:p>
          </table:table-cell>
          <table:table-cell office:value-type="string" calcext:value-type="string">
            <text:p>LeagueBadge</text:p>
          </table:table-cell>
          <table:table-cell table:style-name="Default" office:value-type="string" calcext:value-type="string">
            <text:p>LeagueBadge_Projecto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lver League Badge Arena</text:p>
          </table:table-cell>
          <table:table-cell office:value-type="float" office:value="1551110695" calcext:value-type="float">
            <text:p>155111069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ilver_League_Badge_Arena.blend</text:p>
          </table:table-cell>
          <table:table-cell office:value-type="string" calcext:value-type="string">
            <text:p>LeagueBadge</text:p>
          </table:table-cell>
          <table:table-cell table:style-name="Default" office:value-type="string" calcext:value-type="string">
            <text:p>LeagueBadge_Proje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2021.09/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lienware Mask Ear L</text:p>
          </table:table-cell>
          <table:table-cell office:value-type="float" office:value="3136672710" calcext:value-type="float">
            <text:p>313667271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Alienware_Mask_Ear_L.blend</text:p>
          </table:table-cell>
          <table:table-cell office:value-type="string" calcext:value-type="string">
            <text:p>alienware_ears_L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lienware Mask Ear R</text:p>
          </table:table-cell>
          <table:table-cell office:value-type="float" office:value="699401910" calcext:value-type="float">
            <text:p>69940191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Alienware_Mask_Ear_R.blend</text:p>
          </table:table-cell>
          <table:table-cell office:value-type="string" calcext:value-type="string">
            <text:p>alienware_ears_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lienware Mask Head L</text:p>
          </table:table-cell>
          <table:table-cell office:value-type="float" office:value="2145317520" calcext:value-type="float">
            <text:p>214531752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Alienware_Mask_Head_L.blend</text:p>
          </table:table-cell>
          <table:table-cell office:value-type="string" calcext:value-type="string">
            <text:p>alienware_head_L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lienware Mask Head R</text:p>
          </table:table-cell>
          <table:table-cell office:value-type="float" office:value="3969591264" calcext:value-type="float">
            <text:p>396959126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Alienware_Mask_Head_R.blend</text:p>
          </table:table-cell>
          <table:table-cell office:value-type="string" calcext:value-type="string">
            <text:p>alienware_head_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lienware Mask Jaw L</text:p>
          </table:table-cell>
          <table:table-cell office:value-type="float" office:value="3709563875" calcext:value-type="float">
            <text:p>370956387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Alienware_Mask_Jaw_L.blend</text:p>
          </table:table-cell>
          <table:table-cell office:value-type="string" calcext:value-type="string">
            <text:p>alienware_jaw_L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lienware Mask Jaw R</text:p>
          </table:table-cell>
          <table:table-cell office:value-type="float" office:value="1314825875" calcext:value-type="float">
            <text:p>131482587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Alienware_Mask_Jaw_R.blend</text:p>
          </table:table-cell>
          <table:table-cell office:value-type="string" calcext:value-type="string">
            <text:p>alienware_jaw_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tEye Left</text:p>
          </table:table-cell>
          <table:table-cell office:value-type="float" office:value="767825476" calcext:value-type="float">
            <text:p>767825476</text:p>
          </table:table-cell>
          <table:table-cell office:value-type="string" calcext:value-type="string">
            <text:p>2021.09/</text:p>
          </table:table-cell>
          <table:table-cell table:style-name="ce35" office:value-type="string" calcext:value-type="string">
            <text:p>CatEye_Left.blend</text:p>
          </table:table-cell>
          <table:table-cell office:value-type="string" calcext:value-type="string">
            <text:p>RC_Cat_Eye_Base_L</text:p>
          </table:table-cell>
          <table:table-cell office:value-type="string" calcext:value-type="string">
            <text:p>RC_Cat_Eye_Eyeball_L</text:p>
          </table:table-cell>
          <table:table-cell office:value-type="string" calcext:value-type="string">
            <text:p>RC_Cat_Eye_EyelidBottom_L</text:p>
          </table:table-cell>
          <table:table-cell office:value-type="string" calcext:value-type="string">
            <text:p>RC_Cat_Eye_EyelidTop_L</text:p>
          </table:table-cell>
          <table:table-cell office:value-type="string" calcext:value-type="string">
            <text:p>RC_Cat_Eye_Pivot_L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tEye Right</text:p>
          </table:table-cell>
          <table:table-cell office:value-type="float" office:value="683945560" calcext:value-type="float">
            <text:p>683945560</text:p>
          </table:table-cell>
          <table:table-cell office:value-type="string" calcext:value-type="string">
            <text:p>2021.09/</text:p>
          </table:table-cell>
          <table:table-cell table:style-name="ce35" office:value-type="string" calcext:value-type="string">
            <text:p>CatEye_Right.blend</text:p>
          </table:table-cell>
          <table:table-cell office:value-type="string" calcext:value-type="string">
            <text:p>RC_Cat_Eye_Base_R</text:p>
          </table:table-cell>
          <table:table-cell office:value-type="string" calcext:value-type="string">
            <text:p>RC_Cat_Eye_Eyeball_R</text:p>
          </table:table-cell>
          <table:table-cell office:value-type="string" calcext:value-type="string">
            <text:p>RC_Cat_Eye_EyelidBottom_R</text:p>
          </table:table-cell>
          <table:table-cell office:value-type="string" calcext:value-type="string">
            <text:p>RC_Cat_Eye_EyelidTop_R</text:p>
          </table:table-cell>
          <table:table-cell office:value-type="string" calcext:value-type="string">
            <text:p>RC_Cat_Eye_Pivot_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yborg Eyes</text:p>
          </table:table-cell>
          <table:table-cell office:value-type="float" office:value="1609561971" calcext:value-type="float">
            <text:p>1609561971</text:p>
          </table:table-cell>
          <table:table-cell office:value-type="string" calcext:value-type="string">
            <text:p>2021.09/</text:p>
          </table:table-cell>
          <table:table-cell table:style-name="ce35" office:value-type="string" calcext:value-type="string">
            <text:p>Cyborg_Eyes.blend</text:p>
          </table:table-cell>
          <table:table-cell office:value-type="string" calcext:value-type="string">
            <text:p>RC_Robot_Eye_Base</text:p>
          </table:table-cell>
          <table:table-cell table:style-name="Default" office:value-type="string" calcext:value-type="string">
            <text:p>RC_Robot_Eye_IrisBlade_1</text:p>
          </table:table-cell>
          <table:table-cell table:style-name="Default" office:value-type="string" calcext:value-type="string">
            <text:p>RC_Robot_Eye_IrisBlade_2</text:p>
          </table:table-cell>
          <table:table-cell table:style-name="Default" office:value-type="string" calcext:value-type="string">
            <text:p>RC_Robot_Eye_IrisBlade_3</text:p>
          </table:table-cell>
          <table:table-cell table:style-name="Default" office:value-type="string" calcext:value-type="string">
            <text:p>RC_Robot_Eye_IrisBlade_4</text:p>
          </table:table-cell>
          <table:table-cell table:style-name="Default" office:value-type="string" calcext:value-type="string">
            <text:p>RC_Robot_Eye_IrisBlade_5</text:p>
          </table:table-cell>
          <table:table-cell table:style-name="Default" office:value-type="string" calcext:value-type="string">
            <text:p>RC_Robot_Eye_IrisBlade_6</text:p>
          </table:table-cell>
          <table:table-cell table:style-name="Default" office:value-type="string" calcext:value-type="string">
            <text:p>RC_Robot_Eye_IrisBlade_7</text:p>
          </table:table-cell>
          <table:table-cell office:value-type="string" calcext:value-type="string">
            <text:p>RC_Robot_EyeBall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agle Face Left</text:p>
          </table:table-cell>
          <table:table-cell office:value-type="float" office:value="291229893" calcext:value-type="float">
            <text:p>29122989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Eagle_Face_Left.blend</text:p>
          </table:table-cell>
          <table:table-cell office:value-type="string" calcext:value-type="string">
            <text:p>Eagle_Face_L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agle Face Right</text:p>
          </table:table-cell>
          <table:table-cell office:value-type="float" office:value="1797279669" calcext:value-type="float">
            <text:p>179727966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Eagle_Face_Right.blend</text:p>
          </table:table-cell>
          <table:table-cell office:value-type="string" calcext:value-type="string">
            <text:p>Eagle_Face_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agle Feathers Left</text:p>
          </table:table-cell>
          <table:table-cell office:value-type="float" office:value="2829693731" calcext:value-type="float">
            <text:p>282969373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Eagle_Feathers_Left.blend</text:p>
          </table:table-cell>
          <table:table-cell office:value-type="string" calcext:value-type="string">
            <text:p>Eagle_Feathers_L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agle Feathers Right</text:p>
          </table:table-cell>
          <table:table-cell office:value-type="float" office:value="3536989267" calcext:value-type="float">
            <text:p>353698926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Eagle_Feathers_Right.blend</text:p>
          </table:table-cell>
          <table:table-cell office:value-type="string" calcext:value-type="string">
            <text:p>Eagle_Feathers_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agle Neck Left</text:p>
          </table:table-cell>
          <table:table-cell office:value-type="float" office:value="38268230" calcext:value-type="float">
            <text:p>3826823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Eagle_Neck_Left.blend</text:p>
          </table:table-cell>
          <table:table-cell office:value-type="string" calcext:value-type="string">
            <text:p>Eagle_Neck_L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agle Neck Right</text:p>
          </table:table-cell>
          <table:table-cell office:value-type="float" office:value="2017227318" calcext:value-type="float">
            <text:p>2017227318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Eagle_Neck_Right.blend</text:p>
          </table:table-cell>
          <table:table-cell office:value-type="string" calcext:value-type="string">
            <text:p>Eagle_Neck_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ootball Face Left</text:p>
          </table:table-cell>
          <table:table-cell office:value-type="float" office:value="1568834334" calcext:value-type="float">
            <text:p>156883433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Football_Face_Left.blend</text:p>
          </table:table-cell>
          <table:table-cell office:value-type="string" calcext:value-type="string">
            <text:p>face_left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ootball Face Right</text:p>
          </table:table-cell>
          <table:table-cell office:value-type="float" office:value="670637166" calcext:value-type="float">
            <text:p>670637166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Football_Face_Right.blend</text:p>
          </table:table-cell>
          <table:table-cell office:value-type="string" calcext:value-type="string">
            <text:p>face_right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ootball Guard Left</text:p>
          </table:table-cell>
          <table:table-cell office:value-type="float" office:value="326549783" calcext:value-type="float">
            <text:p>32654978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Football_Guard_Left.blend</text:p>
          </table:table-cell>
          <table:table-cell office:value-type="string" calcext:value-type="string">
            <text:p>guard_left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ootball Guard Right</text:p>
          </table:table-cell>
          <table:table-cell office:value-type="float" office:value="1762483815" calcext:value-type="float">
            <text:p>176248381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Football_Guard_Right.blend</text:p>
          </table:table-cell>
          <table:table-cell office:value-type="string" calcext:value-type="string">
            <text:p>guard_right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ootball Helmet Left</text:p>
          </table:table-cell>
          <table:table-cell office:value-type="float" office:value="1616382608" calcext:value-type="float">
            <text:p>1616382608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Football_Helmet_Left.blend</text:p>
          </table:table-cell>
          <table:table-cell office:value-type="string" calcext:value-type="string">
            <text:p>helmet_left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ootball Helmet Right</text:p>
          </table:table-cell>
          <table:table-cell office:value-type="float" office:value="438539744" calcext:value-type="float">
            <text:p>43853974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Football_Helmet_Right.blend</text:p>
          </table:table-cell>
          <table:table-cell office:value-type="string" calcext:value-type="string">
            <text:p>helmet_right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neydew Beard Left</text:p>
          </table:table-cell>
          <table:table-cell office:value-type="float" office:value="400977570" calcext:value-type="float">
            <text:p>40097757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Honeydew_Beard_Left.blend</text:p>
          </table:table-cell>
          <table:table-cell office:value-type="string" calcext:value-type="string">
            <text:p>Honeydew_beard_L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neydew Beard Right</text:p>
          </table:table-cell>
          <table:table-cell office:value-type="float" office:value="1839067602" calcext:value-type="float">
            <text:p>183906760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Honeydew_Beard_Right.blend</text:p>
          </table:table-cell>
          <table:table-cell office:value-type="string" calcext:value-type="string">
            <text:p>Honeydew_beard_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neydew Face Left</text:p>
          </table:table-cell>
          <table:table-cell office:value-type="float" office:value="946469841" calcext:value-type="float">
            <text:p>94646984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Honeydew_Face_Left.blend</text:p>
          </table:table-cell>
          <table:table-cell office:value-type="string" calcext:value-type="string">
            <text:p>Honeydew_face_L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neydew Face Right</text:p>
          </table:table-cell>
          <table:table-cell office:value-type="float" office:value="1108501665" calcext:value-type="float">
            <text:p>110850166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Honeydew_Face_Right.blend</text:p>
          </table:table-cell>
          <table:table-cell office:value-type="string" calcext:value-type="string">
            <text:p>Honeydew_face_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neydew Horns Left</text:p>
          </table:table-cell>
          <table:table-cell office:value-type="float" office:value="837592722" calcext:value-type="float">
            <text:p>83759272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Honeydew_Horns_Left.blend</text:p>
          </table:table-cell>
          <table:table-cell office:value-type="string" calcext:value-type="string">
            <text:p>Honeydew_horns_L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neydew Horns Right</text:p>
          </table:table-cell>
          <table:table-cell office:value-type="float" office:value="1268201954" calcext:value-type="float">
            <text:p>126820195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Honeydew_Horns_Right.blend</text:p>
          </table:table-cell>
          <table:table-cell office:value-type="string" calcext:value-type="string">
            <text:p>Honeydew_horns_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ch 7 Ear Left</text:p>
          </table:table-cell>
          <table:table-cell office:value-type="float" office:value="3920339432" calcext:value-type="float">
            <text:p>392033943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Mech_7_Ear_Left.blend</text:p>
          </table:table-cell>
          <table:table-cell office:value-type="string" calcext:value-type="string">
            <text:p>Mech_7_Side_L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ch 7 Ear Right</text:p>
          </table:table-cell>
          <table:table-cell office:value-type="float" office:value="2479898264" calcext:value-type="float">
            <text:p>247989826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Mech_7_Ear_Right.blend</text:p>
          </table:table-cell>
          <table:table-cell office:value-type="string" calcext:value-type="string">
            <text:p>Mech_7_Side_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ch 7 Jaw Left</text:p>
          </table:table-cell>
          <table:table-cell office:value-type="float" office:value="1620644180" calcext:value-type="float">
            <text:p>162064418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Mech_7_Jaw_Left.blend</text:p>
          </table:table-cell>
          <table:table-cell office:value-type="string" calcext:value-type="string">
            <text:p>Mech_7_Jaw_L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ch 7 Jaw Right</text:p>
          </table:table-cell>
          <table:table-cell office:value-type="float" office:value="451055140" calcext:value-type="float">
            <text:p>45105514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Mech_7_Jaw_Right.blend</text:p>
          </table:table-cell>
          <table:table-cell office:value-type="string" calcext:value-type="string">
            <text:p>Mech_7_Jaw_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ch 7 Nose Left</text:p>
          </table:table-cell>
          <table:table-cell office:value-type="float" office:value="2923392504" calcext:value-type="float">
            <text:p>292339250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Mech_7_Nose_Left.blend</text:p>
          </table:table-cell>
          <table:table-cell office:value-type="string" calcext:value-type="string">
            <text:p>Mech_7_Nose_L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ch 7 Nose Right</text:p>
          </table:table-cell>
          <table:table-cell office:value-type="float" office:value="3561288328" calcext:value-type="float">
            <text:p>3561288328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Mech_7_Nose_Right.blend</text:p>
          </table:table-cell>
          <table:table-cell office:value-type="string" calcext:value-type="string">
            <text:p>Mech_7_Nose_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inja Mask Bandana L</text:p>
          </table:table-cell>
          <table:table-cell office:value-type="float" office:value="3248797084" calcext:value-type="float">
            <text:p>324879708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Ninja_Mask_Bandana_L.blend</text:p>
          </table:table-cell>
          <table:table-cell office:value-type="string" calcext:value-type="string">
            <text:p>Ninja_Bandana_L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inja Mask Bandana R</text:p>
          </table:table-cell>
          <table:table-cell office:value-type="float" office:value="1390502124" calcext:value-type="float">
            <text:p>139050212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Ninja_Mask_Bandana_R.blend</text:p>
          </table:table-cell>
          <table:table-cell office:value-type="string" calcext:value-type="string">
            <text:p>Ninja_Bandana_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inja Mask Head L</text:p>
          </table:table-cell>
          <table:table-cell office:value-type="float" office:value="2847701117" calcext:value-type="float">
            <text:p>284770111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Ninja_Mask_Head_L.blend</text:p>
          </table:table-cell>
          <table:table-cell office:value-type="string" calcext:value-type="string">
            <text:p>Ninja_Head_L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inja Mask Head R</text:p>
          </table:table-cell>
          <table:table-cell office:value-type="float" office:value="989441293" calcext:value-type="float">
            <text:p>98944129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Ninja_Mask_Head_R.blend</text:p>
          </table:table-cell>
          <table:table-cell office:value-type="string" calcext:value-type="string">
            <text:p>Ninja_Head_R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inja Mask Mask L</text:p>
          </table:table-cell>
          <table:table-cell office:value-type="float" office:value="108914709" calcext:value-type="float">
            <text:p>10891470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Ninja_Mask_Mask_L.blend</text:p>
          </table:table-cell>
          <table:table-cell office:value-type="string" calcext:value-type="string">
            <text:p>Ninja_Mask_L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inja Mask Mask R</text:p>
          </table:table-cell>
          <table:table-cell office:value-type="float" office:value="2503490917" calcext:value-type="float">
            <text:p>250349091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Ninja_Mask_Mask_R.blend</text:p>
          </table:table-cell>
          <table:table-cell office:value-type="string" calcext:value-type="string">
            <text:p>Ninja_Mask_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verWolf Ear Left</text:p>
          </table:table-cell>
          <table:table-cell office:value-type="float" office:value="2150063391" calcext:value-type="float">
            <text:p>215006339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OverWolf_Ear_Left.blend</text:p>
          </table:table-cell>
          <table:table-cell office:value-type="string" calcext:value-type="string">
            <text:p>Overwolf_Ear_L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verWolf Ear Right</text:p>
          </table:table-cell>
          <table:table-cell office:value-type="float" office:value="4200383087" calcext:value-type="float">
            <text:p>420038308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OverWolf_Ear_Right.blend</text:p>
          </table:table-cell>
          <table:table-cell office:value-type="string" calcext:value-type="string">
            <text:p>Overwolf_Ear_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verWolf Eye Left</text:p>
          </table:table-cell>
          <table:table-cell office:value-type="float" office:value="3424461321" calcext:value-type="float">
            <text:p>342446132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OverWolf_Eye_Left.blend</text:p>
          </table:table-cell>
          <table:table-cell office:value-type="string" calcext:value-type="string">
            <text:p>Overwolf_Nose_L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verWolf Eye Right</text:p>
          </table:table-cell>
          <table:table-cell office:value-type="float" office:value="3060186489" calcext:value-type="float">
            <text:p>306018648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OverWolf_Eye_Right.blend</text:p>
          </table:table-cell>
          <table:table-cell office:value-type="string" calcext:value-type="string">
            <text:p>Overwolf_Nose_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verWolf Jaw Left</text:p>
          </table:table-cell>
          <table:table-cell office:value-type="float" office:value="152432035" calcext:value-type="float">
            <text:p>15243203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OverWolf_Jaw_Left.blend</text:p>
          </table:table-cell>
          <table:table-cell office:value-type="string" calcext:value-type="string">
            <text:p>Overwolf_Jaw_L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verWolf Jaw Right</text:p>
          </table:table-cell>
          <table:table-cell office:value-type="float" office:value="1936618195" calcext:value-type="float">
            <text:p>193661819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OverWolf_Jaw_Right.blend</text:p>
          </table:table-cell>
          <table:table-cell office:value-type="string" calcext:value-type="string">
            <text:p>Overwolf_Jaw_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hino 8 Ear Left</text:p>
          </table:table-cell>
          <table:table-cell office:value-type="float" office:value="2379348787" calcext:value-type="float">
            <text:p>237934878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Rhino_8_Ear_Left.blend</text:p>
          </table:table-cell>
          <table:table-cell office:value-type="string" calcext:value-type="string">
            <text:p>Rhino8_Ear_L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hino 8 Ear Right</text:p>
          </table:table-cell>
          <table:table-cell office:value-type="float" office:value="4155139139" calcext:value-type="float">
            <text:p>415513913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Rhino_8_Ear_Right.blend</text:p>
          </table:table-cell>
          <table:table-cell office:value-type="string" calcext:value-type="string">
            <text:p>Rhino8_Ear_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hino 8 Jaw Left</text:p>
          </table:table-cell>
          <table:table-cell office:value-type="float" office:value="82004879" calcext:value-type="float">
            <text:p>8200487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Rhino_8_Jaw_Left.blend</text:p>
          </table:table-cell>
          <table:table-cell office:value-type="string" calcext:value-type="string">
            <text:p>Rhino8_Jaw_L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hino 8 Jaw Right</text:p>
          </table:table-cell>
          <table:table-cell office:value-type="float" office:value="2123945215" calcext:value-type="float">
            <text:p>212394521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Rhino_8_Jaw_Right.blend</text:p>
          </table:table-cell>
          <table:table-cell office:value-type="string" calcext:value-type="string">
            <text:p>Rhino8_Jaw_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hino 8 Nose Left</text:p>
          </table:table-cell>
          <table:table-cell office:value-type="float" office:value="651937688" calcext:value-type="float">
            <text:p>651937688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Rhino_8_Nose_Left.blend</text:p>
          </table:table-cell>
          <table:table-cell office:value-type="string" calcext:value-type="string">
            <text:p>Rhino8_Nose_L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hino 8 Nose Right</text:p>
          </table:table-cell>
          <table:table-cell office:value-type="float" office:value="1554012392" calcext:value-type="float">
            <text:p>155401239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Rhino_8_Nose_Right.blend</text:p>
          </table:table-cell>
          <table:table-cell office:value-type="string" calcext:value-type="string">
            <text:p>Rhino8_Nose_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retooth Ear Left</text:p>
          </table:table-cell>
          <table:table-cell office:value-type="float" office:value="1584789066" calcext:value-type="float">
            <text:p>1584789066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Sabretooth_Ear_Left.blend</text:p>
          </table:table-cell>
          <table:table-cell office:value-type="string" calcext:value-type="string">
            <text:p>Sabre_Ears_L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retooth Ear Right</text:p>
          </table:table-cell>
          <table:table-cell office:value-type="float" office:value="604924218" calcext:value-type="float">
            <text:p>604924218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Sabretooth_Ear_Right.blend</text:p>
          </table:table-cell>
          <table:table-cell office:value-type="string" calcext:value-type="string">
            <text:p>Sabre_Ear_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retooth Face Left</text:p>
          </table:table-cell>
          <table:table-cell office:value-type="float" office:value="854085002" calcext:value-type="float">
            <text:p>85408500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Sabretooth_Face_Left.blend</text:p>
          </table:table-cell>
          <table:table-cell office:value-type="string" calcext:value-type="string">
            <text:p>Sabre_Face_L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retooth Face Right</text:p>
          </table:table-cell>
          <table:table-cell office:value-type="float" office:value="1217647354" calcext:value-type="float">
            <text:p>121764735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Sabretooth_Face_Right.blend</text:p>
          </table:table-cell>
          <table:table-cell office:value-type="string" calcext:value-type="string">
            <text:p>Sabre_Face_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retooth Jaw Left</text:p>
          </table:table-cell>
          <table:table-cell office:value-type="float" office:value="3611772662" calcext:value-type="float">
            <text:p>361177266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Sabretooth_Jaw_Left.blend</text:p>
          </table:table-cell>
          <table:table-cell office:value-type="string" calcext:value-type="string">
            <text:p>Sabre_Jaw_L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bretooth Jaw Right</text:p>
          </table:table-cell>
          <table:table-cell office:value-type="float" office:value="2906446214" calcext:value-type="float">
            <text:p>290644621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Sabretooth_Jaw_Right.blend</text:p>
          </table:table-cell>
          <table:table-cell office:value-type="string" calcext:value-type="string">
            <text:p>Sabre_Jaw_R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ary Mask Eyes Left</text:p>
          </table:table-cell>
          <table:table-cell office:value-type="float" office:value="30139883" calcext:value-type="float">
            <text:p>3013988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Scary_Mask_Eyes_Left.blend</text:p>
          </table:table-cell>
          <table:table-cell office:value-type="string" calcext:value-type="string">
            <text:p>lefthead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ary Mask Eyes Right</text:p>
          </table:table-cell>
          <table:table-cell office:value-type="float" office:value="2075163291" calcext:value-type="float">
            <text:p>207516329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Scary_Mask_Eyes_Right.blend</text:p>
          </table:table-cell>
          <table:table-cell office:value-type="string" calcext:value-type="string">
            <text:p>Righthead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ary Mask Horn Left</text:p>
          </table:table-cell>
          <table:table-cell office:value-type="float" office:value="3619385994" calcext:value-type="float">
            <text:p>361938599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Scary_Mask_Horn_Left.blend</text:p>
          </table:table-cell>
          <table:table-cell office:value-type="string" calcext:value-type="string">
            <text:p>lefthorn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ary Mask Horn Right</text:p>
          </table:table-cell>
          <table:table-cell office:value-type="float" office:value="2915102202" calcext:value-type="float">
            <text:p>291510220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Scary_Mask_Horn_Right.blend</text:p>
          </table:table-cell>
          <table:table-cell office:value-type="string" calcext:value-type="string">
            <text:p>righthorn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ary Mask Jaw Left</text:p>
          </table:table-cell>
          <table:table-cell office:value-type="float" office:value="1574122495" calcext:value-type="float">
            <text:p>157412249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Scary_Mask_Jaw_Left.blend</text:p>
          </table:table-cell>
          <table:table-cell office:value-type="string" calcext:value-type="string">
            <text:p>Leftjaw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ary Mask Jaw Right</text:p>
          </table:table-cell>
          <table:table-cell office:value-type="float" office:value="665365647" calcext:value-type="float">
            <text:p>66536564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Scary_Mask_Jaw_Right.blend</text:p>
          </table:table-cell>
          <table:table-cell office:value-type="string" calcext:value-type="string">
            <text:p>rightjaw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ex Mask Head L</text:p>
          </table:table-cell>
          <table:table-cell office:value-type="float" office:value="981970925" calcext:value-type="float">
            <text:p>98197092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Rex_Mask_Head_L.blend</text:p>
          </table:table-cell>
          <table:table-cell office:value-type="string" calcext:value-type="string">
            <text:p>T_Rex_Head_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ex Mask Head R</text:p>
          </table:table-cell>
          <table:table-cell office:value-type="float" office:value="799302218" calcext:value-type="float">
            <text:p>799302218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Rex_Mask_Head_R.blend</text:p>
          </table:table-cell>
          <table:table-cell office:value-type="string" calcext:value-type="string">
            <text:p>T_Rex_Head_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ex Mask Jaw L</text:p>
          </table:table-cell>
          <table:table-cell office:value-type="float" office:value="3670645745" calcext:value-type="float">
            <text:p>367064574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Rex_Mask_Jaw_L.blend</text:p>
          </table:table-cell>
          <table:table-cell office:value-type="string" calcext:value-type="string">
            <text:p>T_Rex_Jaw_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ex Mask Jaw R</text:p>
          </table:table-cell>
          <table:table-cell office:value-type="float" office:value="3618891370" calcext:value-type="float">
            <text:p>361889137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Rex_Mask_Jaw_R.blend</text:p>
          </table:table-cell>
          <table:table-cell office:value-type="string" calcext:value-type="string">
            <text:p>T_Rex_Jaw_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ex Mask Nose L</text:p>
          </table:table-cell>
          <table:table-cell office:value-type="float" office:value="669458802" calcext:value-type="float">
            <text:p>669458802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Rex_Mask_Nose_L.blend</text:p>
          </table:table-cell>
          <table:table-cell office:value-type="string" calcext:value-type="string">
            <text:p>T_Rex_Nose_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ex Mask Nose R</text:p>
          </table:table-cell>
          <table:table-cell office:value-type="float" office:value="4069461414" calcext:value-type="float">
            <text:p>406946141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TRex_Mask_Nose_R.blend</text:p>
          </table:table-cell>
          <table:table-cell office:value-type="string" calcext:value-type="string">
            <text:p>T_Rex_Nose_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gilant Eyes Left</text:p>
          </table:table-cell>
          <table:table-cell office:value-type="float" office:value="3558508089" calcext:value-type="float">
            <text:p>3558508089</text:p>
          </table:table-cell>
          <table:table-cell office:value-type="string" calcext:value-type="string">
            <text:p>2021.09/</text:p>
          </table:table-cell>
          <table:table-cell table:style-name="ce35" office:value-type="string" calcext:value-type="string">
            <text:p>Vigilant_Eyes_Left.blend</text:p>
          </table:table-cell>
          <table:table-cell office:value-type="string" calcext:value-type="string">
            <text:p>RC_ Human_Eye_Base_L</text:p>
          </table:table-cell>
          <table:table-cell office:value-type="string" calcext:value-type="string">
            <text:p>RC_ Human_Eye_EyelidBottom_L</text:p>
          </table:table-cell>
          <table:table-cell office:value-type="string" calcext:value-type="string">
            <text:p>RC_ Human_Eye_EyelidTop_L</text:p>
          </table:table-cell>
          <table:table-cell office:value-type="string" calcext:value-type="string">
            <text:p>RC_ Human_Eye_Pivot_L</text:p>
          </table:table-cell>
          <table:table-cell office:value-type="string" calcext:value-type="string">
            <text:p>RC_Human_Eye_Eyeball_L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gilant Eyes Right</text:p>
          </table:table-cell>
          <table:table-cell office:value-type="float" office:value="1704793982" calcext:value-type="float">
            <text:p>1704793982</text:p>
          </table:table-cell>
          <table:table-cell office:value-type="string" calcext:value-type="string">
            <text:p>2021.09/</text:p>
          </table:table-cell>
          <table:table-cell table:style-name="ce35" office:value-type="string" calcext:value-type="string">
            <text:p>Vigilant_Eyes_Right.blend</text:p>
          </table:table-cell>
          <table:table-cell office:value-type="string" calcext:value-type="string">
            <text:p>RC_ Human_Eye_Base_R</text:p>
          </table:table-cell>
          <table:table-cell office:value-type="string" calcext:value-type="string">
            <text:p>RC_ Human_Eye_EyelidBottom_R</text:p>
          </table:table-cell>
          <table:table-cell office:value-type="string" calcext:value-type="string">
            <text:p>RC_ Human_Eye_EyelidTop_R</text:p>
          </table:table-cell>
          <table:table-cell office:value-type="string" calcext:value-type="string">
            <text:p>RC_ Human_Eye_Pivot_R</text:p>
          </table:table-cell>
          <table:table-cell office:value-type="string" calcext:value-type="string">
            <text:p>RC_Human_Eye_Eyeball_R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lloon</text:p>
          </table:table-cell>
          <table:table-cell office:value-type="float" office:value="346272734" calcext:value-type="float">
            <text:p>34627273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Balloon.blend</text:p>
          </table:table-cell>
          <table:table-cell office:value-type="string" calcext:value-type="string">
            <text:p>RC_Balloon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bble Machine</text:p>
          </table:table-cell>
          <table:table-cell office:value-type="float" office:value="2484686408" calcext:value-type="float">
            <text:p>2484686408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Bubble_Machine.blend</text:p>
          </table:table-cell>
          <table:table-cell office:value-type="string" calcext:value-type="string">
            <text:p>RC_BubbleBlower</text:p>
          </table:table-cell>
          <table:table-cell table:style-name="Default" office:value-type="string" calcext:value-type="string">
            <text:p>RC_BubbleBlower_Nozzle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xhaust Blower</text:p>
          </table:table-cell>
          <table:table-cell office:value-type="float" office:value="149580437" calcext:value-type="float">
            <text:p>14958043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Exhaust_Blower.blend</text:p>
          </table:table-cell>
          <table:table-cell office:value-type="string" calcext:value-type="string">
            <text:p>RC_Exhaust_Blower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xhaust Stack L</text:p>
          </table:table-cell>
          <table:table-cell office:value-type="float" office:value="3489925411" calcext:value-type="float">
            <text:p>348992541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Exhaust_Stack_L.blend</text:p>
          </table:table-cell>
          <table:table-cell office:value-type="string" calcext:value-type="string">
            <text:p>RC_Exhaust_Stack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xhaust Stack R</text:p>
          </table:table-cell>
          <table:table-cell office:value-type="float" office:value="1679554409" calcext:value-type="float">
            <text:p>167955440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Exhaust_Stack_R.blend</text:p>
          </table:table-cell>
          <table:table-cell office:value-type="string" calcext:value-type="string">
            <text:p>RC_Exhaust_Stack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airy Light</text:p>
          </table:table-cell>
          <table:table-cell office:value-type="float" office:value="2183972675" calcext:value-type="float">
            <text:p>2183972675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Fairy_Light.blend</text:p>
          </table:table-cell>
          <table:table-cell office:value-type="string" calcext:value-type="string">
            <text:p>Fairy_Ligh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lamp</text:p>
          </table:table-cell>
          <table:table-cell table:style-name="ce28" office:value-type="float" office:value="1367205243" calcext:value-type="float">
            <text:p>136720524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Headlamp.blend</text:p>
          </table:table-cell>
          <table:table-cell office:value-type="string" calcext:value-type="string">
            <text:p>RC_Headligh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sent Large</text:p>
          </table:table-cell>
          <table:table-cell office:value-type="float" office:value="568116457" calcext:value-type="float">
            <text:p>56811645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Present_Large.blend</text:p>
          </table:table-cell>
          <table:table-cell office:value-type="string" calcext:value-type="string">
            <text:p>Connection_poi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esent Small</text:p>
          </table:table-cell>
          <table:table-cell office:value-type="float" office:value="138993629" calcext:value-type="float">
            <text:p>138993629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Present_Small.blend</text:p>
          </table:table-cell>
          <table:table-cell office:value-type="string" calcext:value-type="string">
            <text:p>bowcentre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bot Name Banner</text:p>
          </table:table-cell>
          <table:table-cell office:value-type="float" office:value="2782198650" calcext:value-type="float">
            <text:p>278219865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Robot_Name_Banner.blend</text:p>
          </table:table-cell>
          <table:table-cell office:value-type="string" calcext:value-type="string">
            <text:p>polySurface2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ke Claw</text:p>
          </table:table-cell>
          <table:table-cell office:value-type="float" office:value="1991524976" calcext:value-type="float">
            <text:p>1991524976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Spike_Claw.blend</text:p>
          </table:table-cell>
          <table:table-cell office:value-type="string" calcext:value-type="string">
            <text:p>RC_Spike_Claw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ke Dagger</text:p>
          </table:table-cell>
          <table:table-cell office:value-type="float" office:value="688123941" calcext:value-type="float">
            <text:p>68812394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Spike_Dagger.blend</text:p>
          </table:table-cell>
          <table:table-cell office:value-type="string" calcext:value-type="string">
            <text:p>Dwarf_Spik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ke Needle</text:p>
          </table:table-cell>
          <table:table-cell office:value-type="float" office:value="955529870" calcext:value-type="float">
            <text:p>95552987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Spike_Needle.blend</text:p>
          </table:table-cell>
          <table:table-cell office:value-type="string" calcext:value-type="string">
            <text:p>RC_Spike_Need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ke Pin</text:p>
          </table:table-cell>
          <table:table-cell office:value-type="float" office:value="108680691" calcext:value-type="float">
            <text:p>108680691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Spike_Pin.blend</text:p>
          </table:table-cell>
          <table:table-cell office:value-type="string" calcext:value-type="string">
            <text:p>RC_Spike_P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apor Trail Single</text:p>
          </table:table-cell>
          <table:table-cell office:value-type="float" office:value="3610833057" calcext:value-type="float">
            <text:p>3610833057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Vapor_Trail_Single.blend</text:p>
          </table:table-cell>
          <table:table-cell office:value-type="string" calcext:value-type="string">
            <text:p>RC_Vaportrail_L1_Base</text:p>
          </table:table-cell>
          <table:table-cell office:value-type="string" calcext:value-type="string">
            <text:p>RC_Vaportrail_L1_Cylinder</text:p>
          </table:table-cell>
          <table:table-cell office:value-type="string" calcext:value-type="string">
            <text:p>RC_Vaportrail_L1_Fin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apor Trail Single Firework</text:p>
          </table:table-cell>
          <table:table-cell office:value-type="float" office:value="1810319153" calcext:value-type="float">
            <text:p>1810319153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Vapor_Trail_Single_Firework.blend</text:p>
          </table:table-cell>
          <table:table-cell office:value-type="string" calcext:value-type="string">
            <text:p>RC_Vaportrail_L1_Base</text:p>
          </table:table-cell>
          <table:table-cell office:value-type="string" calcext:value-type="string">
            <text:p>RC_Vaportrail_L1_Cylinder</text:p>
          </table:table-cell>
          <table:table-cell office:value-type="string" calcext:value-type="string">
            <text:p>RC_Vaportrail_L1_Fin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apor Trail Single Flower</text:p>
          </table:table-cell>
          <table:table-cell office:value-type="float" office:value="3137009174" calcext:value-type="float">
            <text:p>3137009174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Vapor_Trail_Single_Flower.blend</text:p>
          </table:table-cell>
          <table:table-cell office:value-type="string" calcext:value-type="string">
            <text:p>RC_Vaportrail_L1_Base</text:p>
          </table:table-cell>
          <table:table-cell office:value-type="string" calcext:value-type="string">
            <text:p>RC_Vaportrail_L1_Cylinder</text:p>
          </table:table-cell>
          <table:table-cell office:value-type="string" calcext:value-type="string">
            <text:p>RC_Vaportrail_L1_Fin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apor Trail Single Snowflake</text:p>
          </table:table-cell>
          <table:table-cell office:value-type="float" office:value="3297983510" calcext:value-type="float">
            <text:p>329798351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Vapor_Trail_Single_Snowflake.blend</text:p>
          </table:table-cell>
          <table:table-cell office:value-type="string" calcext:value-type="string">
            <text:p>RC_Vaportrail_L1_Base</text:p>
          </table:table-cell>
          <table:table-cell office:value-type="string" calcext:value-type="string">
            <text:p>RC_Vaportrail_L1_Cylinder</text:p>
          </table:table-cell>
          <table:table-cell office:value-type="string" calcext:value-type="string">
            <text:p>RC_Vaportrail_L1_Fin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apor Trail Twin</text:p>
          </table:table-cell>
          <table:table-cell office:value-type="float" office:value="236893100" calcext:value-type="float">
            <text:p>236893100</text:p>
          </table:table-cell>
          <table:table-cell office:value-type="string" calcext:value-type="string">
            <text:p>2021.09/</text:p>
          </table:table-cell>
          <table:table-cell table:style-name="ce32" office:value-type="string" calcext:value-type="string">
            <text:p>Vapor_Trail_Twin.blend</text:p>
          </table:table-cell>
          <table:table-cell office:value-type="string" calcext:value-type="string">
            <text:p>RC_Vaportrail_L2_Base</text:p>
          </table:table-cell>
          <table:table-cell office:value-type="string" calcext:value-type="string">
            <text:p>RC_Vaportrail_L2_Cylinder</text:p>
          </table:table-cell>
          <table:table-cell office:value-type="string" calcext:value-type="string">
            <text:p>RC_Vaportrail_L2_Fin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### HOLOFLAGS ###</text:p>
          </table:table-cell>
          <table:table-cell/>
          <table:table-cell office:value-type="string" calcext:value-type="string">
            <text:p>2021.09/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UK Holoflag</text:p>
          </table:table-cell>
          <table:table-cell office:value-type="float" office:value="4175295691" calcext:value-type="float">
            <text:p>417529569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UK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USA Holoflag</text:p>
          </table:table-cell>
          <table:table-cell office:value-type="float" office:value="3559676835" calcext:value-type="float">
            <text:p>355967683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USA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2019 Holoflag</text:p>
          </table:table-cell>
          <table:table-cell office:value-type="float" office:value="216301182" calcext:value-type="float">
            <text:p>21630118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2019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Bunny Holoflag</text:p>
          </table:table-cell>
          <table:table-cell office:value-type="float" office:value="2663263630" calcext:value-type="float">
            <text:p>266326363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Bunny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hina Holoflag</text:p>
          </table:table-cell>
          <table:table-cell office:value-type="float" office:value="3910121366" calcext:value-type="float">
            <text:p>391012136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China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urse Holoflag</text:p>
          </table:table-cell>
          <table:table-cell office:value-type="float" office:value="1039436321" calcext:value-type="float">
            <text:p>103943632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Curse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Italy Holoflag</text:p>
          </table:table-cell>
          <table:table-cell office:value-type="float" office:value="4166201860" calcext:value-type="float">
            <text:p>416620186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Italy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Japan Holoflag</text:p>
          </table:table-cell>
          <table:table-cell office:value-type="float" office:value="2020064218" calcext:value-type="float">
            <text:p>202006421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Japan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pain Holoflag</text:p>
          </table:table-cell>
          <table:table-cell office:value-type="float" office:value="3114896263" calcext:value-type="float">
            <text:p>3114896263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pain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Brazil Holoflag</text:p>
          </table:table-cell>
          <table:table-cell office:value-type="float" office:value="2243089188" calcext:value-type="float">
            <text:p>224308918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Brazil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anada Holoflag</text:p>
          </table:table-cell>
          <table:table-cell office:value-type="float" office:value="1385335421" calcext:value-type="float">
            <text:p>138533542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Canada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lower Holoflag</text:p>
          </table:table-cell>
          <table:table-cell office:value-type="float" office:value="3266439135" calcext:value-type="float">
            <text:p>326643913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Flower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rance Holoflag</text:p>
          </table:table-cell>
          <table:table-cell office:value-type="float" office:value="2373812955" calcext:value-type="float">
            <text:p>237381295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France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irate Holoflag</text:p>
          </table:table-cell>
          <table:table-cell office:value-type="float" office:value="4124816651" calcext:value-type="float">
            <text:p>412481665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Pirate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oland Holoflag</text:p>
          </table:table-cell>
          <table:table-cell office:value-type="float" office:value="2730691972" calcext:value-type="float">
            <text:p>273069197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Poland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ussia Holoflag</text:p>
          </table:table-cell>
          <table:table-cell office:value-type="float" office:value="4065608086" calcext:value-type="float">
            <text:p>406560808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ussia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weden Holoflag</text:p>
          </table:table-cell>
          <table:table-cell office:value-type="float" office:value="1786715320" calcext:value-type="float">
            <text:p>178671532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weden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3 Years Holoflag</text:p>
          </table:table-cell>
          <table:table-cell office:value-type="float" office:value="3996493866" calcext:value-type="float">
            <text:p>399649386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3_Years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4 Years Holoflag</text:p>
          </table:table-cell>
          <table:table-cell office:value-type="float" office:value="507555577" calcext:value-type="float">
            <text:p>50755557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4_Years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5 Years Holoflag</text:p>
          </table:table-cell>
          <table:table-cell office:value-type="float" office:value="3210649465" calcext:value-type="float">
            <text:p>321064946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5_Years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6 Years Holoflag</text:p>
          </table:table-cell>
          <table:table-cell office:value-type="float" office:value="2537158398" calcext:value-type="float">
            <text:p>253715839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6_Years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Belarus Holoflag</text:p>
          </table:table-cell>
          <table:table-cell office:value-type="float" office:value="1768151340" calcext:value-type="float">
            <text:p>176815134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Belarus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Belgium Holoflag</text:p>
          </table:table-cell>
          <table:table-cell office:value-type="float" office:value="1798659636" calcext:value-type="float">
            <text:p>179865963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Belgium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ermany Holoflag</text:p>
          </table:table-cell>
          <table:table-cell office:value-type="float" office:value="2596479965" calcext:value-type="float">
            <text:p>259647996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rmany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Iceland Holoflag</text:p>
          </table:table-cell>
          <table:table-cell office:value-type="float" office:value="1796059677" calcext:value-type="float">
            <text:p>179605967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Iceland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Ireland Holoflag</text:p>
          </table:table-cell>
          <table:table-cell office:value-type="float" office:value="3447406366" calcext:value-type="float">
            <text:p>344740636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Ireland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ainbow Holoflag</text:p>
          </table:table-cell>
          <table:table-cell office:value-type="float" office:value="1042028710" calcext:value-type="float">
            <text:p>104202871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ainbow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Ukraine Holoflag</text:p>
          </table:table-cell>
          <table:table-cell office:value-type="float" office:value="68277216" calcext:value-type="float">
            <text:p>6827721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Ukraine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hronogg Holoflag</text:p>
          </table:table-cell>
          <table:table-cell office:value-type="float" office:value="862329300" calcext:value-type="float">
            <text:p>86232930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Chronogg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verwolf Holoflag</text:p>
          </table:table-cell>
          <table:table-cell office:value-type="float" office:value="1020482017" calcext:value-type="float">
            <text:p>102048201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Overwolf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Yogscast Holoflag</text:p>
          </table:table-cell>
          <table:table-cell office:value-type="float" office:value="4079824960" calcext:value-type="float">
            <text:p>407982496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Yogscast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lienware Holoflag</text:p>
          </table:table-cell>
          <table:table-cell office:value-type="float" office:value="2345098755" calcext:value-type="float">
            <text:p>234509875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Alienware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rgentina Holoflag</text:p>
          </table:table-cell>
          <table:table-cell office:value-type="float" office:value="354715741" calcext:value-type="float">
            <text:p>35471574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Argentina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ustralia Holoflag</text:p>
          </table:table-cell>
          <table:table-cell office:value-type="float" office:value="664490215" calcext:value-type="float">
            <text:p>66449021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Australia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asterEgg Holoflag</text:p>
          </table:table-cell>
          <table:table-cell office:value-type="float" office:value="3131616996" calcext:value-type="float">
            <text:p>313161699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EasterEgg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obocraft Holoflag</text:p>
          </table:table-cell>
          <table:table-cell office:value-type="float" office:value="1958111892" calcext:value-type="float">
            <text:p>195811189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obocraft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nowflake Holoflag</text:p>
          </table:table-cell>
          <table:table-cell office:value-type="float" office:value="327459709" calcext:value-type="float">
            <text:p>327459709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nowflake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andy Cane Holoflag</text:p>
          </table:table-cell>
          <table:table-cell office:value-type="float" office:value="2412453676" calcext:value-type="float">
            <text:p>241245367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Candy_Cane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Kazakhstan Holoflag</text:p>
          </table:table-cell>
          <table:table-cell office:value-type="float" office:value="3330651823" calcext:value-type="float">
            <text:p>3330651823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Kazakhstan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anta Cray Holoflag</text:p>
          </table:table-cell>
          <table:table-cell office:value-type="float" office:value="2990880144" calcext:value-type="float">
            <text:p>299088014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anta_Cray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etherlands Holoflag</text:p>
          </table:table-cell>
          <table:table-cell office:value-type="float" office:value="88051662" calcext:value-type="float">
            <text:p>8805166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Netherlands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ew Zealand Holoflag</text:p>
          </table:table-cell>
          <table:table-cell office:value-type="float" office:value="2855651676" calcext:value-type="float">
            <text:p>285565167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New_Zealand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outh Korea Holoflag</text:p>
          </table:table-cell>
          <table:table-cell office:value-type="float" office:value="460733827" calcext:value-type="float">
            <text:p>46073382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South_Korea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op Hundred Holoflag</text:p>
          </table:table-cell>
          <table:table-cell office:value-type="float" office:value="757806708" calcext:value-type="float">
            <text:p>75780670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Top_Hundred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Dev Supporter Holoflag</text:p>
          </table:table-cell>
          <table:table-cell office:value-type="float" office:value="4200145444" calcext:value-type="float">
            <text:p>420014544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Dev_Supporter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Humble Bundle HoloFlag</text:p>
          </table:table-cell>
          <table:table-cell office:value-type="float" office:value="3024755361" calcext:value-type="float">
            <text:p>302475536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Humble_Bundle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oboPass Season 1 Holoflag</text:p>
          </table:table-cell>
          <table:table-cell office:value-type="float" office:value="3058601525" calcext:value-type="float">
            <text:p>305860152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oboPass_Season_1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oboPass Season 2 Holoflag</text:p>
          </table:table-cell>
          <table:table-cell office:value-type="float" office:value="3411783298" calcext:value-type="float">
            <text:p>341178329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RoboPass_Season_2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old Dev Supporter Holoflag</text:p>
          </table:table-cell>
          <table:table-cell office:value-type="float" office:value="3370765914" calcext:value-type="float">
            <text:p>337076591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old_Dev_Supporter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ble Gamers Charity Holoflag</text:p>
          </table:table-cell>
          <table:table-cell office:value-type="float" office:value="1607707925" calcext:value-type="float">
            <text:p>160770792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Able_Gamers_Charity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urkish flag</text:p>
          </table:table-cell>
          <table:table-cell office:value-type="float" office:value="4070927930" calcext:value-type="float">
            <text:p>407092793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Turkish_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Danish flag</text:p>
          </table:table-cell>
          <table:table-cell office:value-type="float" office:value="932603502" calcext:value-type="float">
            <text:p>93260350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Danish_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2021.09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</text:p>
          </table:table-cell>
          <table:table-cell table:style-name="Default"/>
          <table:table-cell/>
          <table:table-cell office:value-type="string" calcext:value-type="string">
            <text:p>2021.09/</text:p>
          </table:table-cell>
          <table:table-cell table:style-name="Default" table:number-columns-repeated="1020"/>
        </table:table-row>
        <table:table-row table:style-name="ro1">
          <table:table-cell/>
          <table:table-cell office:value-type="string" calcext:value-type="string">
            <text:p>UK Holoflag</text:p>
          </table:table-cell>
          <table:table-cell office:value-type="float" office:value="4175295691" calcext:value-type="float">
            <text:p>417529569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SA Holoflag</text:p>
          </table:table-cell>
          <table:table-cell office:value-type="float" office:value="3559676835" calcext:value-type="float">
            <text:p>355967683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19 Holoflag</text:p>
          </table:table-cell>
          <table:table-cell office:value-type="float" office:value="216301182" calcext:value-type="float">
            <text:p>21630118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unny Holoflag</text:p>
          </table:table-cell>
          <table:table-cell office:value-type="float" office:value="2663263630" calcext:value-type="float">
            <text:p>266326363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ina Holoflag</text:p>
          </table:table-cell>
          <table:table-cell office:value-type="float" office:value="3910121366" calcext:value-type="float">
            <text:p>391012136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urse Holoflag</text:p>
          </table:table-cell>
          <table:table-cell office:value-type="float" office:value="1039436321" calcext:value-type="float">
            <text:p>103943632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taly Holoflag</text:p>
          </table:table-cell>
          <table:table-cell office:value-type="float" office:value="4166201860" calcext:value-type="float">
            <text:p>416620186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apan Holoflag</text:p>
          </table:table-cell>
          <table:table-cell office:value-type="float" office:value="2020064218" calcext:value-type="float">
            <text:p>202006421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ain Holoflag</text:p>
          </table:table-cell>
          <table:table-cell office:value-type="float" office:value="3114896263" calcext:value-type="float">
            <text:p>3114896263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azil Holoflag</text:p>
          </table:table-cell>
          <table:table-cell office:value-type="float" office:value="2243089188" calcext:value-type="float">
            <text:p>224308918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ada Holoflag</text:p>
          </table:table-cell>
          <table:table-cell office:value-type="float" office:value="1385335421" calcext:value-type="float">
            <text:p>138533542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lower Holoflag</text:p>
          </table:table-cell>
          <table:table-cell office:value-type="float" office:value="3266439135" calcext:value-type="float">
            <text:p>326643913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rance Holoflag</text:p>
          </table:table-cell>
          <table:table-cell office:value-type="float" office:value="2373812955" calcext:value-type="float">
            <text:p>237381295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rate Holoflag</text:p>
          </table:table-cell>
          <table:table-cell office:value-type="float" office:value="4124816651" calcext:value-type="float">
            <text:p>412481665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land Holoflag</text:p>
          </table:table-cell>
          <table:table-cell office:value-type="float" office:value="2730691972" calcext:value-type="float">
            <text:p>273069197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ussia Holoflag</text:p>
          </table:table-cell>
          <table:table-cell office:value-type="float" office:value="4065608086" calcext:value-type="float">
            <text:p>406560808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weden Holoflag</text:p>
          </table:table-cell>
          <table:table-cell office:value-type="float" office:value="1786715320" calcext:value-type="float">
            <text:p>178671532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 Years Holoflag</text:p>
          </table:table-cell>
          <table:table-cell office:value-type="float" office:value="3996493866" calcext:value-type="float">
            <text:p>399649386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 Years Holoflag</text:p>
          </table:table-cell>
          <table:table-cell office:value-type="float" office:value="507555577" calcext:value-type="float">
            <text:p>50755557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 Years Holoflag</text:p>
          </table:table-cell>
          <table:table-cell office:value-type="float" office:value="3210649465" calcext:value-type="float">
            <text:p>321064946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6 Years Holoflag</text:p>
          </table:table-cell>
          <table:table-cell office:value-type="float" office:value="2537158398" calcext:value-type="float">
            <text:p>253715839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elarus Holoflag</text:p>
          </table:table-cell>
          <table:table-cell office:value-type="float" office:value="1768151340" calcext:value-type="float">
            <text:p>176815134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elgium Holoflag</text:p>
          </table:table-cell>
          <table:table-cell office:value-type="float" office:value="1798659636" calcext:value-type="float">
            <text:p>179865963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ermany Holoflag</text:p>
          </table:table-cell>
          <table:table-cell office:value-type="float" office:value="2596479965" calcext:value-type="float">
            <text:p>259647996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celand Holoflag</text:p>
          </table:table-cell>
          <table:table-cell office:value-type="float" office:value="1796059677" calcext:value-type="float">
            <text:p>179605967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reland Holoflag</text:p>
          </table:table-cell>
          <table:table-cell office:value-type="float" office:value="3447406366" calcext:value-type="float">
            <text:p>344740636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ainbow Holoflag</text:p>
          </table:table-cell>
          <table:table-cell office:value-type="float" office:value="1042028710" calcext:value-type="float">
            <text:p>104202871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kraine Holoflag</text:p>
          </table:table-cell>
          <table:table-cell office:value-type="float" office:value="68277216" calcext:value-type="float">
            <text:p>6827721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ronogg Holoflag</text:p>
          </table:table-cell>
          <table:table-cell office:value-type="float" office:value="862329300" calcext:value-type="float">
            <text:p>86232930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verwolf Holoflag</text:p>
          </table:table-cell>
          <table:table-cell office:value-type="float" office:value="1020482017" calcext:value-type="float">
            <text:p>102048201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ogscast Holoflag</text:p>
          </table:table-cell>
          <table:table-cell office:value-type="float" office:value="4079824960" calcext:value-type="float">
            <text:p>407982496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lienware Holoflag</text:p>
          </table:table-cell>
          <table:table-cell office:value-type="float" office:value="2345098755" calcext:value-type="float">
            <text:p>234509875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rgentina Holoflag</text:p>
          </table:table-cell>
          <table:table-cell office:value-type="float" office:value="354715741" calcext:value-type="float">
            <text:p>35471574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ustralia Holoflag</text:p>
          </table:table-cell>
          <table:table-cell office:value-type="float" office:value="664490215" calcext:value-type="float">
            <text:p>66449021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asterEgg Holoflag</text:p>
          </table:table-cell>
          <table:table-cell office:value-type="float" office:value="3131616996" calcext:value-type="float">
            <text:p>313161699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bocraft Holoflag</text:p>
          </table:table-cell>
          <table:table-cell office:value-type="float" office:value="1958111892" calcext:value-type="float">
            <text:p>195811189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nowflake Holoflag</text:p>
          </table:table-cell>
          <table:table-cell office:value-type="float" office:value="327459709" calcext:value-type="float">
            <text:p>327459709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dy Cane Holoflag</text:p>
          </table:table-cell>
          <table:table-cell office:value-type="float" office:value="2412453676" calcext:value-type="float">
            <text:p>241245367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azakhstan Holoflag</text:p>
          </table:table-cell>
          <table:table-cell office:value-type="float" office:value="3330651823" calcext:value-type="float">
            <text:p>3330651823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nta Cray Holoflag</text:p>
          </table:table-cell>
          <table:table-cell office:value-type="float" office:value="2990880144" calcext:value-type="float">
            <text:p>299088014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etherlands Holoflag</text:p>
          </table:table-cell>
          <table:table-cell office:value-type="float" office:value="88051662" calcext:value-type="float">
            <text:p>8805166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ew Zealand Holoflag</text:p>
          </table:table-cell>
          <table:table-cell office:value-type="float" office:value="2855651676" calcext:value-type="float">
            <text:p>2855651676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uth Korea Holoflag</text:p>
          </table:table-cell>
          <table:table-cell office:value-type="float" office:value="460733827" calcext:value-type="float">
            <text:p>460733827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p Hundred Holoflag</text:p>
          </table:table-cell>
          <table:table-cell office:value-type="float" office:value="757806708" calcext:value-type="float">
            <text:p>75780670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v Supporter Holoflag</text:p>
          </table:table-cell>
          <table:table-cell office:value-type="float" office:value="4200145444" calcext:value-type="float">
            <text:p>420014544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umble Bundle HoloFlag</text:p>
          </table:table-cell>
          <table:table-cell office:value-type="float" office:value="3024755361" calcext:value-type="float">
            <text:p>3024755361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boPass Season 1 Holoflag</text:p>
          </table:table-cell>
          <table:table-cell office:value-type="float" office:value="3058601525" calcext:value-type="float">
            <text:p>305860152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boPass Season 2 Holoflag</text:p>
          </table:table-cell>
          <table:table-cell office:value-type="float" office:value="3411783298" calcext:value-type="float">
            <text:p>3411783298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old Dev Supporter Holoflag</text:p>
          </table:table-cell>
          <table:table-cell office:value-type="float" office:value="3370765914" calcext:value-type="float">
            <text:p>3370765914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ble Gamers Charity Holoflag</text:p>
          </table:table-cell>
          <table:table-cell office:value-type="float" office:value="1607707925" calcext:value-type="float">
            <text:p>1607707925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urkish flag</text:p>
          </table:table-cell>
          <table:table-cell office:value-type="float" office:value="4070927930" calcext:value-type="float">
            <text:p>4070927930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nish flag</text:p>
          </table:table-cell>
          <table:table-cell office:value-type="float" office:value="932603502" calcext:value-type="float">
            <text:p>932603502</text:p>
          </table:table-cell>
          <table:table-cell office:value-type="string" calcext:value-type="string">
            <text:p>2021.09/</text:p>
          </table:table-cell>
          <table:table-cell office:value-type="string" calcext:value-type="string">
            <text:p>Generic_Holoflag.blend</text:p>
          </table:table-cell>
          <table:table-cell office:value-type="string" calcext:value-type="string">
            <text:p>pPlane1</text:p>
          </table:table-cell>
          <table:table-cell office:value-type="string" calcext:value-type="string">
            <text:p>FlagProjector2</text:p>
          </table:table-cell>
          <table:table-cell table:number-columns-repeated="1017"/>
        </table:table-row>
        <table:table-row table:style-name="ro1" table:number-rows-repeated="10476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ubes.C5:cubes.E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19:26:48.35308161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ce769e3009755dcf0082844e386f5dca4c8ecb2f</meta:generator>
    <meta:editing-duration>P1DT23H22M41S</meta:editing-duration>
    <meta:editing-cycles>289</meta:editing-cycles>
    <meta:creation-date>2021-08-04T21:46:59.913179151</meta:creation-date>
    <dc:date>2021-09-21T19:32:35.133746333</dc:date>
    <meta:document-statistic meta:table-count="1" meta:cell-count="5021" meta:object-count="0"/>
  </office:meta>
</office:document-meta>
</file>